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helvetica" svg:font-family="helvetica"/>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00%"/>
      <style:text-properties style:font-name="Calibri" fo:font-size="11pt" officeooo:paragraph-rsid="024c4d27" style:font-size-asian="11pt" style:font-size-complex="11pt"/>
    </style:style>
    <style:style style:name="P2" style:family="paragraph" style:parent-style-name="Text_20_body">
      <style:paragraph-properties fo:margin-top="0in" fo:margin-bottom="0in" loext:contextual-spacing="false" fo:line-height="0.2118in"/>
      <style:text-properties style:font-name="Calibri" fo:font-size="12pt" officeooo:paragraph-rsid="02a8ab09" style:font-size-asian="12pt" style:font-size-complex="12pt"/>
    </style:style>
    <style:style style:name="P3" style:family="paragraph" style:parent-style-name="Text_20_body">
      <style:paragraph-properties fo:margin-top="0in" fo:margin-bottom="0in" loext:contextual-spacing="false" fo:line-height="100%"/>
      <style:text-properties officeooo:paragraph-rsid="018e902d"/>
    </style:style>
    <style:style style:name="P4" style:family="paragraph" style:parent-style-name="Text_20_body">
      <style:paragraph-properties fo:margin-top="0in" fo:margin-bottom="0in" loext:contextual-spacing="false" fo:line-height="100%"/>
      <style:text-properties officeooo:paragraph-rsid="01e2f406"/>
    </style:style>
    <style:style style:name="P5" style:family="paragraph" style:parent-style-name="Text_20_body">
      <style:paragraph-properties fo:margin-top="0in" fo:margin-bottom="0in" loext:contextual-spacing="false" fo:line-height="100%"/>
      <style:text-properties officeooo:paragraph-rsid="01e5fb61"/>
    </style:style>
    <style:style style:name="P6" style:family="paragraph" style:parent-style-name="Text_20_body">
      <style:paragraph-properties fo:margin-top="0in" fo:margin-bottom="0in" loext:contextual-spacing="false" fo:line-height="100%"/>
      <style:text-properties officeooo:paragraph-rsid="0227caef"/>
    </style:style>
    <style:style style:name="P7" style:family="paragraph" style:parent-style-name="Text_20_body">
      <style:paragraph-properties fo:margin-top="0in" fo:margin-bottom="0in" loext:contextual-spacing="false" fo:line-height="100%"/>
      <style:text-properties officeooo:paragraph-rsid="022afd81"/>
    </style:style>
    <style:style style:name="P8" style:family="paragraph" style:parent-style-name="Text_20_body">
      <style:paragraph-properties fo:margin-top="0in" fo:margin-bottom="0in" loext:contextual-spacing="false" fo:line-height="100%"/>
      <style:text-properties officeooo:paragraph-rsid="02915cf1"/>
    </style:style>
    <style:style style:name="P9" style:family="paragraph" style:parent-style-name="Text_20_body">
      <style:paragraph-properties fo:margin-top="0in" fo:margin-bottom="0in" loext:contextual-spacing="false" fo:line-height="100%"/>
      <style:text-properties officeooo:paragraph-rsid="02979f20"/>
    </style:style>
    <style:style style:name="P10" style:family="paragraph" style:parent-style-name="Text_20_body">
      <style:paragraph-properties fo:margin-top="0in" fo:margin-bottom="0in" loext:contextual-spacing="false" fo:line-height="100%"/>
      <style:text-properties officeooo:paragraph-rsid="029fe329"/>
    </style:style>
    <style:style style:name="P11" style:family="paragraph" style:parent-style-name="Text_20_body">
      <style:paragraph-properties fo:margin-top="0in" fo:margin-bottom="0in" loext:contextual-spacing="false" fo:line-height="100%"/>
      <style:text-properties officeooo:paragraph-rsid="02a072ba"/>
    </style:style>
    <style:style style:name="P12" style:family="paragraph" style:parent-style-name="Text_20_body">
      <style:paragraph-properties fo:margin-top="0in" fo:margin-bottom="0in" loext:contextual-spacing="false" fo:line-height="100%"/>
      <style:text-properties officeooo:paragraph-rsid="033cce35"/>
    </style:style>
    <style:style style:name="P13" style:family="paragraph" style:parent-style-name="Text_20_body">
      <style:paragraph-properties fo:margin-top="0in" fo:margin-bottom="0in" loext:contextual-spacing="false" fo:line-height="100%"/>
      <style:text-properties officeooo:paragraph-rsid="03699d19"/>
    </style:style>
    <style:style style:name="P14" style:family="paragraph" style:parent-style-name="Text_20_body">
      <style:paragraph-properties fo:margin-top="0in" fo:margin-bottom="0in" loext:contextual-spacing="false" fo:line-height="100%"/>
      <style:text-properties officeooo:paragraph-rsid="03750893"/>
    </style:style>
    <style:style style:name="P15" style:family="paragraph" style:parent-style-name="Text_20_body">
      <style:paragraph-properties fo:margin-top="0in" fo:margin-bottom="0in" loext:contextual-spacing="false" fo:line-height="100%"/>
      <style:text-properties officeooo:paragraph-rsid="0376a5a3"/>
    </style:style>
    <style:style style:name="P16" style:family="paragraph" style:parent-style-name="Text_20_body">
      <style:paragraph-properties fo:margin-top="0in" fo:margin-bottom="0in" loext:contextual-spacing="false" fo:line-height="100%"/>
      <style:text-properties officeooo:paragraph-rsid="0378937f"/>
    </style:style>
    <style:style style:name="P17" style:family="paragraph" style:parent-style-name="Text_20_body">
      <style:paragraph-properties fo:margin-top="0in" fo:margin-bottom="0in" loext:contextual-spacing="false" fo:line-height="100%"/>
      <style:text-properties fo:color="#000000" style:font-name="Calibri" officeooo:paragraph-rsid="01e5fb61"/>
    </style:style>
    <style:style style:name="P18" style:family="paragraph" style:parent-style-name="Text_20_body">
      <style:paragraph-properties fo:margin-top="0in" fo:margin-bottom="0in" loext:contextual-spacing="false" fo:line-height="100%"/>
      <style:text-properties fo:color="#000000" style:font-name="Calibri" officeooo:paragraph-rsid="024e263a"/>
    </style:style>
    <style:style style:name="P19" style:family="paragraph" style:parent-style-name="Text_20_body">
      <style:paragraph-properties fo:margin-top="0in" fo:margin-bottom="0in" loext:contextual-spacing="false" fo:line-height="100%"/>
      <style:text-properties fo:color="#000000" style:font-name="Calibri" fo:font-size="10.5pt" fo:font-weight="normal" officeooo:rsid="02962e53" officeooo:paragraph-rsid="02979f20" fo:background-color="transparent" style:font-size-asian="10.5pt" style:font-weight-asian="normal" style:font-name-complex="Times New Roman" style:font-size-complex="10.5pt" style:font-weight-complex="normal"/>
    </style:style>
    <style:style style:name="P20" style:family="paragraph" style:parent-style-name="Text_20_body">
      <style:paragraph-properties fo:margin-top="0in" fo:margin-bottom="0in" loext:contextual-spacing="false" fo:line-height="100%"/>
      <style:text-properties fo:color="#000000" style:font-name="Calibri" fo:font-size="10.5pt" fo:font-weight="normal" officeooo:rsid="02962e53" officeooo:paragraph-rsid="02962e53" fo:background-color="transparent" style:font-size-asian="10.5pt" style:font-weight-asian="normal" style:font-name-complex="Times New Roman" style:font-size-complex="10.5pt" style:font-weight-complex="normal"/>
    </style:style>
    <style:style style:name="P21" style:family="paragraph" style:parent-style-name="Text_20_body">
      <style:paragraph-properties fo:margin-top="0in" fo:margin-bottom="0in" loext:contextual-spacing="false" fo:line-height="0.2118in"/>
      <style:text-properties fo:color="#000000" style:font-name="Calibri" fo:font-size="10.5pt" fo:language="en" fo:country="US" fo:font-weight="normal" officeooo:rsid="02a5af4c" officeooo:paragraph-rsid="02a8ab09" style:font-size-asian="10.5pt" style:language-asian="en" style:country-asian="US" style:font-weight-asian="normal" style:font-name-complex="Times New Roman" style:font-size-complex="10.5pt" style:font-weight-complex="normal"/>
    </style:style>
    <style:style style:name="P22" style:family="paragraph" style:parent-style-name="Text_20_body">
      <style:paragraph-properties fo:margin-top="0in" fo:margin-bottom="0in" loext:contextual-spacing="false" fo:line-height="100%"/>
      <style:text-properties fo:color="#000000" style:text-position="0% 100%" style:font-name="Calibri" fo:font-size="11pt" fo:font-weight="normal" officeooo:rsid="0090a947" officeooo:paragraph-rsid="018e902d" fo:background-color="transparent" style:font-size-asian="11pt" style:font-weight-asian="normal" style:font-size-complex="11pt" style:font-weight-complex="normal"/>
    </style:style>
    <style:style style:name="P23" style:family="paragraph" style:parent-style-name="Text_20_body">
      <style:paragraph-properties fo:margin-top="0in" fo:margin-bottom="0in" loext:contextual-spacing="false" fo:line-height="100%"/>
      <style:text-properties fo:color="#000066" style:font-name="Calibri" fo:font-size="10.5pt" fo:font-weight="normal" officeooo:rsid="00128e3b" officeooo:paragraph-rsid="01e5fb61" fo:background-color="transparent" style:font-size-asian="10.5pt" style:font-weight-asian="normal" style:font-name-complex="Times New Roman" style:font-size-complex="10.5pt" style:font-weight-complex="normal"/>
    </style:style>
    <style:style style:name="P24" style:family="paragraph" style:parent-style-name="Text_20_body">
      <style:paragraph-properties fo:margin-top="0in" fo:margin-bottom="0in" loext:contextual-spacing="false"/>
      <style:text-properties fo:color="#006699" style:font-name="Calibri" fo:font-size="16pt" fo:font-weight="bold" officeooo:rsid="00298a46" officeooo:paragraph-rsid="02a8ab09" style:font-size-asian="16pt" style:font-weight-asian="bold" style:font-size-complex="16pt" style:font-weight-complex="bold"/>
    </style:style>
    <style:style style:name="P25" style:family="paragraph" style:parent-style-name="Text_20_body">
      <style:paragraph-properties fo:margin-top="0in" fo:margin-bottom="0in" loext:contextual-spacing="false" fo:line-height="100%"/>
      <style:text-properties fo:font-variant="normal" fo:text-transform="none" fo:color="#000000" style:font-name="Calibri" fo:font-size="10.5pt" fo:letter-spacing="normal" fo:language="en" fo:country="US" fo:font-style="normal" style:text-underline-style="none" fo:font-weight="normal" officeooo:rsid="00193fd1" officeooo:paragraph-rsid="00193fd1" style:font-size-asian="10.5pt" style:language-asian="en" style:country-asian="US" style:font-weight-asian="normal" style:font-name-complex="Times New Roman" style:font-size-complex="10.5pt" style:font-weight-complex="normal"/>
    </style:style>
    <style:style style:name="P26" style:family="paragraph" style:parent-style-name="Standard">
      <style:paragraph-properties fo:margin-top="0in" fo:margin-bottom="0in" loext:contextual-spacing="false" fo:line-height="100%"/>
      <style:text-properties fo:color="#000000" style:font-name="Calibri" fo:font-size="10.5pt" fo:font-weight="normal" officeooo:rsid="00b41cd0" officeooo:paragraph-rsid="00b41cd0" style:font-size-asian="10.5pt" style:font-weight-asian="normal" style:font-size-complex="10.5pt" style:font-weight-complex="normal"/>
    </style:style>
    <style:style style:name="P27" style:family="paragraph" style:parent-style-name="Heading_20_3">
      <style:paragraph-properties fo:margin-top="0in" fo:margin-bottom="0in" loext:contextual-spacing="false"/>
      <style:text-properties fo:font-variant="normal" fo:text-transform="none" fo:color="#006699" style:font-name="Calibri" fo:font-size="14pt" fo:letter-spacing="normal" fo:font-style="normal" style:text-underline-style="none" fo:font-weight="bold" officeooo:rsid="0028610e" officeooo:paragraph-rsid="0028610e" style:font-size-asian="14pt" style:font-weight-asian="bold" style:font-size-complex="14pt" style:font-weight-complex="bold"/>
    </style:style>
    <style:style style:name="P28" style:family="paragraph" style:parent-style-name="Standard">
      <style:paragraph-properties fo:line-height="100%"/>
      <style:text-properties style:font-name="Calibri" fo:font-size="12pt" officeooo:rsid="000e7917" officeooo:paragraph-rsid="000e7917" style:font-size-asian="12pt" style:font-size-complex="12pt"/>
    </style:style>
    <style:style style:name="P29" style:family="paragraph" style:parent-style-name="Standard">
      <style:paragraph-properties fo:line-height="100%"/>
      <style:text-properties style:font-name="Calibri" officeooo:paragraph-rsid="01e7343b"/>
    </style:style>
    <style:style style:name="P30" style:family="paragraph" style:parent-style-name="Standard">
      <style:paragraph-properties fo:line-height="100%"/>
      <style:text-properties style:font-name="Calibri" officeooo:paragraph-rsid="021f5358"/>
    </style:style>
    <style:style style:name="P31" style:family="paragraph" style:parent-style-name="Standard">
      <style:paragraph-properties fo:line-height="100%"/>
      <style:text-properties style:font-name="Calibri" officeooo:paragraph-rsid="026d05d6"/>
    </style:style>
    <style:style style:name="P32" style:family="paragraph" style:parent-style-name="Standard">
      <style:paragraph-properties fo:line-height="100%"/>
      <style:text-properties style:font-name="Calibri" officeooo:paragraph-rsid="01ccf739"/>
    </style:style>
    <style:style style:name="P33" style:family="paragraph" style:parent-style-name="Standard">
      <style:paragraph-properties fo:line-height="100%"/>
      <style:text-properties style:font-name="Calibri" officeooo:paragraph-rsid="0315d2f7"/>
    </style:style>
    <style:style style:name="P34" style:family="paragraph" style:parent-style-name="Standard">
      <style:paragraph-properties fo:line-height="100%"/>
      <style:text-properties style:font-name="Calibri" officeooo:paragraph-rsid="03701818"/>
    </style:style>
    <style:style style:name="P35" style:family="paragraph" style:parent-style-name="Standard">
      <style:paragraph-properties fo:line-height="100%"/>
      <style:text-properties style:font-name="Calibri" fo:font-size="11pt" officeooo:paragraph-rsid="01e7343b" style:font-size-asian="11pt" style:font-size-complex="11pt"/>
    </style:style>
    <style:style style:name="P36" style:family="paragraph" style:parent-style-name="Standard">
      <style:paragraph-properties fo:line-height="100%"/>
      <style:text-properties style:font-name="Calibri" fo:font-size="11pt" officeooo:paragraph-rsid="01e5ac11" style:font-size-asian="11pt" style:font-size-complex="11pt"/>
    </style:style>
    <style:style style:name="P37" style:family="paragraph" style:parent-style-name="Standard">
      <style:paragraph-properties fo:line-height="100%"/>
      <style:text-properties style:font-name="Calibri" fo:font-size="11pt" officeooo:paragraph-rsid="01d003a4" style:font-size-asian="11pt" style:font-size-complex="11pt"/>
    </style:style>
    <style:style style:name="P38" style:family="paragraph" style:parent-style-name="Standard">
      <style:paragraph-properties fo:line-height="100%"/>
      <style:text-properties style:font-name="Calibri" fo:font-size="11pt" officeooo:paragraph-rsid="0242a88e" style:font-size-asian="11pt" style:font-size-complex="11pt"/>
    </style:style>
    <style:style style:name="P39" style:family="paragraph" style:parent-style-name="Standard">
      <style:paragraph-properties fo:line-height="100%"/>
      <style:text-properties style:font-name="Calibri" fo:font-size="11pt" officeooo:paragraph-rsid="024b88e7" style:font-size-asian="11pt" style:font-size-complex="11pt"/>
    </style:style>
    <style:style style:name="P40" style:family="paragraph" style:parent-style-name="Standard">
      <style:paragraph-properties fo:line-height="100%"/>
      <style:text-properties style:font-name="Calibri" fo:font-size="11pt" officeooo:rsid="02562dde" officeooo:paragraph-rsid="0273d69d" style:font-size-asian="11pt" style:font-size-complex="11pt"/>
    </style:style>
    <style:style style:name="P41" style:family="paragraph" style:parent-style-name="Standard">
      <style:paragraph-properties fo:line-height="100%"/>
      <style:text-properties style:font-name="Calibri" fo:font-size="11pt" officeooo:rsid="00fed088" officeooo:paragraph-rsid="0267676a" style:font-size-asian="11pt" style:font-size-complex="11pt"/>
    </style:style>
    <style:style style:name="P42" style:family="paragraph" style:parent-style-name="Standard">
      <style:paragraph-properties fo:line-height="100%"/>
      <style:text-properties style:font-name="Calibri" fo:font-size="11pt" officeooo:rsid="00fed088" officeooo:paragraph-rsid="02610f6d" style:font-size-asian="11pt" style:font-size-complex="11pt"/>
    </style:style>
    <style:style style:name="P43" style:family="paragraph" style:parent-style-name="Standard">
      <style:paragraph-properties fo:line-height="100%"/>
      <style:text-properties style:font-name="Calibri" fo:font-size="11pt" fo:font-weight="normal" officeooo:rsid="01cb5ba9" officeooo:paragraph-rsid="02bcfc5f" style:font-size-asian="11pt" style:font-weight-asian="normal" style:font-size-complex="11pt" style:font-weight-complex="normal"/>
    </style:style>
    <style:style style:name="P44" style:family="paragraph" style:parent-style-name="Standard">
      <style:paragraph-properties fo:line-height="100%"/>
      <style:text-properties style:font-name="Calibri" officeooo:rsid="02562dde" officeooo:paragraph-rsid="02571cd1"/>
    </style:style>
    <style:style style:name="P45" style:family="paragraph" style:parent-style-name="Standard">
      <style:paragraph-properties fo:line-height="100%"/>
      <style:text-properties style:font-name="Calibri" officeooo:rsid="02562dde" officeooo:paragraph-rsid="02592907"/>
    </style:style>
    <style:style style:name="P46" style:family="paragraph" style:parent-style-name="Standard">
      <style:paragraph-properties fo:line-height="100%"/>
      <style:text-properties style:font-name="Calibri" officeooo:rsid="02562dde" officeooo:paragraph-rsid="0263a07b"/>
    </style:style>
    <style:style style:name="P47" style:family="paragraph" style:parent-style-name="Standard">
      <style:paragraph-properties fo:line-height="100%"/>
      <style:text-properties style:font-name="Calibri" officeooo:rsid="02562dde" officeooo:paragraph-rsid="0315d2f7"/>
    </style:style>
    <style:style style:name="P48" style:family="paragraph" style:parent-style-name="Standard">
      <style:paragraph-properties fo:line-height="100%"/>
      <style:text-properties style:font-name="Calibri" officeooo:rsid="02562dde" officeooo:paragraph-rsid="0368c0d8"/>
    </style:style>
    <style:style style:name="P49" style:family="paragraph" style:parent-style-name="Standard">
      <style:paragraph-properties fo:line-height="100%"/>
      <style:text-properties style:font-name="Calibri" fo:font-size="10.5pt" fo:language="en" fo:country="US" fo:font-weight="normal" officeooo:rsid="00161bef" style:font-size-asian="10.5pt" style:language-asian="en" style:country-asian="US" style:font-weight-asian="normal" style:font-size-complex="10.5pt" style:font-weight-complex="normal"/>
    </style:style>
    <style:style style:name="P50" style:family="paragraph" style:parent-style-name="Standard">
      <style:paragraph-properties fo:line-height="100%"/>
      <style:text-properties officeooo:paragraph-rsid="010b4f89"/>
    </style:style>
    <style:style style:name="P51" style:family="paragraph" style:parent-style-name="Standard">
      <style:paragraph-properties fo:line-height="100%"/>
      <style:text-properties officeooo:paragraph-rsid="000e7917"/>
    </style:style>
    <style:style style:name="P52" style:family="paragraph" style:parent-style-name="Standard">
      <style:paragraph-properties fo:line-height="100%"/>
      <style:text-properties officeooo:paragraph-rsid="023a38e9"/>
    </style:style>
    <style:style style:name="P53" style:family="paragraph" style:parent-style-name="Standard">
      <style:paragraph-properties fo:line-height="100%"/>
      <style:text-properties officeooo:paragraph-rsid="02cc720a"/>
    </style:style>
    <style:style style:name="P54" style:family="paragraph" style:parent-style-name="Standard">
      <style:paragraph-properties fo:line-height="100%"/>
      <style:text-properties officeooo:paragraph-rsid="0315d2f7"/>
    </style:style>
    <style:style style:name="P55" style:family="paragraph" style:parent-style-name="Standard">
      <style:paragraph-properties fo:line-height="100%"/>
      <style:text-properties officeooo:paragraph-rsid="037d2251"/>
    </style:style>
    <style:style style:name="P56" style:family="paragraph" style:parent-style-name="Standard">
      <style:paragraph-properties fo:line-height="0.1409in"/>
      <style:text-properties fo:color="#000000" style:font-name="Calibri" fo:font-size="10.5pt" officeooo:paragraph-rsid="007fa104" style:font-size-asian="10.5pt" style:font-name-complex="Times New Roman" style:font-size-complex="10.5pt"/>
    </style:style>
    <style:style style:name="P57" style:family="paragraph" style:parent-style-name="Standard">
      <style:paragraph-properties fo:line-height="100%"/>
      <style:text-properties fo:font-size="11pt" officeooo:paragraph-rsid="01f71925" style:font-size-asian="11pt" style:font-size-complex="11pt"/>
    </style:style>
    <style:style style:name="P58" style:family="paragraph" style:parent-style-name="Standard">
      <style:paragraph-properties fo:line-height="115%"/>
      <style:text-properties fo:color="#006699" style:font-name="Calibri" fo:font-size="16pt" fo:font-weight="bold" officeooo:rsid="000e7917" officeooo:paragraph-rsid="000e7917" style:font-size-asian="16pt" style:font-weight-asian="bold" style:font-size-complex="16pt" style:font-weight-complex="bold"/>
    </style:style>
    <style:style style:name="P59" style:family="paragraph" style:parent-style-name="Standard">
      <style:paragraph-properties fo:margin-left="0in" fo:margin-right="0in" fo:margin-top="0in" fo:margin-bottom="0in" loext:contextual-spacing="false" fo:line-height="150%" fo:text-indent="0in" style:auto-text-indent="false"/>
      <style:text-properties fo:color="#006699" style:font-name="Calibri" fo:font-size="14pt" officeooo:rsid="000e7917" officeooo:paragraph-rsid="000f751b" style:font-size-asian="14pt" style:font-size-complex="14pt"/>
    </style:style>
    <style:style style:name="P60" style:family="paragraph" style:parent-style-name="Standard">
      <loext:graphic-properties draw:fill="none"/>
      <style:paragraph-properties fo:margin-left="0in" fo:margin-right="0in" fo:margin-top="0in" fo:margin-bottom="0in" loext:contextual-spacing="false" fo:line-height="115%" fo:text-indent="0in" style:auto-text-indent="false" fo:background-color="transparent"/>
      <style:text-properties fo:color="#006699" style:font-name="Calibri" fo:font-size="14pt" fo:font-weight="bold" officeooo:rsid="000e7917" officeooo:paragraph-rsid="000e7917" style:font-size-asian="14pt" style:font-weight-asian="bold" style:font-size-complex="14pt" style:font-weight-complex="bold"/>
    </style:style>
    <style:style style:name="P61" style:family="paragraph" style:parent-style-name="Standard">
      <style:paragraph-properties fo:margin-left="0in" fo:margin-right="0in" fo:margin-top="0in" fo:margin-bottom="0in" loext:contextual-spacing="false" fo:line-height="100%" fo:text-indent="0in" style:auto-text-indent="false"/>
      <style:text-properties fo:color="#006699" style:text-position="0% 100%" style:font-name="Calibri" fo:font-size="12pt" fo:font-weight="bold" officeooo:rsid="000f751b" officeooo:paragraph-rsid="000f751b" style:font-size-asian="12pt" style:font-weight-asian="bold" style:font-size-complex="12pt" style:font-weight-complex="bold"/>
    </style:style>
    <style:style style:name="P62" style:family="paragraph" style:parent-style-name="Standard">
      <style:paragraph-properties fo:margin-left="0in" fo:margin-right="0in" fo:margin-top="0in" fo:margin-bottom="0in" loext:contextual-spacing="false" fo:line-height="0.1764in" fo:text-indent="0in" style:auto-text-indent="false"/>
      <style:text-properties fo:color="#000000" style:font-name="Calibri" fo:font-size="11pt" fo:font-weight="bold" officeooo:rsid="000f751b" officeooo:paragraph-rsid="00583005" style:font-size-asian="11pt" style:font-weight-asian="bold" style:font-size-complex="11pt" style:font-weight-complex="bold"/>
    </style:style>
    <style:style style:name="P63" style:family="paragraph" style:parent-style-name="Standard">
      <style:paragraph-properties fo:margin-left="0in" fo:margin-right="0in" fo:margin-top="0in" fo:margin-bottom="0in" loext:contextual-spacing="false" fo:line-height="0.1764in" fo:text-indent="0in" style:auto-text-indent="false"/>
      <style:text-properties fo:color="#000000" style:font-name="Calibri" fo:font-size="11pt" fo:font-weight="bold" officeooo:rsid="000f751b" officeooo:paragraph-rsid="0098e8cc" style:font-size-asian="11pt" style:font-weight-asian="bold" style:font-size-complex="11pt" style:font-weight-complex="bold"/>
    </style:style>
    <style:style style:name="P64" style:family="paragraph" style:parent-style-name="Standard">
      <style:paragraph-properties fo:margin-left="0in" fo:margin-right="0in" fo:margin-top="0in" fo:margin-bottom="0in" loext:contextual-spacing="false" fo:line-height="0.1764in" fo:text-indent="0in" style:auto-text-indent="false"/>
      <style:text-properties fo:color="#000000" style:font-name="Calibri" fo:font-size="11pt" fo:font-weight="bold" officeooo:rsid="000f751b" officeooo:paragraph-rsid="00c8d259" style:font-size-asian="11pt" style:font-weight-asian="bold" style:font-size-complex="11pt" style:font-weight-complex="bold"/>
    </style:style>
    <style:style style:name="P65" style:family="paragraph" style:parent-style-name="Standard">
      <style:paragraph-properties fo:margin-left="0in" fo:margin-right="0in" fo:margin-top="0in" fo:margin-bottom="0in" loext:contextual-spacing="false" fo:line-height="0.1764in" fo:text-indent="0in" style:auto-text-indent="false"/>
      <style:text-properties fo:color="#000000" style:font-name="Calibri" fo:font-size="10.5pt" fo:font-weight="bold" officeooo:rsid="000f751b" officeooo:paragraph-rsid="00a3435f" style:font-size-asian="10.5pt" style:font-weight-asian="bold" style:font-size-complex="10.5pt" style:font-weight-complex="bold"/>
    </style:style>
    <style:style style:name="P66" style:family="paragraph" style:parent-style-name="Standard">
      <style:paragraph-properties fo:margin-left="0in" fo:margin-right="0in" fo:margin-top="0in" fo:margin-bottom="0in" loext:contextual-spacing="false" fo:line-height="0.1764in" fo:text-indent="0in" style:auto-text-indent="false"/>
      <style:text-properties fo:color="#000000" fo:font-size="11pt" fo:font-weight="bold" officeooo:paragraph-rsid="00c8d259" style:font-size-asian="11pt" style:font-weight-asian="bold" style:font-size-complex="11pt" style:font-weight-complex="bold"/>
    </style:style>
    <style:style style:name="P67" style:family="paragraph" style:parent-style-name="Standard">
      <style:paragraph-properties fo:margin-left="0in" fo:margin-right="0in" fo:margin-top="0in" fo:margin-bottom="0in" loext:contextual-spacing="false" fo:line-height="0.1764in" fo:text-indent="0in" style:auto-text-indent="false"/>
      <style:text-properties fo:color="#000000" fo:font-weight="bold" officeooo:paragraph-rsid="00a35f18" style:font-weight-asian="bold" style:font-weight-complex="bold"/>
    </style:style>
    <style:style style:name="P68" style:family="paragraph" style:parent-style-name="Standard">
      <style:paragraph-properties fo:margin-left="0in" fo:margin-right="0in" fo:margin-top="0in" fo:margin-bottom="0in" loext:contextual-spacing="false" fo:line-height="0.1764in" fo:text-indent="0in" style:auto-text-indent="false"/>
      <style:text-properties fo:color="#000000" style:text-position="0% 100%" style:font-name="Calibri" fo:font-size="10.5pt" fo:font-weight="bold" officeooo:rsid="0011bce6" officeooo:paragraph-rsid="00a3435f" style:font-size-asian="10.5pt" style:font-weight-asian="bold" style:font-size-complex="10.5pt" style:font-weight-complex="bold"/>
    </style:style>
    <style:style style:name="P69" style:family="paragraph" style:parent-style-name="Standard">
      <style:paragraph-properties fo:margin-left="0in" fo:margin-right="0in" fo:margin-top="0in" fo:margin-bottom="0in" loext:contextual-spacing="false" fo:line-height="0.1764in" fo:text-indent="0in" style:auto-text-indent="false"/>
      <style:text-properties fo:font-size="11pt" officeooo:paragraph-rsid="0098e8cc" style:font-size-asian="11pt" style:font-size-complex="11pt"/>
    </style:style>
    <style:style style:name="P70" style:family="paragraph" style:parent-style-name="Standard">
      <style:paragraph-properties fo:margin-left="0in" fo:margin-right="0in" fo:margin-top="0in" fo:margin-bottom="0in" loext:contextual-spacing="false" fo:line-height="0.1764in" fo:text-indent="0in" style:auto-text-indent="false"/>
      <style:text-properties style:font-name="Calibri" fo:font-size="10.5pt" officeooo:paragraph-rsid="00a3435f" style:font-size-asian="10.5pt" style:font-size-complex="10.5pt"/>
    </style:style>
    <style:style style:name="P71" style:family="paragraph" style:parent-style-name="Standard">
      <style:paragraph-properties fo:margin-left="0in" fo:margin-right="0in" fo:margin-top="0in" fo:margin-bottom="0in" loext:contextual-spacing="false" fo:line-height="0.1764in" fo:text-indent="0in" style:auto-text-indent="false"/>
      <style:text-properties style:font-name="Calibri" fo:font-size="11pt" fo:font-weight="bold" officeooo:paragraph-rsid="02ef7cb2"/>
    </style:style>
    <style:style style:name="P72" style:family="paragraph" style:parent-style-name="Standard" style:master-page-name="">
      <loext:graphic-properties draw:fill="none"/>
      <style:paragraph-properties fo:margin-left="0in" fo:margin-right="0in" fo:line-height="100%" fo:text-indent="0in" style:auto-text-indent="false" style:page-number="auto" fo:background-color="transparent"/>
      <style:text-properties officeooo:rsid="000e7917" officeooo:paragraph-rsid="000e7917"/>
    </style:style>
    <style:style style:name="P73" style:family="paragraph" style:parent-style-name="Standard">
      <style:paragraph-properties fo:margin-left="0in" fo:margin-right="-0.3752in" fo:margin-top="0in" fo:margin-bottom="0in" loext:contextual-spacing="false" fo:line-height="115%" fo:text-align="center" style:justify-single-word="false" fo:text-indent="0in" style:auto-text-indent="false">
        <style:tab-stops>
          <style:tab-stop style:position="1.6252in"/>
        </style:tab-stops>
      </style:paragraph-properties>
      <style:text-properties fo:font-variant="normal" fo:text-transform="none" fo:color="#000000" style:font-name="Calibri" fo:font-size="12pt" fo:letter-spacing="normal" fo:font-style="normal" style:text-underline-style="none" fo:font-weight="bold" officeooo:rsid="007fa104" officeooo:paragraph-rsid="007fa104" style:font-size-asian="12pt" style:font-style-asian="normal" style:font-weight-asian="bold" style:font-name-complex="Times New Roman" style:font-size-complex="12pt" style:font-style-complex="normal" style:font-weight-complex="normal"/>
    </style:style>
    <style:style style:name="P74" style:family="paragraph" style:parent-style-name="Standard">
      <style:paragraph-properties fo:margin-left="0in" fo:margin-right="-0.3752in" fo:margin-top="0in" fo:margin-bottom="0in" loext:contextual-spacing="false" fo:line-height="0.1409in" fo:text-align="start" style:justify-single-word="false" fo:text-indent="0in" style:auto-text-indent="false">
        <style:tab-stops>
          <style:tab-stop style:position="1.6252in"/>
        </style:tab-stops>
      </style:paragraph-properties>
      <style:text-properties fo:font-variant="normal" fo:text-transform="none" fo:color="#006666" style:font-name="Calibri" fo:font-size="10.5pt" fo:letter-spacing="normal" fo:font-style="normal" style:text-underline-style="none" fo:font-weight="bold" officeooo:rsid="007fa104" officeooo:paragraph-rsid="007fa104" style:font-size-asian="10.5pt" style:font-style-asian="normal" style:font-weight-asian="bold" style:font-name-complex="Times New Roman" style:font-size-complex="10.5pt" style:font-style-complex="normal" style:font-weight-complex="bold"/>
    </style:style>
    <style:style style:name="P75" style:family="paragraph" style:parent-style-name="Standard">
      <style:paragraph-properties fo:margin-left="0in" fo:margin-right="-0.3752in" fo:margin-top="0in" fo:margin-bottom="0in" loext:contextual-spacing="false" fo:line-height="115%" fo:text-align="start" style:justify-single-word="false" fo:text-indent="0in" style:auto-text-indent="false">
        <style:tab-stops>
          <style:tab-stop style:position="1.6252in"/>
        </style:tab-stops>
      </style:paragraph-properties>
      <style:text-properties fo:color="#006699" style:font-name="Calibri" fo:font-size="12pt" fo:font-weight="normal" officeooo:rsid="007fa104" officeooo:paragraph-rsid="007fa104" style:font-size-asian="12pt" style:font-weight-asian="normal" style:font-size-complex="12pt" style:font-weight-complex="normal"/>
    </style:style>
    <style:style style:name="P76" style:family="paragraph" style:parent-style-name="Standard">
      <style:paragraph-properties fo:margin-left="0in" fo:margin-right="-0.3752in" fo:margin-top="0in" fo:margin-bottom="0in" loext:contextual-spacing="false" fo:line-height="115%" fo:text-align="start" style:justify-single-word="false" fo:text-indent="0in" style:auto-text-indent="false">
        <style:tab-stops>
          <style:tab-stop style:position="1.6252in"/>
        </style:tab-stops>
      </style:paragraph-properties>
      <style:text-properties fo:color="#003366" style:font-name="Calibri" fo:font-size="14pt" officeooo:paragraph-rsid="007fa104" style:font-size-asian="14pt" style:font-size-complex="14pt"/>
    </style:style>
    <style:style style:name="P77" style:family="paragraph" style:parent-style-name="Text_20_body">
      <style:paragraph-properties fo:margin-top="0in" fo:margin-bottom="0.0181in" loext:contextual-spacing="false" fo:line-height="100%"/>
      <style:text-properties fo:color="#000000" style:font-name="Calibri" fo:font-size="10.5pt" style:font-size-asian="10.5pt" style:font-size-complex="10.5pt"/>
    </style:style>
    <style:style style:name="P78" style:family="paragraph" style:parent-style-name="Text_20_body">
      <style:paragraph-properties fo:margin-top="0in" fo:margin-bottom="0.0181in" loext:contextual-spacing="false" fo:line-height="100%"/>
      <style:text-properties fo:color="#000000" style:font-name="Calibri" fo:font-size="10.5pt" officeooo:paragraph-rsid="0185ea25" style:font-size-asian="10.5pt" style:font-size-complex="10.5pt"/>
    </style:style>
    <style:style style:name="P79" style:family="paragraph" style:parent-style-name="Text_20_body">
      <style:paragraph-properties fo:margin-top="0in" fo:margin-bottom="0.0181in" loext:contextual-spacing="false" fo:line-height="100%"/>
      <style:text-properties fo:color="#000000" style:font-name="Calibri" fo:font-size="10.5pt" officeooo:paragraph-rsid="01f405e9" style:font-size-asian="10.5pt" style:font-size-complex="10.5pt"/>
    </style:style>
    <style:style style:name="P80" style:family="paragraph" style:parent-style-name="Text_20_body">
      <style:paragraph-properties fo:margin-top="0in" fo:margin-bottom="0.0181in" loext:contextual-spacing="false" fo:line-height="100%"/>
      <style:text-properties fo:color="#000000" style:font-name="Calibri" fo:font-size="10.5pt" officeooo:paragraph-rsid="022cb6c8" style:font-size-asian="10.5pt" style:font-size-complex="10.5pt"/>
    </style:style>
    <style:style style:name="P81" style:family="paragraph" style:parent-style-name="Text_20_body">
      <style:paragraph-properties fo:margin-top="0in" fo:margin-bottom="0.0181in" loext:contextual-spacing="false" fo:line-height="100%"/>
      <style:text-properties fo:color="#000000" style:font-name="Calibri" fo:font-size="10.5pt" officeooo:paragraph-rsid="022e588a" style:font-size-asian="10.5pt" style:font-size-complex="10.5pt"/>
    </style:style>
    <style:style style:name="P82" style:family="paragraph" style:parent-style-name="Text_20_body">
      <style:paragraph-properties fo:margin-top="0in" fo:margin-bottom="0.0181in" loext:contextual-spacing="false" fo:line-height="100%"/>
      <style:text-properties fo:color="#000000" style:font-name="Calibri" fo:font-size="10.5pt" officeooo:paragraph-rsid="01ef6668" style:font-size-asian="10.5pt" style:font-size-complex="10.5pt"/>
    </style:style>
    <style:style style:name="P83" style:family="paragraph" style:parent-style-name="Text_20_body">
      <style:paragraph-properties fo:margin-top="0in" fo:margin-bottom="0.0181in" loext:contextual-spacing="false" fo:line-height="100%"/>
      <style:text-properties fo:color="#000000" style:font-name="Calibri" fo:font-size="10.5pt" officeooo:paragraph-rsid="0232fe33" style:font-size-asian="10.5pt" style:font-size-complex="10.5pt"/>
    </style:style>
    <style:style style:name="P84" style:family="paragraph" style:parent-style-name="Text_20_body">
      <style:paragraph-properties fo:margin-top="0in" fo:margin-bottom="0.0181in" loext:contextual-spacing="false" fo:line-height="100%"/>
      <style:text-properties fo:color="#000000" style:font-name="Calibri" fo:font-size="10.5pt" fo:language="en" fo:country="US" fo:font-weight="normal" officeooo:rsid="00161bef" officeooo:paragraph-rsid="01e7343b" style:font-size-asian="10.5pt" style:language-asian="en" style:country-asian="US" style:font-weight-asian="normal" style:font-size-complex="10.5pt" style:font-weight-complex="normal"/>
    </style:style>
    <style:style style:name="P85" style:family="paragraph" style:parent-style-name="Text_20_body">
      <style:paragraph-properties fo:margin-top="0in" fo:margin-bottom="0.0181in" loext:contextual-spacing="false" fo:line-height="100%"/>
      <style:text-properties fo:color="#000000" style:font-name="Calibri" fo:font-size="10.5pt" fo:language="en" fo:country="US" fo:font-weight="normal" officeooo:rsid="00161bef" officeooo:paragraph-rsid="02371307" style:font-size-asian="10.5pt" style:language-asian="en" style:country-asian="US" style:font-weight-asian="normal" style:font-size-complex="10.5pt" style:font-weight-complex="normal"/>
    </style:style>
    <style:style style:name="P86" style:family="paragraph" style:parent-style-name="Text_20_body">
      <style:paragraph-properties fo:margin-top="0in" fo:margin-bottom="0.0181in" loext:contextual-spacing="false" fo:line-height="100%"/>
      <style:text-properties fo:color="#000000" style:font-name="Calibri" fo:font-size="10.5pt" fo:language="en" fo:country="US" fo:font-weight="normal" officeooo:rsid="00161bef" officeooo:paragraph-rsid="024168fd" style:font-size-asian="10.5pt" style:language-asian="en" style:country-asian="US" style:font-weight-asian="normal" style:font-size-complex="10.5pt" style:font-weight-complex="normal"/>
    </style:style>
    <style:style style:name="P87" style:family="paragraph" style:parent-style-name="Text_20_body">
      <style:paragraph-properties fo:margin-top="0in" fo:margin-bottom="0.0181in" loext:contextual-spacing="false" fo:line-height="100%"/>
      <style:text-properties fo:color="#000000" style:font-name="Calibri" fo:font-size="10.5pt" fo:language="en" fo:country="US" fo:font-weight="normal" officeooo:rsid="00161bef" officeooo:paragraph-rsid="0315d2f7" style:font-size-asian="10.5pt" style:language-asian="en" style:country-asian="US" style:font-weight-asian="normal" style:font-size-complex="10.5pt" style:font-weight-complex="normal"/>
    </style:style>
    <style:style style:name="P88" style:family="paragraph" style:parent-style-name="Text_20_body">
      <style:paragraph-properties fo:margin-top="0in" fo:margin-bottom="0.0181in" loext:contextual-spacing="false" fo:line-height="100%"/>
      <style:text-properties fo:color="#000000" style:font-name="Calibri" fo:font-size="10.5pt" fo:language="en" fo:country="US" fo:font-weight="normal" officeooo:rsid="00161bef" officeooo:paragraph-rsid="0185ea25" style:font-size-asian="10.5pt" style:language-asian="en" style:country-asian="US" style:font-weight-asian="normal" style:font-size-complex="10.5pt" style:font-weight-complex="normal"/>
    </style:style>
    <style:style style:name="P89" style:family="paragraph" style:parent-style-name="Text_20_body">
      <style:paragraph-properties fo:margin-top="0in" fo:margin-bottom="0.0181in" loext:contextual-spacing="false" fo:line-height="100%"/>
      <style:text-properties fo:color="#000000" style:font-name="Calibri" fo:font-size="10.5pt" fo:language="en" fo:country="US" fo:font-weight="normal" officeooo:rsid="01bc32b2" officeooo:paragraph-rsid="01304bcd" style:font-size-asian="10.5pt" style:language-asian="en" style:country-asian="US" style:font-weight-asian="normal" style:font-size-complex="10.5pt" style:font-weight-complex="normal"/>
    </style:style>
    <style:style style:name="P90" style:family="paragraph" style:parent-style-name="Text_20_body">
      <style:paragraph-properties fo:margin-top="0in" fo:margin-bottom="0.0181in" loext:contextual-spacing="false" fo:line-height="100%"/>
      <style:text-properties fo:color="#000000" style:font-name="Calibri" officeooo:paragraph-rsid="0185ea25"/>
    </style:style>
    <style:style style:name="P91" style:family="paragraph" style:parent-style-name="Text_20_body">
      <style:paragraph-properties fo:margin-top="0in" fo:margin-bottom="0.0181in" loext:contextual-spacing="false" fo:line-height="100%"/>
      <style:text-properties fo:color="#000000" style:font-name="Calibri" fo:font-size="11pt" fo:font-weight="normal" officeooo:rsid="0090a947" officeooo:paragraph-rsid="00bd3a79" fo:background-color="transparent" style:font-size-asian="11pt" style:font-weight-asian="normal" style:font-size-complex="11pt" style:font-weight-complex="normal"/>
    </style:style>
    <style:style style:name="P92" style:family="paragraph" style:parent-style-name="Text_20_body">
      <style:paragraph-properties fo:margin-top="0in" fo:margin-bottom="0.0181in" loext:contextual-spacing="false" fo:line-height="100%"/>
      <style:text-properties fo:color="#000000" style:font-name="Calibri" fo:font-size="12pt" fo:language="en" fo:country="US" fo:font-weight="normal" officeooo:rsid="00161bef" officeooo:paragraph-rsid="01d592ee" style:font-size-asian="12pt" style:language-asian="en" style:country-asian="US" style:font-weight-asian="normal" style:font-size-complex="12pt" style:font-weight-complex="normal"/>
    </style:style>
    <style:style style:name="P93" style:family="paragraph" style:parent-style-name="Text_20_body">
      <style:paragraph-properties fo:margin-top="0in" fo:margin-bottom="0.0181in" loext:contextual-spacing="false" fo:line-height="100%"/>
      <style:text-properties style:font-name="Calibri" fo:font-size="10.5pt" officeooo:paragraph-rsid="02371307" style:font-size-asian="10.5pt" style:font-size-complex="10.5pt"/>
    </style:style>
    <style:style style:name="P94" style:family="paragraph" style:parent-style-name="Text_20_body">
      <style:paragraph-properties fo:margin-top="0in" fo:margin-bottom="0.0181in" loext:contextual-spacing="false" fo:line-height="100%"/>
      <style:text-properties style:font-name="Calibri" fo:font-size="10.5pt" officeooo:paragraph-rsid="01e7343b" style:font-size-asian="10.5pt" style:font-size-complex="10.5pt"/>
    </style:style>
    <style:style style:name="P95" style:family="paragraph" style:parent-style-name="Text_20_body">
      <style:paragraph-properties fo:margin-top="0in" fo:margin-bottom="0.0181in" loext:contextual-spacing="false" fo:line-height="100%"/>
      <style:text-properties style:font-name="Calibri" fo:font-size="10.5pt" officeooo:paragraph-rsid="024168fd" style:font-size-asian="10.5pt" style:font-size-complex="10.5pt"/>
    </style:style>
    <style:style style:name="P96" style:family="paragraph" style:parent-style-name="Text_20_body">
      <style:paragraph-properties fo:margin-top="0in" fo:margin-bottom="0.0181in" loext:contextual-spacing="false" fo:line-height="100%"/>
      <style:text-properties style:font-name="Calibri" fo:font-size="12pt" officeooo:paragraph-rsid="01e7343b" style:font-size-asian="12pt" style:font-size-complex="12pt"/>
    </style:style>
    <style:style style:name="P97" style:family="paragraph" style:parent-style-name="Text_20_body">
      <style:paragraph-properties fo:margin-top="0in" fo:margin-bottom="0.0181in" loext:contextual-spacing="false" fo:line-height="100%"/>
      <style:text-properties officeooo:paragraph-rsid="0368c0d8"/>
    </style:style>
    <style:style style:name="P98" style:family="paragraph" style:parent-style-name="Heading_20_3">
      <style:paragraph-properties fo:margin-top="0.0181in" fo:margin-bottom="0.0043in" loext:contextual-spacing="false" fo:line-height="100%"/>
      <style:text-properties officeooo:paragraph-rsid="0011bce6"/>
    </style:style>
    <style:style style:name="P99" style:family="paragraph" style:parent-style-name="Text_20_body">
      <style:paragraph-properties fo:margin-top="0.0181in" fo:margin-bottom="0.0043in" loext:contextual-spacing="false" fo:line-height="100%"/>
      <style:text-properties fo:font-variant="normal" fo:text-transform="none" fo:color="#006699" style:font-name="Calibri" fo:font-size="14pt" fo:letter-spacing="normal" fo:font-style="normal" style:text-underline-style="none" fo:font-weight="bold" officeooo:paragraph-rsid="0011bce6" style:font-size-asian="14pt" style:font-weight-asian="bold" style:font-size-complex="14pt" style:font-weight-complex="bold"/>
    </style:style>
    <style:style style:name="P100" style:family="paragraph" style:parent-style-name="Text_20_body">
      <style:paragraph-properties fo:margin-top="0.0008in" fo:margin-bottom="0.0008in" loext:contextual-spacing="false" fo:line-height="100%"/>
      <style:text-properties fo:font-variant="normal" fo:text-transform="none" fo:color="#000000" style:font-name="Calibri" fo:font-size="11pt" fo:letter-spacing="normal" fo:font-style="normal" fo:font-weight="normal" officeooo:paragraph-rsid="0150ac20" style:font-size-asian="11pt" style:font-size-complex="11pt"/>
    </style:style>
    <style:style style:name="P101" style:family="paragraph" style:parent-style-name="Text_20_body" style:list-style-name="L1">
      <style:paragraph-properties fo:margin-top="0.0008in" fo:margin-bottom="0.0008in" loext:contextual-spacing="false" fo:line-height="100%"/>
      <style:text-properties fo:font-size="13pt" officeooo:paragraph-rsid="000e7917"/>
    </style:style>
    <style:style style:name="P102" style:family="paragraph" style:parent-style-name="Text_20_body" style:list-style-name="L1">
      <style:paragraph-properties fo:margin-top="0.0008in" fo:margin-bottom="0.0008in" loext:contextual-spacing="false" fo:line-height="100%"/>
      <style:text-properties fo:color="#000000" style:font-name="Calibri" fo:font-size="11pt" officeooo:paragraph-rsid="000e7917" style:font-size-asian="11pt" style:font-size-complex="11pt"/>
    </style:style>
    <style:style style:name="P103" style:family="paragraph" style:parent-style-name="Text_20_body" style:list-style-name="L1">
      <style:paragraph-properties fo:margin-top="0.0008in" fo:margin-bottom="0.0008in" loext:contextual-spacing="false" fo:line-height="100%"/>
      <style:text-properties fo:color="#000000" style:font-name="Calibri" fo:font-size="11pt" officeooo:paragraph-rsid="034a308c" style:font-size-asian="11pt" style:font-size-complex="11pt"/>
    </style:style>
    <style:style style:name="P104" style:family="paragraph" style:parent-style-name="Text_20_body" style:list-style-name="L1">
      <style:paragraph-properties fo:margin-top="0.0008in" fo:margin-bottom="0.0008in" loext:contextual-spacing="false" fo:line-height="100%"/>
      <style:text-properties fo:color="#000000" style:font-name="Calibri" fo:font-size="11pt" officeooo:paragraph-rsid="0150ac20" style:font-size-asian="11pt" style:font-size-complex="11pt"/>
    </style:style>
    <style:style style:name="P105" style:family="paragraph" style:parent-style-name="Text_20_body" style:list-style-name="L1">
      <style:paragraph-properties fo:margin-top="0.0008in" fo:margin-bottom="0.0008in" loext:contextual-spacing="false" fo:line-height="100%" fo:text-align="start" style:justify-single-word="false" style:writing-mode="lr-tb"/>
      <style:text-properties fo:color="#000000" style:font-name="Calibri" fo:font-size="11pt" officeooo:paragraph-rsid="02f898d5" style:font-size-asian="11pt" style:font-size-complex="11pt"/>
    </style:style>
    <style:style style:name="P106" style:family="paragraph" style:parent-style-name="Text_20_body" style:list-style-name="L1">
      <style:paragraph-properties fo:margin-top="0.0008in" fo:margin-bottom="0.0008in" loext:contextual-spacing="false" fo:line-height="100%" fo:text-align="start" style:justify-single-word="false" style:writing-mode="lr-tb"/>
      <style:text-properties fo:color="#000000" style:font-name="Calibri" fo:font-size="11pt" officeooo:paragraph-rsid="0341c107" style:font-size-asian="11pt" style:font-size-complex="11pt"/>
    </style:style>
    <style:style style:name="P107" style:family="paragraph" style:parent-style-name="Text_20_body" style:list-style-name="L2">
      <style:paragraph-properties fo:margin-top="0in" fo:margin-bottom="0.0181in" loext:contextual-spacing="false" fo:line-height="100%"/>
      <style:text-properties style:font-name="Calibri" fo:font-size="11pt" officeooo:rsid="032667c6" officeooo:paragraph-rsid="032667c6" style:font-size-asian="11pt" style:font-size-complex="11pt"/>
    </style:style>
    <style:style style:name="P108" style:family="paragraph" style:parent-style-name="Text_20_body" style:list-style-name="L2">
      <style:paragraph-properties fo:margin-top="0in" fo:margin-bottom="0.0181in" loext:contextual-spacing="false" fo:line-height="100%"/>
      <style:text-properties style:font-name="Calibri" fo:font-size="11pt" officeooo:paragraph-rsid="034c26ed" style:font-size-asian="11pt" style:font-size-complex="11pt"/>
    </style:style>
    <style:style style:name="P109" style:family="paragraph" style:parent-style-name="Text_20_body" style:list-style-name="L2">
      <style:paragraph-properties fo:margin-top="0in" fo:margin-bottom="0.0181in" loext:contextual-spacing="false" fo:line-height="100%"/>
      <style:text-properties style:font-name="Calibri" fo:font-size="11pt" officeooo:paragraph-rsid="00bd3a79" style:font-size-asian="11pt" style:font-size-complex="11pt"/>
    </style:style>
    <style:style style:name="P110" style:family="paragraph" style:parent-style-name="Text_20_body" style:list-style-name="L2">
      <style:paragraph-properties fo:margin-top="0in" fo:margin-bottom="0.0181in" loext:contextual-spacing="false" fo:line-height="100%"/>
      <style:text-properties style:font-name="Calibri" fo:font-size="11pt" officeooo:rsid="00117a03" officeooo:paragraph-rsid="00bd3a79" style:font-size-asian="11pt" style:font-size-complex="11pt"/>
    </style:style>
    <style:style style:name="P111" style:family="paragraph" style:parent-style-name="Text_20_body" style:list-style-name="L2">
      <style:paragraph-properties fo:margin-top="0in" fo:margin-bottom="0.0181in" loext:contextual-spacing="false" fo:line-height="100%"/>
      <style:text-properties style:font-name="Calibri" fo:font-size="10.5pt" officeooo:rsid="00117a03" officeooo:paragraph-rsid="00bd3a79" style:font-size-asian="10.5pt" style:font-size-complex="10.5pt"/>
    </style:style>
    <style:style style:name="P112" style:family="paragraph" style:parent-style-name="Text_20_body" style:list-style-name="L3">
      <style:paragraph-properties fo:margin-top="0in" fo:margin-bottom="0.0181in" loext:contextual-spacing="false" fo:line-height="100%"/>
      <style:text-properties fo:color="#000000" style:font-name="Calibri" fo:font-size="11pt" fo:font-weight="bold" officeooo:rsid="00117a03" officeooo:paragraph-rsid="00e8a10f" style:font-size-asian="11pt" style:font-weight-asian="bold" style:font-size-complex="11pt" style:font-weight-complex="bold"/>
    </style:style>
    <style:style style:name="P113" style:family="paragraph" style:parent-style-name="Text_20_body" style:list-style-name="L3">
      <style:paragraph-properties fo:margin-top="0in" fo:margin-bottom="0in" loext:contextual-spacing="false" fo:line-height="0.2118in" style:writing-mode="lr-tb"/>
      <style:text-properties style:font-name="Calibri" fo:font-size="11pt" officeooo:paragraph-rsid="00e8a10f" style:font-size-asian="11pt" style:font-size-complex="11pt"/>
    </style:style>
    <style:style style:name="P114" style:family="paragraph" style:parent-style-name="Text_20_body" style:list-style-name="L3">
      <style:paragraph-properties fo:margin-top="0in" fo:margin-bottom="0in" loext:contextual-spacing="false" fo:line-height="0.2118in"/>
      <style:text-properties style:font-name="Calibri" fo:font-size="11pt" officeooo:paragraph-rsid="00e8a10f" style:font-size-asian="11pt" style:font-size-complex="11pt"/>
    </style:style>
    <style:style style:name="P115" style:family="paragraph" style:parent-style-name="Text_20_body" style:list-style-name="L2">
      <style:paragraph-properties fo:margin-top="0in" fo:margin-bottom="0in" loext:contextual-spacing="false" fo:line-height="0.2118in"/>
      <style:text-properties style:font-name="Calibri" fo:font-size="11pt" officeooo:paragraph-rsid="00c8d259" style:font-size-asian="11pt" style:font-size-complex="11pt"/>
    </style:style>
    <style:style style:name="P116" style:family="paragraph" style:parent-style-name="Text_20_body" style:list-style-name="L2">
      <style:paragraph-properties fo:margin-top="0in" fo:margin-bottom="0in" loext:contextual-spacing="false" fo:line-height="0.2118in"/>
      <style:text-properties style:font-name="Calibri" fo:font-size="11pt" officeooo:rsid="0010f40d" officeooo:paragraph-rsid="00c8d259" style:font-size-asian="11pt" style:font-size-complex="11pt"/>
    </style:style>
    <style:style style:name="P117" style:family="paragraph" style:parent-style-name="Text_20_body" style:list-style-name="WW8Num2">
      <style:paragraph-properties fo:margin-top="0in" fo:margin-bottom="0in" loext:contextual-spacing="false" fo:line-height="0.2118in"/>
      <style:text-properties style:font-name="Calibri" fo:font-size="12pt" officeooo:paragraph-rsid="02a8ab09" style:font-size-asian="12pt" style:font-size-complex="12pt"/>
    </style:style>
    <style:style style:name="P118" style:family="paragraph" style:parent-style-name="Text_20_body" style:list-style-name="L3">
      <style:paragraph-properties fo:margin-top="0in" fo:margin-bottom="0in" loext:contextual-spacing="false" fo:line-height="100%"/>
      <style:text-properties fo:color="#000000" style:font-name="Calibri" fo:font-size="11pt" fo:font-weight="normal" officeooo:rsid="0090a947" officeooo:paragraph-rsid="018e902d" fo:background-color="transparent" style:font-size-asian="11pt" style:font-weight-asian="normal" style:font-size-complex="11pt" style:font-weight-complex="normal"/>
    </style:style>
    <style:style style:name="P119" style:family="paragraph" style:parent-style-name="Text_20_body" style:list-style-name="L5">
      <style:paragraph-properties fo:margin-top="0in" fo:margin-bottom="0in" loext:contextual-spacing="false" fo:line-height="100%"/>
      <style:text-properties fo:color="#000000" style:font-name="Calibri" fo:font-size="11pt" fo:language="en" fo:country="US" fo:font-weight="normal" officeooo:rsid="0011bce6" officeooo:paragraph-rsid="03271123" style:font-size-asian="11pt" style:language-asian="en" style:country-asian="US" style:font-weight-asian="normal" style:font-name-complex="Times New Roman" style:font-size-complex="11pt" style:font-weight-complex="normal"/>
    </style:style>
    <style:style style:name="P120" style:family="paragraph" style:parent-style-name="Text_20_body" style:list-style-name="L5">
      <style:paragraph-properties fo:margin-top="0in" fo:margin-bottom="0in" loext:contextual-spacing="false" fo:line-height="100%"/>
      <style:text-properties fo:color="#000000" style:font-name="Calibri" fo:font-size="11pt" fo:language="en" fo:country="US" fo:font-weight="normal" officeooo:rsid="0011bce6" officeooo:paragraph-rsid="00193fd1" style:font-size-asian="11pt" style:language-asian="en" style:country-asian="US" style:font-weight-asian="normal" style:font-name-complex="Times New Roman" style:font-size-complex="11pt" style:font-weight-complex="normal"/>
    </style:style>
    <style:style style:name="P121" style:family="paragraph" style:parent-style-name="Text_20_body" style:list-style-name="L5">
      <style:paragraph-properties fo:margin-top="0in" fo:margin-bottom="0in" loext:contextual-spacing="false" fo:line-height="100%"/>
      <style:text-properties fo:color="#000000" style:font-name="Calibri" fo:font-size="11pt" fo:language="en" fo:country="US" fo:font-weight="normal" officeooo:rsid="0011bce6" officeooo:paragraph-rsid="0011bce6" style:font-size-asian="11pt" style:language-asian="en" style:country-asian="US" style:font-weight-asian="normal" style:font-name-complex="Times New Roman" style:font-size-complex="11pt" style:font-weight-complex="normal"/>
    </style:style>
    <style:style style:name="P122" style:family="paragraph" style:parent-style-name="Text_20_body" style:list-style-name="L5">
      <style:paragraph-properties fo:margin-top="0in" fo:margin-bottom="0in" loext:contextual-spacing="false" fo:line-height="100%"/>
      <style:text-properties fo:color="#000000" style:font-name="Calibri" fo:font-size="11pt" fo:language="en" fo:country="US" fo:font-weight="normal" officeooo:rsid="0011bce6" officeooo:paragraph-rsid="0064b6cb" style:font-size-asian="11pt" style:language-asian="en" style:country-asian="US" style:font-weight-asian="normal" style:font-name-complex="Times New Roman" style:font-size-complex="11pt" style:font-weight-complex="normal"/>
    </style:style>
    <style:style style:name="P123" style:family="paragraph" style:parent-style-name="Text_20_body" style:list-style-name="L6">
      <style:paragraph-properties fo:margin-top="0in" fo:margin-bottom="0in" loext:contextual-spacing="false" fo:line-height="100%"/>
      <style:text-properties fo:color="#000000" style:font-name="Calibri" fo:font-size="11pt" fo:language="en" fo:country="US" fo:font-weight="normal" officeooo:rsid="0011bce6" officeooo:paragraph-rsid="032ac79f" style:font-size-asian="11pt" style:language-asian="en" style:country-asian="US" style:font-weight-asian="normal" style:font-name-complex="Times New Roman" style:font-size-complex="11pt" style:font-weight-complex="normal"/>
    </style:style>
    <style:style style:name="P124" style:family="paragraph" style:parent-style-name="Text_20_body" style:list-style-name="L6">
      <style:paragraph-properties fo:margin-top="0in" fo:margin-bottom="0in" loext:contextual-spacing="false" fo:line-height="100%"/>
      <style:text-properties fo:color="#000000" style:font-name="Calibri" fo:font-size="11pt" fo:language="en" fo:country="US" fo:font-weight="normal" officeooo:rsid="0011bce6" officeooo:paragraph-rsid="03271123" style:font-size-asian="11pt" style:language-asian="en" style:country-asian="US" style:font-weight-asian="normal" style:font-name-complex="Times New Roman" style:font-size-complex="11pt" style:font-weight-complex="normal"/>
    </style:style>
    <style:style style:name="P125" style:family="paragraph" style:parent-style-name="Text_20_body" style:list-style-name="L6">
      <style:paragraph-properties fo:margin-top="0in" fo:margin-bottom="0in" loext:contextual-spacing="false" fo:line-height="100%"/>
      <style:text-properties fo:color="#000000" style:font-name="Calibri" fo:font-size="11pt" fo:language="en" fo:country="US" fo:font-weight="normal" officeooo:rsid="032ac79f" officeooo:paragraph-rsid="03304b53" style:font-size-asian="11pt" style:language-asian="en" style:country-asian="US" style:font-weight-asian="normal" style:font-name-complex="Times New Roman" style:font-size-complex="11pt" style:font-weight-complex="normal"/>
    </style:style>
    <style:style style:name="P126" style:family="paragraph" style:parent-style-name="Text_20_body" style:list-style-name="L5">
      <style:paragraph-properties fo:margin-top="0in" fo:margin-bottom="0in" loext:contextual-spacing="false" fo:line-height="100%"/>
      <style:text-properties fo:color="#000000" style:font-name="Calibri" fo:font-size="11pt" fo:language="en" fo:country="US" fo:font-weight="normal" officeooo:rsid="00193d1c" officeooo:paragraph-rsid="00193d1c" style:font-size-asian="11pt" style:language-asian="en" style:country-asian="US" style:font-weight-asian="normal" style:font-name-complex="Times New Roman" style:font-size-complex="11pt" style:font-weight-complex="normal"/>
    </style:style>
    <style:style style:name="P127" style:family="paragraph" style:parent-style-name="Text_20_body" style:list-style-name="L6">
      <style:paragraph-properties fo:margin-top="0in" fo:margin-bottom="0in" loext:contextual-spacing="false" fo:line-height="100%"/>
      <style:text-properties fo:color="#000000" style:font-name="Calibri" fo:font-size="11pt" fo:language="en" fo:country="US" fo:font-weight="bold" officeooo:rsid="0011bce6" officeooo:paragraph-rsid="032ac79f" style:font-size-asian="11pt" style:language-asian="en" style:country-asian="US" style:font-weight-asian="bold" style:font-name-complex="Times New Roman" style:font-size-complex="11pt" style:font-weight-complex="bold"/>
    </style:style>
    <style:style style:name="P128" style:family="paragraph" style:parent-style-name="Text_20_body" style:list-style-name="L5">
      <style:paragraph-properties fo:margin-top="0in" fo:margin-bottom="0in" loext:contextual-spacing="false" fo:line-height="100%"/>
      <style:text-properties fo:font-variant="normal" fo:text-transform="none" fo:color="#000000" style:font-name="Calibri" fo:font-size="11pt" fo:letter-spacing="normal" fo:language="en" fo:country="US" fo:font-style="normal" style:text-underline-style="none" fo:font-weight="normal" officeooo:rsid="0330bdb7" officeooo:paragraph-rsid="0064b6cb" style:font-size-asian="11pt" style:language-asian="en" style:country-asian="US" style:font-weight-asian="normal" style:font-name-complex="Times New Roman" style:font-size-complex="11pt" style:font-weight-complex="normal"/>
    </style:style>
    <style:style style:name="P129" style:family="paragraph" style:parent-style-name="Text_20_body" style:list-style-name="L5">
      <style:paragraph-properties fo:margin-top="0in" fo:margin-bottom="0in" loext:contextual-spacing="false" fo:line-height="100%"/>
      <style:text-properties fo:font-variant="normal" fo:text-transform="none" fo:color="#000000" style:font-name="Calibri" fo:font-size="11pt" fo:letter-spacing="normal" fo:language="en" fo:country="US" fo:font-style="normal" style:text-underline-style="none" fo:font-weight="normal" officeooo:rsid="00193fd1" officeooo:paragraph-rsid="00193fd1" style:font-size-asian="11pt" style:language-asian="en" style:country-asian="US" style:font-weight-asian="normal" style:font-name-complex="Times New Roman" style:font-size-complex="11pt" style:font-weight-complex="normal"/>
    </style:style>
    <style:style style:name="P130" style:family="paragraph" style:parent-style-name="Standard">
      <style:paragraph-properties fo:line-height="100%"/>
      <style:text-properties style:font-name="Calibri" fo:font-size="11pt" fo:font-weight="bold" officeooo:rsid="00128e3b" officeooo:paragraph-rsid="0315d2f7" style:font-size-asian="11pt" style:font-weight-asian="bold" style:font-size-complex="11pt" style:font-weight-complex="bold"/>
    </style:style>
    <style:style style:name="P131" style:family="paragraph" style:parent-style-name="Standard" style:list-style-name="L4">
      <style:paragraph-properties fo:margin-top="0in" fo:margin-bottom="0in" loext:contextual-spacing="false" fo:line-height="100%"/>
      <style:text-properties fo:font-size="11pt" officeooo:rsid="00b41cd0" officeooo:paragraph-rsid="00b41cd0" style:font-size-asian="11pt" style:font-size-complex="11pt"/>
    </style:style>
    <style:style style:name="P132" style:family="paragraph" style:parent-style-name="Standard" style:list-style-name="L4">
      <style:paragraph-properties fo:margin-top="0in" fo:margin-bottom="0in" loext:contextual-spacing="false" fo:line-height="100%"/>
      <style:text-properties fo:color="#000000" style:font-name="Calibri" fo:font-size="11pt" fo:font-weight="normal" officeooo:rsid="00b41cd0" officeooo:paragraph-rsid="00b41cd0" style:font-size-asian="11pt" style:font-weight-asian="normal" style:font-size-complex="11pt" style:font-weight-complex="normal"/>
    </style:style>
    <style:style style:name="P133" style:family="paragraph" style:parent-style-name="Heading_20_2">
      <style:paragraph-properties fo:margin-top="0in" fo:margin-bottom="0.002in" loext:contextual-spacing="false" fo:line-height="0.1764in"/>
      <style:text-properties fo:color="#000000" style:font-name="Calibri" fo:font-size="10pt" fo:language="en" fo:country="US" fo:font-style="normal" fo:font-weight="normal" officeooo:paragraph-rsid="01aa3d45" style:font-size-asian="10pt" style:language-asian="en" style:country-asian="US" style:font-style-asian="normal" style:font-weight-asian="normal" style:font-size-complex="10pt" style:font-style-complex="normal" style:font-weight-complex="normal"/>
    </style:style>
    <style:style style:name="P134" style:family="paragraph" style:parent-style-name="Heading_20_2">
      <style:paragraph-properties fo:margin-top="0in" fo:margin-bottom="0.002in" loext:contextual-spacing="false" fo:line-height="0.1764in"/>
      <style:text-properties fo:color="#000000" style:font-name="Calibri" fo:font-size="10pt" fo:font-style="normal" officeooo:paragraph-rsid="019232d3" style:font-size-asian="10pt" style:font-style-asian="normal" style:font-size-complex="10pt" style:font-style-complex="normal"/>
    </style:style>
    <style:style style:name="P135" style:family="paragraph" style:parent-style-name="Heading_20_2">
      <style:paragraph-properties fo:margin-top="0in" fo:margin-bottom="0.002in" loext:contextual-spacing="false" fo:line-height="0.1764in"/>
      <style:text-properties fo:font-variant="normal" fo:text-transform="none" fo:color="#000000" style:font-name="Calibri" fo:font-size="10pt" fo:letter-spacing="normal" fo:language="en" fo:country="US" fo:font-style="normal" style:text-underline-style="none" fo:font-weight="normal" officeooo:rsid="0028610e" officeooo:paragraph-rsid="019232d3" style:font-size-asian="10pt" style:language-asian="en" style:country-asian="US" style:font-style-asian="normal" style:font-weight-asian="normal" style:font-size-complex="10pt" style:font-style-complex="normal" style:font-weight-complex="normal"/>
    </style:style>
    <style:style style:name="P136" style:family="paragraph">
      <loext:graphic-properties draw:fill-color="#006699"/>
      <style:paragraph-properties fo:text-align="center"/>
    </style:style>
    <style:style style:name="P137" style:family="paragraph">
      <loext:graphic-properties draw:fill-color="#006699"/>
      <style:paragraph-properties fo:text-align="center"/>
      <style:text-properties fo:font-size="12pt"/>
    </style:style>
    <style:style style:name="P138" style:family="paragraph">
      <style:paragraph-properties fo:text-align="center"/>
      <style:text-properties fo:font-size="12pt"/>
    </style:style>
    <style:style style:name="T1" style:family="text">
      <style:text-properties style:font-name="Calibri" officeooo:rsid="000f751b"/>
    </style:style>
    <style:style style:name="T2" style:family="text">
      <style:text-properties style:font-name="Calibri" officeooo:rsid="00102d10"/>
    </style:style>
    <style:style style:name="T3" style:family="text">
      <style:text-properties style:font-name="Calibri" fo:font-size="10.5pt" officeooo:rsid="000f751b" style:font-size-asian="10.5pt" style:font-size-complex="10.5pt"/>
    </style:style>
    <style:style style:name="T4" style:family="text">
      <style:text-properties style:font-name="Calibri" fo:font-size="10.5pt" officeooo:rsid="0011bce6" style:font-size-asian="10.5pt" style:font-size-complex="10.5pt"/>
    </style:style>
    <style:style style:name="T5" style:family="text">
      <style:text-properties style:font-name="Calibri" fo:font-size="10.5pt" style:text-underline-style="none" officeooo:rsid="000f751b" style:font-size-asian="10.5pt" style:font-size-complex="10.5pt"/>
    </style:style>
    <style:style style:name="T6" style:family="text">
      <style:text-properties style:font-name="Calibri" fo:font-size="12pt" officeooo:rsid="000e7917" style:font-size-asian="12pt" style:font-size-complex="12pt"/>
    </style:style>
    <style:style style:name="T7" style:family="text">
      <style:text-properties style:font-name="Calibri" fo:font-size="12pt" officeooo:rsid="0037a8db" style:font-size-asian="12pt" style:font-size-complex="12pt"/>
    </style:style>
    <style:style style:name="T8" style:family="text">
      <style:text-properties style:font-name="Calibri" fo:font-weight="bold" officeooo:rsid="00128e3b" style:font-weight-asian="bold" style:font-weight-complex="bold"/>
    </style:style>
    <style:style style:name="T9" style:family="text">
      <style:text-properties style:font-name="Calibri" fo:font-weight="bold" officeooo:rsid="00fb5c59" style:font-weight-asian="bold" style:font-weight-complex="bold"/>
    </style:style>
    <style:style style:name="T10" style:family="text">
      <style:text-properties style:font-name="Calibri" fo:font-weight="bold" officeooo:rsid="00fb755e" style:font-weight-asian="bold" style:font-weight-complex="bold"/>
    </style:style>
    <style:style style:name="T11" style:family="text">
      <style:text-properties style:font-name="Calibri" officeooo:rsid="00128e3b"/>
    </style:style>
    <style:style style:name="T12" style:family="text">
      <style:text-properties style:font-name="Calibri" fo:font-size="11pt" fo:font-weight="bold" style:font-size-asian="11pt" style:font-weight-asian="bold" style:font-size-complex="11pt" style:font-weight-complex="bold"/>
    </style:style>
    <style:style style:name="T13" style:family="text">
      <style:text-properties style:font-name="Calibri" fo:font-size="11pt" fo:font-weight="bold" officeooo:rsid="00128e3b" style:font-size-asian="11pt" style:font-weight-asian="bold" style:font-size-complex="11pt" style:font-weight-complex="bold"/>
    </style:style>
    <style:style style:name="T14" style:family="text">
      <style:text-properties style:font-name="Calibri" fo:font-size="11pt" fo:font-weight="bold" officeooo:rsid="00fb5c59" style:font-size-asian="11pt" style:font-weight-asian="bold" style:font-size-complex="11pt" style:font-weight-complex="bold"/>
    </style:style>
    <style:style style:name="T15" style:family="text">
      <style:text-properties style:font-name="Calibri" fo:font-size="11pt" fo:font-weight="bold" officeooo:rsid="00fb755e" style:font-size-asian="11pt" style:font-weight-asian="bold" style:font-size-complex="11pt" style:font-weight-complex="bold"/>
    </style:style>
    <style:style style:name="T16" style:family="text">
      <style:text-properties style:font-name="Calibri" fo:font-size="11pt" fo:font-weight="bold" officeooo:rsid="00fed088" style:font-size-asian="11pt" style:font-weight-asian="bold" style:font-size-complex="11pt" style:font-weight-complex="bold"/>
    </style:style>
    <style:style style:name="T17" style:family="text">
      <style:text-properties style:font-name="Calibri" fo:font-size="11pt" fo:font-weight="bold" officeooo:rsid="038e0550" style:font-size-asian="11pt" style:font-weight-asian="bold" style:font-size-complex="11pt" style:font-weight-complex="bold"/>
    </style:style>
    <style:style style:name="T18" style:family="text">
      <style:text-properties style:font-name="Calibri" fo:font-size="11pt" style:font-size-asian="11pt" style:font-size-complex="11pt"/>
    </style:style>
    <style:style style:name="T19" style:family="text">
      <style:text-properties style:font-name="Calibri" fo:font-size="11pt" officeooo:rsid="00128e3b" style:font-size-asian="11pt" style:font-size-complex="11pt"/>
    </style:style>
    <style:style style:name="T20" style:family="text">
      <style:text-properties style:font-name="Calibri" fo:font-size="11pt" officeooo:rsid="01ebd7be" style:font-size-asian="11pt" style:font-size-complex="11pt"/>
    </style:style>
    <style:style style:name="T21" style:family="text">
      <style:text-properties style:font-name="Calibri" fo:font-size="11pt" officeooo:rsid="00fed088" style:font-size-asian="11pt" style:font-size-complex="11pt"/>
    </style:style>
    <style:style style:name="T22" style:family="text">
      <style:text-properties style:font-name="Calibri" fo:font-size="11pt" officeooo:rsid="01beb14d" style:font-size-asian="11pt" style:font-size-complex="11pt"/>
    </style:style>
    <style:style style:name="T23" style:family="text">
      <style:text-properties style:font-name="Calibri" fo:font-size="11pt" officeooo:rsid="01c084a9" style:font-size-asian="11pt" style:font-size-complex="11pt"/>
    </style:style>
    <style:style style:name="T24" style:family="text">
      <style:text-properties style:font-name="Calibri" fo:font-size="11pt" officeooo:rsid="01c03af2" style:font-size-asian="11pt" style:font-size-complex="11pt"/>
    </style:style>
    <style:style style:name="T25" style:family="text">
      <style:text-properties style:font-name="Calibri" fo:font-size="11pt" officeooo:rsid="02cafe43" style:font-size-asian="11pt" style:font-size-complex="11pt"/>
    </style:style>
    <style:style style:name="T26" style:family="text">
      <style:text-properties style:font-name="Calibri" fo:font-size="11pt" officeooo:rsid="02ce6fdc" style:font-size-asian="11pt" style:font-size-complex="11pt"/>
    </style:style>
    <style:style style:name="T27" style:family="text">
      <style:text-properties style:font-name="Calibri" fo:font-size="11pt" officeooo:rsid="02d045b1" style:font-size-asian="11pt" style:font-size-complex="11pt"/>
    </style:style>
    <style:style style:name="T28" style:family="text">
      <style:text-properties style:font-name="Calibri" fo:font-size="11pt" officeooo:rsid="02d1c536" style:font-size-asian="11pt" style:font-size-complex="11pt"/>
    </style:style>
    <style:style style:name="T29" style:family="text">
      <style:text-properties style:font-name="Calibri" fo:font-size="11pt" officeooo:rsid="0317a013" style:font-size-asian="11pt" style:font-size-complex="11pt"/>
    </style:style>
    <style:style style:name="T30" style:family="text">
      <style:text-properties style:font-name="Calibri" fo:font-size="11pt" officeooo:rsid="033eb819" style:font-size-asian="11pt" style:font-size-complex="11pt"/>
    </style:style>
    <style:style style:name="T31" style:family="text">
      <style:text-properties style:font-name="Calibri" fo:font-size="11pt" officeooo:rsid="036c48c7" style:font-size-asian="11pt" style:font-size-complex="11pt"/>
    </style:style>
    <style:style style:name="T32" style:family="text">
      <style:text-properties style:font-name="Calibri" fo:font-size="11pt" officeooo:rsid="036d85cd" style:font-size-asian="11pt" style:font-size-complex="11pt"/>
    </style:style>
    <style:style style:name="T33" style:family="text">
      <style:text-properties style:font-name="Calibri" fo:font-size="11pt" officeooo:rsid="03701818" style:font-size-asian="11pt" style:font-size-complex="11pt"/>
    </style:style>
    <style:style style:name="T34" style:family="text">
      <style:text-properties style:font-name="Calibri" fo:font-size="11pt" officeooo:rsid="0378937f" style:font-size-asian="11pt" style:font-size-complex="11pt"/>
    </style:style>
    <style:style style:name="T35" style:family="text">
      <style:text-properties style:font-name="Calibri" fo:font-size="11pt" fo:font-weight="normal" officeooo:rsid="01cb5ba9" style:font-size-asian="11pt" style:font-weight-asian="normal" style:font-size-complex="11pt" style:font-weight-complex="normal"/>
    </style:style>
    <style:style style:name="T36" style:family="text">
      <style:text-properties style:font-name="Calibri" fo:font-size="11pt" fo:font-weight="normal" officeooo:rsid="00fed088" style:font-size-asian="11pt" style:font-weight-asian="normal" style:font-size-complex="11pt" style:font-weight-complex="normal"/>
    </style:style>
    <style:style style:name="T37" style:family="text">
      <style:text-properties style:font-name="Calibri" fo:font-size="11pt" fo:font-weight="normal" officeooo:rsid="0257a7df" style:font-size-asian="11pt" style:font-weight-asian="normal" style:font-size-complex="11pt" style:font-weight-complex="normal"/>
    </style:style>
    <style:style style:name="T38" style:family="text">
      <style:text-properties style:font-name="Calibri" fo:font-size="11pt" fo:font-weight="normal" officeooo:rsid="025f4132" style:font-size-asian="11pt" style:font-weight-asian="normal" style:font-size-complex="11pt" style:font-weight-complex="normal"/>
    </style:style>
    <style:style style:name="T39" style:family="text">
      <style:text-properties style:font-name="Calibri" fo:font-size="11pt" fo:font-weight="normal" officeooo:rsid="0263ba80" style:font-size-asian="11pt" style:font-weight-asian="normal" style:font-size-complex="11pt" style:font-weight-complex="normal"/>
    </style:style>
    <style:style style:name="T40" style:family="text">
      <style:text-properties style:font-name="Calibri" fo:font-weight="normal" officeooo:rsid="00fed088" style:font-weight-asian="normal" style:font-weight-complex="normal"/>
    </style:style>
    <style:style style:name="T41" style:family="text">
      <style:text-properties style:font-name="Calibri" fo:font-weight="normal" officeooo:rsid="0263ba80" style:font-weight-asian="normal" style:font-weight-complex="normal"/>
    </style:style>
    <style:style style:name="T42" style:family="text">
      <style:text-properties style:font-name="Calibri" fo:font-weight="normal" officeooo:rsid="0257a7df" style:font-weight-asian="normal" style:font-weight-complex="normal"/>
    </style:style>
    <style:style style:name="T43" style:family="text">
      <style:text-properties style:font-name="Calibri" fo:font-weight="normal" officeooo:rsid="0273d69d" style:font-weight-asian="normal" style:font-weight-complex="normal"/>
    </style:style>
    <style:style style:name="T44" style:family="text">
      <style:text-properties style:font-name="Calibri" officeooo:rsid="02cafe43"/>
    </style:style>
    <style:style style:name="T45" style:family="text">
      <style:text-properties fo:font-variant="normal" fo:text-transform="none" style:font-name="Calibri" fo:letter-spacing="normal" fo:font-style="normal"/>
    </style:style>
    <style:style style:name="T46" style:family="text">
      <style:text-properties fo:font-variant="normal" fo:text-transform="none" style:font-name="Calibri" fo:font-size="12.75pt" fo:letter-spacing="normal" fo:font-style="normal" fo:font-weight="normal"/>
    </style:style>
    <style:style style:name="T47" style:family="text">
      <style:text-properties fo:font-variant="normal" fo:text-transform="none" fo:color="#006699" style:font-name="Calibri" fo:font-size="14pt" fo:letter-spacing="normal" fo:font-style="normal" style:text-underline-style="none" fo:font-weight="bold" style:font-size-asian="14pt" style:font-weight-asian="bold" style:font-size-complex="14pt" style:font-weight-complex="bold"/>
    </style:style>
    <style:style style:name="T48" style:family="text">
      <style:text-properties fo:font-variant="normal" fo:text-transform="none" fo:letter-spacing="normal" fo:font-style="normal" fo:font-weight="normal"/>
    </style:style>
    <style:style style:name="T49" style:family="text">
      <style:text-properties fo:font-variant="normal" fo:text-transform="none" fo:letter-spacing="normal" fo:font-style="normal" fo:font-weight="normal" officeooo:rsid="02ef7cb2" style:font-size-asian="11pt" style:font-weight-asian="bold" style:font-size-complex="11pt" style:font-weight-complex="bold"/>
    </style:style>
    <style:style style:name="T50" style:family="text">
      <style:text-properties fo:font-variant="normal" fo:text-transform="none" fo:letter-spacing="normal" fo:font-style="normal" fo:font-weight="normal" officeooo:rsid="0308043c" style:font-size-asian="11pt" style:font-weight-asian="bold" style:font-size-complex="11pt" style:font-weight-complex="bold"/>
    </style:style>
    <style:style style:name="T51" style:family="text">
      <style:text-properties fo:font-variant="normal" fo:text-transform="none" fo:letter-spacing="normal" fo:font-style="normal" style:text-underline-style="none"/>
    </style:style>
    <style:style style:name="T52" style:family="text">
      <style:text-properties fo:font-variant="normal" fo:text-transform="none" fo:letter-spacing="normal" fo:font-style="normal" style:text-underline-style="none" fo:font-weight="bold" style:font-weight-asian="bold" style:font-weight-complex="bold"/>
    </style:style>
    <style:style style:name="T53" style:family="text">
      <style:text-properties fo:font-variant="normal" fo:text-transform="none" fo:letter-spacing="normal" fo:font-style="normal" style:text-underline-style="none" fo:font-weight="bold" officeooo:rsid="00130898" style:font-weight-asian="bold" style:font-weight-complex="bold"/>
    </style:style>
    <style:style style:name="T54" style:family="text">
      <style:text-properties fo:font-variant="normal" fo:text-transform="none" fo:letter-spacing="normal" fo:font-style="normal" style:text-underline-style="none" fo:font-weight="bold" officeooo:rsid="00193d1c" style:font-weight-asian="bold" style:font-weight-complex="bold"/>
    </style:style>
    <style:style style:name="T55" style:family="text">
      <style:text-properties fo:font-variant="normal" fo:text-transform="none" fo:letter-spacing="normal" fo:font-style="normal" style:text-underline-style="none" fo:font-weight="bold" officeooo:rsid="00193fd1" style:font-weight-asian="bold" style:font-weight-complex="bold"/>
    </style:style>
    <style:style style:name="T56" style:family="text">
      <style:text-properties fo:font-variant="normal" fo:text-transform="none" fo:letter-spacing="normal" fo:font-style="normal" style:text-underline-style="none" fo:font-weight="bold" officeooo:rsid="0043fd9b" style:font-weight-asian="bold" style:font-weight-complex="bold"/>
    </style:style>
    <style:style style:name="T57" style:family="text">
      <style:text-properties fo:font-variant="normal" fo:text-transform="none" fo:letter-spacing="normal" fo:font-style="normal" style:text-underline-style="none" fo:font-weight="bold" officeooo:rsid="03271123" style:font-weight-asian="bold" style:font-weight-complex="bold"/>
    </style:style>
    <style:style style:name="T58" style:family="text">
      <style:text-properties fo:font-variant="normal" fo:text-transform="none" fo:letter-spacing="normal" fo:font-style="normal" style:text-underline-style="none" fo:font-weight="bold" officeooo:rsid="01a02b41" style:font-style-asian="normal" style:font-weight-asian="bold" style:font-name-complex="Times New Roman" style:font-style-complex="normal" style:font-weight-complex="bold"/>
    </style:style>
    <style:style style:name="T59" style:family="text">
      <style:text-properties fo:font-variant="normal" fo:text-transform="none" fo:letter-spacing="normal" fo:font-style="normal" style:text-underline-style="none" fo:font-weight="bold" officeooo:rsid="007fa104" style:font-style-asian="normal" style:font-weight-asian="bold" style:font-name-complex="Times New Roman" style:font-style-complex="normal" style:font-weight-complex="bold"/>
    </style:style>
    <style:style style:name="T60" style:family="text">
      <style:text-properties fo:font-variant="normal" fo:text-transform="none" fo:letter-spacing="normal" fo:font-style="normal" style:text-underline-style="none" officeooo:rsid="00193d1c"/>
    </style:style>
    <style:style style:name="T61" style:family="text">
      <style:text-properties fo:font-variant="normal" fo:text-transform="none" fo:letter-spacing="normal" fo:font-style="normal" style:text-underline-style="none" officeooo:rsid="00193fd1"/>
    </style:style>
    <style:style style:name="T62" style:family="text">
      <style:text-properties fo:font-variant="normal" fo:text-transform="none" fo:letter-spacing="normal" fo:font-style="normal" style:text-underline-style="none" officeooo:rsid="00217543"/>
    </style:style>
    <style:style style:name="T63" style:family="text">
      <style:text-properties fo:font-variant="normal" fo:text-transform="none" fo:letter-spacing="normal" fo:font-style="normal" style:text-underline-style="none" officeooo:rsid="0033cc12"/>
    </style:style>
    <style:style style:name="T64" style:family="text">
      <style:text-properties fo:font-variant="normal" fo:text-transform="none" fo:letter-spacing="normal" fo:font-style="normal" style:text-underline-style="none" officeooo:rsid="00374a7c"/>
    </style:style>
    <style:style style:name="T65" style:family="text">
      <style:text-properties fo:font-variant="normal" fo:text-transform="none" fo:letter-spacing="normal" fo:font-style="normal" style:text-underline-style="none" officeooo:rsid="0049c515"/>
    </style:style>
    <style:style style:name="T66" style:family="text">
      <style:text-properties fo:font-variant="normal" fo:text-transform="none" fo:letter-spacing="normal" fo:font-style="normal" style:text-underline-style="none" officeooo:rsid="004b3d94"/>
    </style:style>
    <style:style style:name="T67" style:family="text">
      <style:text-properties fo:font-variant="normal" fo:text-transform="none" fo:letter-spacing="normal" fo:font-style="normal" style:text-underline-style="none" officeooo:rsid="004b9254"/>
    </style:style>
    <style:style style:name="T68" style:family="text">
      <style:text-properties fo:font-variant="normal" fo:text-transform="none" fo:letter-spacing="normal" fo:font-style="normal" style:text-underline-style="none" officeooo:rsid="004cc434"/>
    </style:style>
    <style:style style:name="T69" style:family="text">
      <style:text-properties fo:font-variant="normal" fo:text-transform="none" fo:letter-spacing="normal" fo:font-style="normal" style:text-underline-style="none" officeooo:rsid="017fbbd4"/>
    </style:style>
    <style:style style:name="T70" style:family="text">
      <style:text-properties fo:font-variant="normal" fo:text-transform="none" fo:letter-spacing="normal" fo:font-style="normal" style:text-underline-style="none" officeooo:rsid="03271123"/>
    </style:style>
    <style:style style:name="T71" style:family="text">
      <style:text-properties fo:font-variant="normal" fo:text-transform="none" fo:letter-spacing="normal" fo:font-style="normal" style:text-underline-style="none" fo:font-weight="normal" officeooo:rsid="03271123" style:font-weight-asian="normal" style:font-weight-complex="normal"/>
    </style:style>
    <style:style style:name="T72" style:family="text">
      <style:text-properties fo:font-variant="normal" fo:text-transform="none" fo:letter-spacing="normal" fo:font-style="normal" style:text-underline-style="none" officeooo:rsid="0328b322"/>
    </style:style>
    <style:style style:name="T73" style:family="text">
      <style:text-properties fo:font-variant="normal" fo:text-transform="none" fo:letter-spacing="normal" fo:font-style="normal" style:text-underline-style="none" officeooo:rsid="032ac79f"/>
    </style:style>
    <style:style style:name="T74" style:family="text">
      <style:text-properties fo:font-variant="normal" fo:text-transform="none" fo:letter-spacing="normal" fo:font-style="normal" style:text-underline-style="none" officeooo:rsid="0330bdb7"/>
    </style:style>
    <style:style style:name="T75" style:family="text">
      <style:text-properties fo:font-variant="normal" fo:text-transform="none" fo:letter-spacing="normal" fo:font-style="normal" style:text-underline-style="none" officeooo:rsid="036709c9"/>
    </style:style>
    <style:style style:name="T76" style:family="text">
      <style:text-properties fo:font-variant="normal" fo:text-transform="none" fo:color="#000000" style:font-name="Calibri" fo:font-size="10.5pt" fo:letter-spacing="normal" fo:font-style="normal" fo:font-weight="bold" officeooo:rsid="00128e3b" fo:background-color="#ffffff" loext:char-shading-value="0" style:font-size-asian="10.5pt" style:font-weight-asian="normal" style:font-name-complex="Times New Roman" style:font-size-complex="10.5pt" style:font-weight-complex="normal" loext:padding="0in" loext:border="none"/>
    </style:style>
    <style:style style:name="T77" style:family="text">
      <style:text-properties fo:font-variant="normal" fo:text-transform="none" fo:color="#000000" style:font-name="Calibri" fo:font-size="10.5pt" fo:letter-spacing="normal" fo:font-style="normal" fo:font-weight="bold" officeooo:rsid="0378937f" fo:background-color="#ffffff" loext:char-shading-value="0" style:font-size-asian="10.5pt" style:font-weight-asian="bold" style:font-name-complex="Times New Roman" style:font-size-complex="10.5pt" style:font-weight-complex="bold" loext:padding="0in" loext:border="none"/>
    </style:style>
    <style:style style:name="T78" style:family="text">
      <style:text-properties fo:font-variant="normal" fo:text-transform="none" fo:color="#000000" style:font-name="Calibri" fo:font-size="10.5pt" fo:letter-spacing="normal" fo:font-style="normal" fo:font-weight="bold" officeooo:rsid="0384c859" fo:background-color="#ffffff" loext:char-shading-value="0" style:font-size-asian="10.5pt" style:font-weight-asian="bold" style:font-name-complex="Times New Roman" style:font-size-complex="10.5pt" style:font-weight-complex="bold" loext:padding="0in" loext:border="none"/>
    </style:style>
    <style:style style:name="T79" style:family="text">
      <style:text-properties fo:font-variant="normal" fo:text-transform="none" fo:color="#000000" style:font-name="Calibri" fo:font-size="10.5pt" fo:letter-spacing="normal" fo:font-style="normal" fo:font-weight="bold" officeooo:rsid="03373682" fo:background-color="transparent" loext:char-shading-value="0" style:font-size-asian="10.5pt" style:font-weight-asian="bold" style:font-name-complex="Times New Roman" style:font-size-complex="10.5pt" style:font-weight-complex="bold" loext:padding="0in" loext:border="none"/>
    </style:style>
    <style:style style:name="T80" style:family="text">
      <style:text-properties fo:font-variant="normal" fo:text-transform="none" fo:color="#000000" style:font-name="Calibri" fo:font-size="10.5pt" fo:letter-spacing="normal" fo:font-style="normal" fo:font-weight="bold" officeooo:rsid="03750893" fo:background-color="transparent" loext:char-shading-value="0" style:font-size-asian="10.5pt" style:font-weight-asian="bold" style:font-name-complex="Times New Roman" style:font-size-complex="10.5pt" style:font-weight-complex="bold" loext:padding="0in" loext:border="none"/>
    </style:style>
    <style:style style:name="T81" style:family="text">
      <style:text-properties fo:font-variant="normal" fo:text-transform="none" fo:color="#000000" style:font-name="Calibri" fo:font-size="10.5pt" fo:letter-spacing="normal" fo:font-style="normal" fo:font-weight="bold" officeooo:rsid="0378937f" fo:background-color="transparent" loext:char-shading-value="0" style:font-size-asian="10.5pt" style:font-weight-asian="bold" style:font-name-complex="Times New Roman" style:font-size-complex="10.5pt" style:font-weight-complex="bold" loext:padding="0in" loext:border="none"/>
    </style:style>
    <style:style style:name="T82" style:family="text">
      <style:text-properties fo:font-variant="normal" fo:text-transform="none" fo:color="#000000" style:font-name="Calibri" fo:font-size="10.5pt" fo:letter-spacing="normal" fo:font-style="normal" fo:font-weight="bold" officeooo:rsid="038ded28" fo:background-color="transparent" loext:char-shading-value="0" style:font-size-asian="10.5pt" style:font-weight-asian="bold" style:font-name-complex="Times New Roman" style:font-size-complex="10.5pt" style:font-weight-complex="bold" loext:padding="0in" loext:border="none"/>
    </style:style>
    <style:style style:name="T83" style:family="text">
      <style:text-properties fo:font-variant="normal" fo:text-transform="none" fo:color="#000000" style:font-name="Calibri" fo:font-size="10.5pt" fo:letter-spacing="normal" fo:font-style="normal" fo:font-weight="normal" officeooo:rsid="00128e3b" fo:background-color="#ffffff" loext:char-shading-value="0" style:font-size-asian="10.5pt" style:font-weight-asian="normal" style:font-name-complex="Times New Roman" style:font-size-complex="10.5pt" style:font-weight-complex="normal" loext:padding="0in" loext:border="none"/>
    </style:style>
    <style:style style:name="T84" style:family="text">
      <style:text-properties fo:font-variant="normal" fo:text-transform="none" fo:color="#000000" style:font-name="Calibri" fo:font-size="10.5pt" fo:letter-spacing="normal" fo:font-style="normal" fo:font-weight="normal" officeooo:rsid="0125182a" fo:background-color="#ffffff" loext:char-shading-value="0" style:font-size-asian="10.5pt" style:font-weight-asian="normal" style:font-name-complex="Times New Roman" style:font-size-complex="10.5pt" style:font-weight-complex="normal" loext:padding="0in" loext:border="none"/>
    </style:style>
    <style:style style:name="T85" style:family="text">
      <style:text-properties fo:font-variant="normal" fo:text-transform="none" fo:color="#000000" style:font-name="Calibri" fo:font-size="10.5pt" fo:letter-spacing="normal" fo:font-style="normal" fo:font-weight="normal" officeooo:rsid="01255b69" fo:background-color="#ffffff" loext:char-shading-value="0" style:font-size-asian="10.5pt" style:font-weight-asian="normal" style:font-name-complex="Times New Roman" style:font-size-complex="10.5pt" style:font-weight-complex="normal" loext:padding="0in" loext:border="none"/>
    </style:style>
    <style:style style:name="T86" style:family="text">
      <style:text-properties fo:font-variant="normal" fo:text-transform="none" fo:color="#000000" style:font-name="Calibri" fo:font-size="10.5pt" fo:letter-spacing="normal" fo:font-style="normal" fo:font-weight="normal" officeooo:rsid="0227caef" fo:background-color="#ffffff" loext:char-shading-value="0" style:font-size-asian="10.5pt" style:font-weight-asian="normal" style:font-name-complex="Times New Roman" style:font-size-complex="10.5pt" style:font-weight-complex="normal" loext:padding="0in" loext:border="none"/>
    </style:style>
    <style:style style:name="T87" style:family="text">
      <style:text-properties fo:font-variant="normal" fo:text-transform="none" fo:color="#000000" style:font-name="Calibri" fo:font-size="10.5pt" fo:letter-spacing="normal" fo:font-style="normal" fo:font-weight="normal" officeooo:rsid="02160378" fo:background-color="#ffffff" loext:char-shading-value="0" style:font-size-asian="10.5pt" style:font-weight-asian="normal" style:font-name-complex="Times New Roman" style:font-size-complex="10.5pt" style:font-weight-complex="normal" loext:padding="0in" loext:border="none"/>
    </style:style>
    <style:style style:name="T88" style:family="text">
      <style:text-properties fo:font-variant="normal" fo:text-transform="none" fo:color="#000000" style:font-name="Calibri" fo:font-size="10.5pt" fo:letter-spacing="normal" fo:font-style="normal" fo:font-weight="normal" officeooo:rsid="03750893" fo:background-color="#ffffff" loext:char-shading-value="0" style:font-size-asian="10.5pt" style:font-weight-asian="normal" style:font-name-complex="Times New Roman" style:font-size-complex="10.5pt" style:font-weight-complex="normal" loext:padding="0in" loext:border="none"/>
    </style:style>
    <style:style style:name="T89" style:family="text">
      <style:text-properties fo:font-variant="normal" fo:text-transform="none" fo:color="#000000" style:font-name="Calibri" fo:font-size="10.5pt" fo:letter-spacing="normal" fo:font-style="normal" fo:font-weight="normal" officeooo:rsid="0378937f" fo:background-color="#ffffff" loext:char-shading-value="0" style:font-size-asian="10.5pt" style:font-weight-asian="normal" style:font-name-complex="Times New Roman" style:font-size-complex="10.5pt" style:font-weight-complex="normal" loext:padding="0in" loext:border="none"/>
    </style:style>
    <style:style style:name="T90" style:family="text">
      <style:text-properties fo:font-variant="normal" fo:text-transform="none" fo:color="#000000" style:font-name="Calibri" fo:font-size="10.5pt" fo:letter-spacing="normal" fo:font-style="normal" fo:font-weight="normal" officeooo:rsid="0384c859" fo:background-color="#ffffff" loext:char-shading-value="0" style:font-size-asian="10.5pt" style:font-weight-asian="normal" style:font-name-complex="Times New Roman" style:font-size-complex="10.5pt" style:font-weight-complex="normal" loext:padding="0in" loext:border="none"/>
    </style:style>
    <style:style style:name="T91" style:family="text">
      <style:text-properties fo:font-variant="normal" fo:text-transform="none" fo:color="#000000" style:font-name="Calibri" fo:font-size="10.5pt" fo:letter-spacing="normal" fo:font-style="normal" fo:font-weight="normal" officeooo:rsid="03373682" fo:background-color="transparent" loext:char-shading-value="0" style:font-size-asian="10.5pt" style:font-weight-asian="normal" style:font-name-complex="Times New Roman" style:font-size-complex="10.5pt" style:font-weight-complex="normal" loext:padding="0in" loext:border="none"/>
    </style:style>
    <style:style style:name="T92" style:family="text">
      <style:text-properties fo:font-variant="normal" fo:text-transform="none" fo:color="#000000" style:font-name="Calibri" fo:font-size="10.5pt" fo:letter-spacing="normal" fo:font-style="normal" fo:font-weight="normal" officeooo:rsid="033b42c8" fo:background-color="transparent" loext:char-shading-value="0" style:font-size-asian="10.5pt" style:font-weight-asian="normal" style:font-name-complex="Times New Roman" style:font-size-complex="10.5pt" style:font-weight-complex="normal" loext:padding="0in" loext:border="none"/>
    </style:style>
    <style:style style:name="T93" style:family="text">
      <style:text-properties fo:font-variant="normal" fo:text-transform="none" fo:color="#000000" style:font-name="Calibri" fo:font-size="10.5pt" fo:letter-spacing="normal" fo:font-style="normal" fo:font-weight="normal" officeooo:rsid="033cce35" fo:background-color="transparent" loext:char-shading-value="0" style:font-size-asian="10.5pt" style:font-weight-asian="normal" style:font-name-complex="Times New Roman" style:font-size-complex="10.5pt" style:font-weight-complex="normal" loext:padding="0in" loext:border="none"/>
    </style:style>
    <style:style style:name="T94" style:family="text">
      <style:text-properties fo:font-variant="normal" fo:text-transform="none" fo:color="#000000" style:font-name="Calibri" fo:font-size="10.5pt" fo:letter-spacing="normal" fo:font-style="normal" fo:font-weight="normal" officeooo:rsid="03699d19" fo:background-color="transparent" loext:char-shading-value="0" style:font-size-asian="10.5pt" style:font-weight-asian="normal" style:font-name-complex="Times New Roman" style:font-size-complex="10.5pt" style:font-weight-complex="normal" loext:padding="0in" loext:border="none"/>
    </style:style>
    <style:style style:name="T95" style:family="text">
      <style:text-properties fo:font-variant="normal" fo:text-transform="none" fo:color="#000000" style:font-name="Calibri" fo:font-size="10.5pt" fo:letter-spacing="normal" fo:font-style="normal" fo:font-weight="normal" officeooo:rsid="03701818" fo:background-color="transparent" loext:char-shading-value="0" style:font-size-asian="10.5pt" style:font-weight-asian="normal" style:font-name-complex="Times New Roman" style:font-size-complex="10.5pt" style:font-weight-complex="normal" loext:padding="0in" loext:border="none"/>
    </style:style>
    <style:style style:name="T96" style:family="text">
      <style:text-properties fo:font-variant="normal" fo:text-transform="none" fo:color="#000000" style:font-name="Calibri" fo:font-size="10.5pt" fo:letter-spacing="normal" fo:font-style="normal" fo:font-weight="normal" officeooo:rsid="03750893" fo:background-color="transparent" loext:char-shading-value="0" style:font-size-asian="10.5pt" style:font-weight-asian="normal" style:font-name-complex="Times New Roman" style:font-size-complex="10.5pt" style:font-weight-complex="normal" loext:padding="0in" loext:border="none"/>
    </style:style>
    <style:style style:name="T97" style:family="text">
      <style:text-properties fo:font-variant="normal" fo:text-transform="none" fo:color="#000000" style:font-name="Calibri" fo:font-size="10.5pt" fo:letter-spacing="normal" fo:font-style="normal" fo:font-weight="normal" officeooo:rsid="006cf47d" fo:background-color="transparent" loext:char-shading-value="0" style:font-size-asian="10.5pt" style:font-weight-asian="normal" style:font-name-complex="Times New Roman" style:font-size-complex="10.5pt" style:font-weight-complex="normal" loext:padding="0in" loext:border="none"/>
    </style:style>
    <style:style style:name="T98" style:family="text">
      <style:text-properties fo:font-variant="normal" fo:text-transform="none" fo:color="#000000" style:font-name="Calibri" fo:font-size="10.5pt" fo:letter-spacing="normal" fo:font-style="normal" fo:font-weight="normal" officeooo:rsid="00128e3b" fo:background-color="transparent" loext:char-shading-value="0" style:font-size-asian="10.5pt" style:font-weight-asian="normal" style:font-name-complex="Times New Roman" style:font-size-complex="10.5pt" style:font-weight-complex="normal" loext:padding="0in" loext:border="none"/>
    </style:style>
    <style:style style:name="T99" style:family="text">
      <style:text-properties fo:font-variant="normal" fo:text-transform="none" fo:color="#000000" style:font-name="Calibri" fo:font-size="10.5pt" fo:letter-spacing="normal" fo:font-style="normal" fo:font-weight="normal" officeooo:rsid="0376a5a3" fo:background-color="transparent" loext:char-shading-value="0" style:font-size-asian="10.5pt" style:font-weight-asian="normal" style:font-name-complex="Times New Roman" style:font-size-complex="10.5pt" style:font-weight-complex="normal" loext:padding="0in" loext:border="none"/>
    </style:style>
    <style:style style:name="T100" style:family="text">
      <style:text-properties fo:font-variant="normal" fo:text-transform="none" fo:color="#000000" style:font-name="Calibri" fo:font-size="10.5pt" fo:letter-spacing="normal" fo:font-style="normal" fo:font-weight="normal" officeooo:rsid="0378937f" fo:background-color="transparent" loext:char-shading-value="0" style:font-size-asian="10.5pt" style:font-weight-asian="normal" style:font-name-complex="Times New Roman" style:font-size-complex="10.5pt" style:font-weight-complex="normal" loext:padding="0in" loext:border="none"/>
    </style:style>
    <style:style style:name="T101" style:family="text">
      <style:text-properties fo:font-variant="normal" fo:text-transform="none" fo:color="#000000" style:font-name="Calibri" fo:font-size="10.5pt" fo:letter-spacing="normal" fo:font-style="normal" fo:font-weight="normal" officeooo:rsid="037ba13e" fo:background-color="transparent" loext:char-shading-value="0" style:font-size-asian="10.5pt" style:font-weight-asian="normal" style:font-name-complex="Times New Roman" style:font-size-complex="10.5pt" style:font-weight-complex="normal" loext:padding="0in" loext:border="none"/>
    </style:style>
    <style:style style:name="T102" style:family="text">
      <style:text-properties fo:font-variant="normal" fo:text-transform="none" fo:color="#000000" style:font-name="Calibri" fo:font-size="10.5pt" fo:letter-spacing="normal" fo:font-style="normal" fo:font-weight="normal" officeooo:rsid="0385b315" fo:background-color="transparent" loext:char-shading-value="0" style:font-size-asian="10.5pt" style:font-weight-asian="normal" style:font-name-complex="Times New Roman" style:font-size-complex="10.5pt" style:font-weight-complex="normal" loext:padding="0in" loext:border="none"/>
    </style:style>
    <style:style style:name="T103" style:family="text">
      <style:text-properties fo:font-variant="normal" fo:text-transform="none" fo:color="#000000" style:font-name="Calibri" fo:font-size="10.5pt" fo:letter-spacing="normal" fo:font-style="normal" fo:font-weight="normal" officeooo:rsid="03871ad1" fo:background-color="transparent" loext:char-shading-value="0" style:font-size-asian="10.5pt" style:font-weight-asian="normal" style:font-name-complex="Times New Roman" style:font-size-complex="10.5pt" style:font-weight-complex="normal" loext:padding="0in" loext:border="none"/>
    </style:style>
    <style:style style:name="T104" style:family="text">
      <style:text-properties fo:font-variant="normal" fo:text-transform="none" fo:color="#000000" style:font-name="Calibri" fo:font-size="10.5pt" fo:letter-spacing="normal" fo:font-style="normal" fo:font-weight="normal" officeooo:rsid="038d63f9" fo:background-color="transparent" loext:char-shading-value="0" style:font-size-asian="10.5pt" style:font-weight-asian="normal" style:font-name-complex="Times New Roman" style:font-size-complex="10.5pt" style:font-weight-complex="normal" loext:padding="0in" loext:border="none"/>
    </style:style>
    <style:style style:name="T105" style:family="text">
      <style:text-properties fo:font-variant="normal" fo:text-transform="none" fo:color="#000000" style:font-name="Calibri" fo:font-size="10.5pt" fo:letter-spacing="normal" fo:font-style="normal" fo:font-weight="normal" officeooo:rsid="038ded28" fo:background-color="transparent" loext:char-shading-value="0" style:font-size-asian="10.5pt" style:font-weight-asian="normal" style:font-name-complex="Times New Roman" style:font-size-complex="10.5pt" style:font-weight-complex="normal" loext:padding="0in" loext:border="none"/>
    </style:style>
    <style:style style:name="T106" style:family="text">
      <style:text-properties fo:font-variant="normal" fo:text-transform="none" fo:color="#000000" style:font-name="Calibri" fo:letter-spacing="normal" fo:font-style="normal" fo:font-weight="bold" officeooo:rsid="00128e3b"/>
    </style:style>
    <style:style style:name="T107" style:family="text">
      <style:text-properties fo:font-variant="normal" fo:text-transform="none" fo:color="#000000" style:font-name="Calibri" fo:letter-spacing="normal" fo:font-style="normal" fo:font-weight="bold" officeooo:rsid="01f71925"/>
    </style:style>
    <style:style style:name="T108" style:family="text">
      <style:text-properties fo:font-variant="normal" fo:text-transform="none" fo:color="#000000" style:font-name="Calibri" fo:font-size="11pt" fo:letter-spacing="normal" fo:font-style="normal" style:text-underline-style="none" fo:font-weight="bold" officeooo:rsid="00128e3b" style:font-size-asian="11pt" style:font-weight-asian="bold" style:font-size-complex="11pt" style:font-weight-complex="bold" loext:padding="0in" loext:border="none"/>
    </style:style>
    <style:style style:name="T109" style:family="text">
      <style:text-properties fo:font-variant="normal" fo:text-transform="none" fo:color="#000000" style:font-name="Calibri" fo:font-size="11pt" fo:letter-spacing="normal" fo:font-style="normal" fo:font-weight="normal" style:font-size-asian="11pt" style:font-weight-asian="normal" style:font-size-complex="11pt" style:font-weight-complex="normal"/>
    </style:style>
    <style:style style:name="T110" style:family="text">
      <style:text-properties fo:font-variant="normal" fo:text-transform="none" fo:color="#000000" style:font-name="Calibri" fo:font-size="11pt" fo:letter-spacing="normal" fo:font-style="normal" fo:font-weight="normal" officeooo:rsid="01cb5ba9" style:font-size-asian="11pt" style:font-weight-asian="normal" style:font-size-complex="11pt" style:font-weight-complex="normal"/>
    </style:style>
    <style:style style:name="T111" style:family="text">
      <style:text-properties fo:font-variant="normal" fo:text-transform="none" fo:color="#000000" style:font-name="Calibri" fo:font-size="11pt" fo:letter-spacing="normal" fo:font-style="normal" fo:font-weight="normal" officeooo:rsid="01cb5ba9" style:font-size-asian="11pt" style:font-weight-asian="normal" style:font-size-complex="11pt" style:font-weight-complex="normal" loext:padding="0in" loext:border="none"/>
    </style:style>
    <style:style style:name="T112" style:family="text">
      <style:text-properties fo:font-variant="normal" fo:text-transform="none" fo:color="#000000" style:font-name="Calibri" fo:font-size="11pt" fo:letter-spacing="normal" fo:font-style="normal" fo:font-weight="normal" style:font-size-asian="11pt" style:font-weight-asian="normal" style:font-size-complex="11pt" style:font-weight-complex="normal" loext:padding="0in" loext:border="none"/>
    </style:style>
    <style:style style:name="T113" style:family="text">
      <style:text-properties fo:font-variant="normal" fo:text-transform="none" fo:color="#000000" style:font-name="Calibri" fo:font-size="11pt" fo:letter-spacing="normal" fo:font-style="normal" fo:font-weight="normal" officeooo:rsid="0378937f" fo:background-color="#ffffff" loext:char-shading-value="0" style:font-size-asian="11pt" style:font-weight-asian="normal" style:font-name-complex="Times New Roman" style:font-size-complex="11pt" style:font-weight-complex="normal" loext:padding="0in" loext:border="none"/>
    </style:style>
    <style:style style:name="T114" style:family="text">
      <style:text-properties fo:font-variant="normal" fo:text-transform="none" fo:color="#000000" style:font-name="Calibri" fo:font-size="11pt" fo:letter-spacing="normal" fo:font-style="normal" fo:font-weight="normal" officeooo:rsid="038e0550" fo:background-color="#ffffff" loext:char-shading-value="0" style:font-size-asian="11pt" style:font-weight-asian="normal" style:font-name-complex="Times New Roman" style:font-size-complex="11pt" style:font-weight-complex="normal" loext:padding="0in" loext:border="none"/>
    </style:style>
    <style:style style:name="T115" style:family="text">
      <style:text-properties fo:font-variant="normal" fo:text-transform="none" fo:color="#000000" style:font-name="Calibri" fo:font-size="11pt" fo:letter-spacing="normal" fo:font-style="normal" fo:font-weight="bold" style:font-size-asian="11pt" style:font-weight-asian="bold" style:font-size-complex="11pt" style:font-weight-complex="bold" loext:padding="0in" loext:border="none"/>
    </style:style>
    <style:style style:name="T116" style:family="text">
      <style:text-properties fo:font-variant="normal" fo:text-transform="none" fo:color="#000000" style:font-name="Calibri" fo:font-size="11pt" fo:letter-spacing="normal" fo:language="en" fo:country="US" fo:font-style="normal" style:text-underline-style="none" fo:font-weight="bold" officeooo:rsid="00128e3b" style:font-size-asian="11pt" style:language-asian="en" style:country-asian="US" style:font-weight-asian="bold" style:font-name-complex="Times New Roman" style:font-size-complex="11pt" style:font-weight-complex="bold" loext:padding="0in" loext:border="none"/>
    </style:style>
    <style:style style:name="T117" style:family="text">
      <style:text-properties fo:font-variant="normal" fo:text-transform="none" fo:color="#000000" style:font-name="Calibri" fo:font-size="11pt" fo:letter-spacing="normal" fo:language="en" fo:country="US" fo:font-style="normal" style:text-underline-style="none" fo:font-weight="bold" officeooo:rsid="00110454" style:font-size-asian="11pt" style:language-asian="en" style:country-asian="US" style:font-weight-asian="bold" style:font-name-complex="Times New Roman" style:font-size-complex="11pt" style:font-weight-complex="bold" loext:padding="0in" loext:border="none"/>
    </style:style>
    <style:style style:name="T118" style:family="text">
      <style:text-properties fo:font-variant="normal" fo:text-transform="none" fo:color="#000000" style:font-name="Calibri" fo:font-size="11pt" fo:letter-spacing="normal" fo:language="en" fo:country="US" fo:font-style="normal" style:text-underline-style="none" fo:font-weight="bold" officeooo:rsid="02160378" style:font-size-asian="11pt" style:language-asian="en" style:country-asian="US" style:font-weight-asian="bold" style:font-name-complex="Times New Roman" style:font-size-complex="11pt" style:font-weight-complex="bold" loext:padding="0in" loext:border="none"/>
    </style:style>
    <style:style style:name="T119" style:family="text">
      <style:text-properties fo:font-variant="normal" fo:text-transform="none" fo:color="#000000" style:font-name="Calibri" fo:font-size="11pt" fo:letter-spacing="normal" fo:language="en" fo:country="US" fo:font-style="normal" style:text-underline-style="none" fo:font-weight="bold" officeooo:rsid="00128e3b" fo:background-color="#ffffff" loext:char-shading-value="0" style:font-size-asian="11pt" style:language-asian="en" style:country-asian="US" style:font-weight-asian="bold" style:font-name-complex="Times New Roman" style:font-size-complex="11pt" style:font-weight-complex="bold" loext:padding="0in" loext:border="none"/>
    </style:style>
    <style:style style:name="T120" style:family="text">
      <style:text-properties fo:font-variant="normal" fo:text-transform="none" fo:color="#000000" fo:letter-spacing="normal" fo:font-style="normal" style:text-underline-style="none" fo:font-weight="bold" officeooo:rsid="00298a46" style:font-weight-asian="bold" style:font-name-complex="Times New Roman" style:font-weight-complex="bold"/>
    </style:style>
    <style:style style:name="T121" style:family="text">
      <style:text-properties fo:font-variant="normal" fo:text-transform="none" fo:color="#000000" fo:letter-spacing="normal" fo:font-style="normal" style:text-underline-style="none" fo:font-weight="bold" officeooo:rsid="02376ac4" style:font-weight-asian="bold" style:font-weight-complex="bold" loext:padding="0in" loext:border="none"/>
    </style:style>
    <style:style style:name="T122" style:family="text">
      <style:text-properties fo:font-variant="normal" fo:text-transform="none" fo:color="#000000" fo:letter-spacing="normal" fo:font-style="normal" style:text-underline-style="none" fo:font-weight="bold" style:font-style-asian="normal" style:font-weight-asian="bold" style:font-name-complex="Times New Roman" style:font-style-complex="normal"/>
    </style:style>
    <style:style style:name="T123" style:family="text">
      <style:text-properties fo:font-variant="normal" fo:text-transform="none" fo:color="#000000" fo:letter-spacing="normal" fo:font-style="normal" style:text-underline-style="none" fo:font-weight="bold" officeooo:rsid="0082ecf2" style:font-style-asian="normal" style:font-weight-asian="bold" style:font-name-complex="Times New Roman" style:font-style-complex="normal"/>
    </style:style>
    <style:style style:name="T124" style:family="text">
      <style:text-properties fo:font-variant="normal" fo:text-transform="none" fo:color="#000000" fo:letter-spacing="normal" fo:font-style="normal" fo:font-weight="normal" officeooo:rsid="00128e3b" fo:background-color="transparent" loext:char-shading-value="0"/>
    </style:style>
    <style:style style:name="T125" style:family="text">
      <style:text-properties fo:font-variant="normal" fo:text-transform="none" fo:color="#000000" fo:letter-spacing="normal" fo:font-style="normal" fo:font-weight="normal" officeooo:rsid="02522c86" fo:background-color="transparent" loext:char-shading-value="0"/>
    </style:style>
    <style:style style:name="T126" style:family="text">
      <style:text-properties fo:font-variant="normal" fo:text-transform="none" fo:color="#000000" fo:letter-spacing="normal" fo:font-style="normal" fo:font-weight="normal" officeooo:rsid="024dfbb9" fo:background-color="transparent" loext:char-shading-value="0"/>
    </style:style>
    <style:style style:name="T127" style:family="text">
      <style:text-properties fo:font-variant="normal" fo:text-transform="none" fo:color="#000000" style:font-name="helvetica" fo:font-size="10.5pt" fo:letter-spacing="normal" fo:font-style="normal" fo:font-weight="normal" officeooo:rsid="00128e3b" fo:background-color="#ffffff" loext:char-shading-value="0" style:font-size-asian="10.5pt" style:font-weight-asian="normal" style:font-name-complex="Times New Roman" style:font-size-complex="10.5pt" style:font-weight-complex="normal" loext:padding="0in" loext:border="none"/>
    </style:style>
    <style:style style:name="T128" style:family="text">
      <style:text-properties fo:font-variant="normal" fo:text-transform="none" fo:color="#000000" fo:font-size="11pt" fo:letter-spacing="normal" fo:font-style="normal" fo:font-weight="normal" officeooo:rsid="01cb5ba9" style:font-size-asian="11pt" style:font-weight-asian="normal" style:font-size-complex="11pt" style:font-weight-complex="normal"/>
    </style:style>
    <style:style style:name="T129" style:family="text">
      <style:text-properties fo:font-variant="normal" fo:text-transform="none" fo:color="#000000" fo:font-size="11pt" fo:letter-spacing="normal" fo:font-style="normal" fo:font-weight="normal" officeooo:rsid="01cb5ba9" style:font-size-asian="11pt" style:font-weight-asian="normal" style:font-size-complex="11pt" style:font-weight-complex="normal" loext:padding="0in" loext:border="none"/>
    </style:style>
    <style:style style:name="T130" style:family="text">
      <style:text-properties fo:font-variant="normal" fo:text-transform="none" fo:color="#111111" style:font-name="Calibri" fo:font-size="10.5pt" fo:letter-spacing="normal" fo:font-style="normal" style:text-underline-style="none" officeooo:rsid="000f751b" style:font-size-asian="10.5pt" style:font-size-complex="10.5pt"/>
    </style:style>
    <style:style style:name="T131" style:family="text">
      <style:text-properties fo:font-variant="normal" fo:text-transform="none" fo:color="#111111" style:font-name="Calibri" fo:font-size="10.5pt" fo:letter-spacing="normal" fo:font-style="normal" style:text-underline-style="none" officeooo:rsid="0011bce6" style:font-size-asian="10.5pt" style:font-size-complex="10.5pt"/>
    </style:style>
    <style:style style:name="T132" style:family="text">
      <style:text-properties fo:font-variant="normal" fo:text-transform="none" fo:color="#000066" style:font-name="Calibri" fo:font-size="10.5pt" fo:letter-spacing="normal" fo:font-style="normal" fo:font-weight="normal" officeooo:rsid="00128e3b" fo:background-color="#ffffff" loext:char-shading-value="0" style:font-size-asian="10.5pt" style:font-weight-asian="normal" style:font-name-complex="Times New Roman" style:font-size-complex="10.5pt" style:font-weight-complex="normal" loext:padding="0in" loext:border="none"/>
    </style:style>
    <style:style style:name="T133" style:family="text">
      <style:text-properties fo:font-variant="normal" fo:text-transform="none" fo:color="#0063b5" style:font-name="Calibri" fo:letter-spacing="normal" fo:font-style="normal" fo:font-weight="bold" officeooo:rsid="00128e3b"/>
    </style:style>
    <style:style style:name="T134" style:family="text">
      <style:text-properties fo:font-variant="normal" fo:text-transform="none" fo:font-size="10.5pt" fo:letter-spacing="normal" fo:font-style="normal" fo:font-weight="normal" officeooo:rsid="00128e3b" fo:background-color="transparent" loext:char-shading-value="0" style:font-size-asian="10.5pt" style:font-weight-asian="normal" style:font-name-complex="Times New Roman" style:font-size-complex="10.5pt" style:font-weight-complex="normal"/>
    </style:style>
    <style:style style:name="T135" style:family="text">
      <style:text-properties fo:font-variant="normal" fo:text-transform="none" fo:font-size="11pt" fo:letter-spacing="normal" fo:font-style="normal" fo:font-weight="normal" style:font-size-asian="11pt" style:font-size-complex="11pt"/>
    </style:style>
    <style:style style:name="T136" style:family="text">
      <style:text-properties fo:font-variant="normal" fo:text-transform="none" fo:font-size="11pt" fo:letter-spacing="normal" fo:font-style="normal" fo:font-weight="normal" officeooo:rsid="02d023cb" style:font-size-asian="11pt" style:font-size-complex="11pt"/>
    </style:style>
    <style:style style:name="T137" style:family="text">
      <style:text-properties fo:font-variant="normal" fo:text-transform="none" fo:font-size="11pt" fo:letter-spacing="normal" fo:font-style="normal" fo:font-weight="normal" officeooo:rsid="024e263a" fo:background-color="transparent" loext:char-shading-value="0" style:font-size-asian="11pt" style:font-size-complex="11pt"/>
    </style:style>
    <style:style style:name="T138" style:family="text">
      <style:text-properties fo:font-variant="normal" fo:text-transform="none" fo:font-size="11pt" fo:letter-spacing="normal" fo:font-style="normal" fo:font-weight="normal" officeooo:rsid="0253f1ab" fo:background-color="transparent" loext:char-shading-value="0" style:font-size-asian="11pt" style:font-size-complex="11pt"/>
    </style:style>
    <style:style style:name="T139" style:family="text">
      <style:text-properties fo:font-variant="normal" fo:text-transform="none" fo:font-size="11pt" fo:letter-spacing="normal" fo:font-style="normal" fo:font-weight="normal" officeooo:rsid="00128e3b" fo:background-color="transparent" loext:char-shading-value="0" style:font-size-asian="11pt" style:font-size-complex="11pt"/>
    </style:style>
    <style:style style:name="T140" style:family="text">
      <style:text-properties fo:font-variant="normal" fo:text-transform="none" fo:font-size="14pt" fo:letter-spacing="normal" fo:font-style="normal" style:text-underline-style="none" style:font-size-asian="14pt" style:font-size-complex="14pt"/>
    </style:style>
    <style:style style:name="T141" style:family="text">
      <style:text-properties fo:font-variant="normal" fo:text-transform="none" fo:color="#222222" fo:letter-spacing="normal" fo:font-style="normal" fo:font-weight="normal"/>
    </style:style>
    <style:style style:name="T142" style:family="text">
      <style:text-properties fo:font-variant="normal" fo:text-transform="none" fo:color="#222222" fo:letter-spacing="normal" fo:font-style="normal" fo:font-weight="normal" officeooo:rsid="03432242"/>
    </style:style>
    <style:style style:name="T143" style:family="text">
      <style:text-properties fo:font-variant="normal" fo:text-transform="none" fo:color="#222222" fo:letter-spacing="normal" fo:font-style="normal" fo:font-weight="bold"/>
    </style:style>
    <style:style style:name="T144" style:family="text">
      <style:text-properties fo:font-variant="normal" fo:text-transform="none" fo:color="#222222" fo:letter-spacing="normal" fo:font-style="normal" fo:font-weight="bold" officeooo:rsid="03655b0b"/>
    </style:style>
    <style:style style:name="T145" style:family="text">
      <style:text-properties fo:font-weight="bold"/>
    </style:style>
    <style:style style:name="T146" style:family="text">
      <style:text-properties fo:font-weight="bold" style:font-weight-asian="bold"/>
    </style:style>
    <style:style style:name="T147" style:family="text">
      <style:text-properties fo:font-weight="bold" style:font-weight-asian="bold" style:font-weight-complex="bold"/>
    </style:style>
    <style:style style:name="T148" style:family="text">
      <style:text-properties fo:font-weight="bold" officeooo:rsid="000f751b" style:font-weight-asian="bold" style:font-weight-complex="bold"/>
    </style:style>
    <style:style style:name="T149" style:family="text">
      <style:text-properties fo:font-weight="bold" officeooo:rsid="00128e3b" style:font-weight-asian="bold" style:font-weight-complex="bold"/>
    </style:style>
    <style:style style:name="T150" style:family="text">
      <style:text-properties fo:font-weight="bold" officeooo:rsid="00fb5c59" style:font-weight-asian="bold" style:font-weight-complex="bold"/>
    </style:style>
    <style:style style:name="T151" style:family="text">
      <style:text-properties fo:font-weight="bold" officeooo:rsid="00fb755e" style:font-weight-asian="bold" style:font-weight-complex="bold"/>
    </style:style>
    <style:style style:name="T152" style:family="text">
      <style:text-properties fo:font-weight="bold" officeooo:rsid="01a460d2" style:font-weight-asian="bold" style:font-weight-complex="bold"/>
    </style:style>
    <style:style style:name="T153" style:family="text">
      <style:text-properties fo:font-weight="bold" officeooo:rsid="00fed088" style:font-weight-asian="bold" style:font-weight-complex="bold"/>
    </style:style>
    <style:style style:name="T154" style:family="text">
      <style:text-properties fo:font-weight="bold" officeooo:rsid="0249213d" style:font-weight-asian="bold" style:font-weight-complex="bold"/>
    </style:style>
    <style:style style:name="T155" style:family="text">
      <style:text-properties fo:font-weight="bold" officeooo:rsid="024b88e7" style:font-weight-asian="bold" style:font-weight-complex="bold"/>
    </style:style>
    <style:style style:name="T156" style:family="text">
      <style:text-properties fo:font-weight="bold" officeooo:rsid="0341c107"/>
    </style:style>
    <style:style style:name="T157" style:family="text">
      <style:text-properties style:text-position="super 58%"/>
    </style:style>
    <style:style style:name="T158" style:family="text">
      <style:text-properties style:text-position="super 58%" fo:font-weight="bold" style:font-weight-asian="bold" style:font-weight-complex="bold"/>
    </style:style>
    <style:style style:name="T159" style:family="text">
      <style:text-properties style:text-position="super 58%" officeooo:rsid="03094329"/>
    </style:style>
    <style:style style:name="T160" style:family="text">
      <style:text-properties style:text-position="0% 100%"/>
    </style:style>
    <style:style style:name="T161" style:family="text">
      <style:text-properties style:text-position="0% 100%" officeooo:rsid="0011bce6"/>
    </style:style>
    <style:style style:name="T162" style:family="text">
      <style:text-properties style:text-position="0% 100%" officeooo:rsid="00a5f56e"/>
    </style:style>
    <style:style style:name="T163" style:family="text">
      <style:text-properties style:text-position="0% 100%" officeooo:rsid="00583005"/>
    </style:style>
    <style:style style:name="T164" style:family="text">
      <style:text-properties style:text-position="0% 100%" officeooo:rsid="02d45c5f"/>
    </style:style>
    <style:style style:name="T165" style:family="text">
      <style:text-properties style:text-position="0% 100%" officeooo:rsid="03094329"/>
    </style:style>
    <style:style style:name="T166" style:family="text">
      <style:text-properties fo:color="#000000" style:font-name="Calibri" fo:font-weight="normal" style:font-weight-asian="normal" style:font-weight-complex="normal"/>
    </style:style>
    <style:style style:name="T167" style:family="text">
      <style:text-properties fo:color="#000000" style:font-name="Calibri" fo:font-weight="normal" officeooo:rsid="0010f40d" style:font-weight-asian="normal" style:font-weight-complex="normal"/>
    </style:style>
    <style:style style:name="T168" style:family="text">
      <style:text-properties fo:color="#000000" style:font-name="Calibri" fo:font-weight="normal" officeooo:rsid="00102d10" style:font-weight-asian="normal" style:font-weight-complex="normal"/>
    </style:style>
    <style:style style:name="T169" style:family="text">
      <style:text-properties fo:color="#000000" style:font-name="Calibri" fo:font-weight="bold" officeooo:rsid="000f751b" style:font-weight-asian="bold" style:font-weight-complex="bold"/>
    </style:style>
    <style:style style:name="T170" style:family="text">
      <style:text-properties fo:color="#000000" style:font-name="Calibri" fo:font-size="10.5pt" fo:font-weight="normal" officeooo:rsid="00128e3b" fo:background-color="transparent" loext:char-shading-value="0" style:font-size-asian="10.5pt" style:font-weight-asian="normal" style:font-name-complex="Times New Roman" style:font-size-complex="10.5pt" style:font-weight-complex="normal"/>
    </style:style>
    <style:style style:name="T171" style:family="text">
      <style:text-properties fo:color="#000000" style:font-name="Calibri" fo:font-size="10.5pt" fo:font-weight="normal" officeooo:rsid="01b7296a" fo:background-color="transparent" loext:char-shading-value="0" style:font-size-asian="10.5pt" style:font-weight-asian="normal" style:font-name-complex="Times New Roman" style:font-size-complex="10.5pt" style:font-weight-complex="normal"/>
    </style:style>
    <style:style style:name="T172" style:family="text">
      <style:text-properties fo:color="#000000" style:font-name="Calibri" fo:font-size="10.5pt" fo:font-weight="normal" officeooo:rsid="01b759c7" fo:background-color="transparent" loext:char-shading-value="0" style:font-size-asian="10.5pt" style:font-weight-asian="normal" style:font-name-complex="Times New Roman" style:font-size-complex="10.5pt" style:font-weight-complex="normal"/>
    </style:style>
    <style:style style:name="T173" style:family="text">
      <style:text-properties fo:color="#000000" style:font-name="Calibri" fo:font-size="10.5pt" fo:font-weight="normal" officeooo:rsid="02962e53" fo:background-color="transparent" loext:char-shading-value="0" style:font-size-asian="10.5pt" style:font-weight-asian="normal" style:font-name-complex="Times New Roman" style:font-size-complex="10.5pt" style:font-weight-complex="normal"/>
    </style:style>
    <style:style style:name="T174" style:family="text">
      <style:text-properties fo:color="#000000" style:font-name="Calibri" fo:font-size="10.5pt" fo:font-weight="normal" officeooo:rsid="02979f20" fo:background-color="transparent" loext:char-shading-value="0" style:font-size-asian="10.5pt" style:font-weight-asian="normal" style:font-name-complex="Times New Roman" style:font-size-complex="10.5pt" style:font-weight-complex="normal"/>
    </style:style>
    <style:style style:name="T175" style:family="text">
      <style:text-properties fo:color="#000000" style:font-name="Calibri" fo:font-size="10.5pt" fo:font-weight="normal" officeooo:rsid="02a072ba" fo:background-color="transparent" loext:char-shading-value="0" style:font-size-asian="10.5pt" style:font-weight-asian="normal" style:font-name-complex="Times New Roman" style:font-size-complex="10.5pt" style:font-weight-complex="normal"/>
    </style:style>
    <style:style style:name="T176" style:family="text">
      <style:text-properties fo:color="#000000" style:font-name="Calibri" fo:font-size="10.5pt" fo:font-weight="normal" officeooo:rsid="02a0e4b3" fo:background-color="transparent" loext:char-shading-value="0" style:font-size-asian="10.5pt" style:font-weight-asian="normal" style:font-name-complex="Times New Roman" style:font-size-complex="10.5pt" style:font-weight-complex="normal"/>
    </style:style>
    <style:style style:name="T177" style:family="text">
      <style:text-properties fo:color="#000000" style:font-name="Calibri" fo:font-size="10.5pt" fo:font-weight="normal" officeooo:rsid="02a11e2a" fo:background-color="transparent" loext:char-shading-value="0" style:font-size-asian="10.5pt" style:font-weight-asian="normal" style:font-name-complex="Times New Roman" style:font-size-complex="10.5pt" style:font-weight-complex="normal"/>
    </style:style>
    <style:style style:name="T178" style:family="text">
      <style:text-properties fo:color="#000000" style:font-name="Calibri" fo:font-size="10.5pt" fo:font-weight="normal" officeooo:rsid="02a443a3" fo:background-color="transparent" loext:char-shading-value="0" style:font-size-asian="10.5pt" style:font-weight-asian="normal" style:font-name-complex="Times New Roman" style:font-size-complex="10.5pt" style:font-weight-complex="normal"/>
    </style:style>
    <style:style style:name="T179" style:family="text">
      <style:text-properties fo:color="#000000" style:font-name="Calibri" fo:font-size="10.5pt" fo:font-weight="normal" officeooo:rsid="03224fab" style:font-size-asian="10.5pt" style:font-weight-asian="normal" style:font-size-complex="10.5pt" style:font-weight-complex="normal"/>
    </style:style>
    <style:style style:name="T180" style:family="text">
      <style:text-properties fo:color="#000000" style:font-name="Calibri" fo:font-size="10.5pt" fo:font-weight="normal" officeooo:rsid="03373682" style:font-size-asian="10.5pt" style:font-weight-asian="normal" style:font-size-complex="10.5pt" style:font-weight-complex="normal"/>
    </style:style>
    <style:style style:name="T181" style:family="text">
      <style:text-properties fo:color="#000000" style:font-name="Calibri" fo:font-size="10.5pt" fo:font-weight="bold" officeooo:rsid="006cf47d" fo:background-color="transparent" loext:char-shading-value="0" style:font-size-asian="10.5pt" style:font-weight-asian="bold" style:font-size-complex="10.5pt" style:font-weight-complex="bold"/>
    </style:style>
    <style:style style:name="T182" style:family="text">
      <style:text-properties fo:color="#000000" style:font-name="Calibri" fo:font-size="10.5pt" fo:font-weight="bold" officeooo:rsid="00128e3b" fo:background-color="transparent" loext:char-shading-value="0" style:font-size-asian="10.5pt" style:font-weight-asian="bold" style:font-size-complex="10.5pt" style:font-weight-complex="bold"/>
    </style:style>
    <style:style style:name="T183" style:family="text">
      <style:text-properties fo:color="#000000" style:font-name="Calibri" fo:font-size="10.5pt" fo:font-weight="bold" officeooo:rsid="03224fab" style:font-size-asian="10.5pt" style:font-weight-asian="bold" style:font-size-complex="10.5pt" style:font-weight-complex="bold"/>
    </style:style>
    <style:style style:name="T184" style:family="text">
      <style:text-properties fo:color="#000000" style:font-name="Calibri" fo:font-size="10.5pt" fo:font-weight="bold" officeooo:rsid="0337b81b" style:font-size-asian="10.5pt" style:font-weight-asian="bold" style:font-size-complex="10.5pt" style:font-weight-complex="bold"/>
    </style:style>
    <style:style style:name="T185" style:family="text">
      <style:text-properties fo:color="#000000" style:font-name="Calibri" fo:font-size="10.5pt" officeooo:rsid="00128e3b" fo:background-color="transparent" loext:char-shading-value="0" style:font-size-asian="10.5pt" style:font-size-complex="10.5pt"/>
    </style:style>
    <style:style style:name="T186" style:family="text">
      <style:text-properties fo:color="#000000" style:font-name="Calibri" fo:font-size="10.5pt" officeooo:rsid="0227caef" fo:background-color="transparent" loext:char-shading-value="0" style:font-size-asian="10.5pt" style:font-size-complex="10.5pt"/>
    </style:style>
    <style:style style:name="T187" style:family="text">
      <style:text-properties fo:color="#000000" style:font-name="Calibri" fo:font-size="10.5pt" officeooo:rsid="022b9b70" fo:background-color="transparent" loext:char-shading-value="0" style:font-size-asian="10.5pt" style:font-size-complex="10.5pt"/>
    </style:style>
    <style:style style:name="T188" style:family="text">
      <style:text-properties fo:color="#000000" style:font-name="Calibri" fo:font-size="10.5pt" officeooo:rsid="022afd81" fo:background-color="transparent" loext:char-shading-value="0" style:font-size-asian="10.5pt" style:font-size-complex="10.5pt"/>
    </style:style>
    <style:style style:name="T189" style:family="text">
      <style:text-properties fo:color="#000000" style:font-name="Calibri" fo:font-size="10.5pt" officeooo:rsid="02979f20" fo:background-color="transparent" loext:char-shading-value="0" style:font-size-asian="10.5pt" style:font-size-complex="10.5pt"/>
    </style:style>
    <style:style style:name="T190" style:family="text">
      <style:text-properties fo:color="#000000" style:font-name="Calibri" fo:font-size="10.5pt" officeooo:rsid="0298fa8e" fo:background-color="transparent" loext:char-shading-value="0" style:font-size-asian="10.5pt" style:font-size-complex="10.5pt"/>
    </style:style>
    <style:style style:name="T191" style:family="text">
      <style:text-properties fo:color="#000000" style:font-name="Calibri" fo:font-size="10.5pt" officeooo:rsid="029c6a42" fo:background-color="transparent" loext:char-shading-value="0" style:font-size-asian="10.5pt" style:font-size-complex="10.5pt"/>
    </style:style>
    <style:style style:name="T192" style:family="text">
      <style:text-properties fo:color="#000000" style:font-name="Calibri" fo:font-size="10.5pt" officeooo:rsid="02a072ba" fo:background-color="transparent" loext:char-shading-value="0" style:font-size-asian="10.5pt" style:font-size-complex="10.5pt"/>
    </style:style>
    <style:style style:name="T193" style:family="text">
      <style:text-properties fo:color="#000000" style:font-name="Calibri" fo:font-size="10.5pt" fo:language="en" fo:country="US" fo:font-weight="normal" officeooo:rsid="03750893" style:font-size-asian="10.5pt" style:language-asian="en" style:country-asian="US" style:font-weight-asian="normal" style:font-size-complex="10.5pt" style:font-weight-complex="normal"/>
    </style:style>
    <style:style style:name="T194" style:family="text">
      <style:text-properties fo:color="#000000" style:font-name="Calibri" fo:font-size="10.5pt" fo:language="en" fo:country="US" fo:font-weight="normal" officeooo:rsid="01f3a6f2" style:font-size-asian="10.5pt" style:language-asian="en" style:country-asian="US" style:font-weight-asian="normal" style:font-size-complex="10.5pt" style:font-weight-complex="normal"/>
    </style:style>
    <style:style style:name="T195" style:family="text">
      <style:text-properties fo:color="#000000" style:font-name="Calibri" fo:font-size="10.5pt" fo:language="en" fo:country="US" fo:font-weight="normal" officeooo:rsid="00128e3b" style:font-size-asian="10.5pt" style:language-asian="en" style:country-asian="US" style:font-weight-asian="normal" style:font-size-complex="10.5pt" style:font-weight-complex="normal"/>
    </style:style>
    <style:style style:name="T196" style:family="text">
      <style:text-properties fo:color="#000000" style:font-name="Calibri" fo:font-size="10.5pt" fo:language="en" fo:country="US" fo:font-weight="normal" officeooo:rsid="01b97523" style:font-size-asian="10.5pt" style:language-asian="en" style:country-asian="US" style:font-weight-asian="normal" style:font-size-complex="10.5pt" style:font-weight-complex="normal"/>
    </style:style>
    <style:style style:name="T197" style:family="text">
      <style:text-properties fo:color="#000000" style:font-name="Calibri" fo:font-size="10.5pt" fo:language="en" fo:country="US" fo:font-weight="normal" officeooo:rsid="01bc32b2" style:font-size-asian="10.5pt" style:language-asian="en" style:country-asian="US" style:font-weight-asian="normal" style:font-size-complex="10.5pt" style:font-weight-complex="normal"/>
    </style:style>
    <style:style style:name="T198" style:family="text">
      <style:text-properties fo:color="#000000" style:font-name="Calibri" fo:font-size="10.5pt" fo:language="en" fo:country="US" fo:font-weight="normal" officeooo:rsid="0376a5a3" style:font-size-asian="10.5pt" style:language-asian="en" style:country-asian="US" style:font-weight-asian="normal" style:font-size-complex="10.5pt" style:font-weight-complex="normal"/>
    </style:style>
    <style:style style:name="T199" style:family="text">
      <style:text-properties fo:color="#000000" style:font-name="Calibri" fo:font-size="11pt" fo:font-weight="bold" style:font-size-asian="11pt" style:font-weight-asian="bold" style:font-size-complex="11pt" style:font-weight-complex="bold"/>
    </style:style>
    <style:style style:name="T200" style:family="text">
      <style:text-properties fo:color="#000000" style:font-name="Calibri" fo:font-size="11pt" fo:font-weight="bold" officeooo:rsid="000f751b" style:font-size-asian="11pt" style:font-weight-asian="bold" style:font-size-complex="11pt" style:font-weight-complex="bold"/>
    </style:style>
    <style:style style:name="T201" style:family="text">
      <style:text-properties fo:color="#000000" style:font-name="Calibri" fo:font-size="11pt" fo:font-weight="bold" officeooo:rsid="0307059e" style:font-size-asian="11pt" style:font-weight-asian="bold" style:font-size-complex="11pt" style:font-weight-complex="bold"/>
    </style:style>
    <style:style style:name="T202" style:family="text">
      <style:text-properties fo:color="#000000" style:font-name="Calibri" fo:font-size="11pt" fo:font-weight="bold" officeooo:rsid="030ebcfa" style:font-size-asian="11pt" style:font-weight-asian="bold" style:font-size-complex="11pt" style:font-weight-complex="bold"/>
    </style:style>
    <style:style style:name="T203" style:family="text">
      <style:text-properties fo:color="#000000" style:font-name="Calibri" fo:font-size="11pt" fo:font-weight="bold" officeooo:rsid="032667c6" style:font-size-asian="11pt" style:font-weight-asian="bold" style:font-size-complex="11pt" style:font-weight-complex="bold"/>
    </style:style>
    <style:style style:name="T204" style:family="text">
      <style:text-properties fo:color="#000000" style:font-name="Calibri" fo:font-size="11pt" fo:font-weight="bold" officeooo:rsid="03655b0b" style:font-size-asian="11pt" style:font-weight-asian="bold" style:font-size-complex="11pt" style:font-weight-complex="bold"/>
    </style:style>
    <style:style style:name="T205" style:family="text">
      <style:text-properties fo:color="#000000" style:font-name="Calibri" fo:font-size="11pt" style:text-underline-style="none" fo:font-weight="bold" officeooo:rsid="00128e3b" style:font-size-asian="11pt" style:font-weight-asian="bold" style:font-size-complex="11pt" style:font-weight-complex="bold"/>
    </style:style>
    <style:style style:name="T206" style:family="text">
      <style:text-properties fo:color="#000000" style:font-name="Calibri" fo:font-size="11pt" style:text-underline-style="none" officeooo:rsid="01cb5ba9" style:font-size-asian="11pt" style:font-size-complex="11pt"/>
    </style:style>
    <style:style style:name="T207" style:family="text">
      <style:text-properties fo:color="#000000" style:font-name="Calibri" fo:font-size="11pt" officeooo:rsid="00128e3b" style:font-size-asian="11pt" style:font-size-complex="11pt"/>
    </style:style>
    <style:style style:name="T208" style:family="text">
      <style:text-properties fo:color="#000000" style:font-name="Calibri" fo:font-size="11pt" officeooo:rsid="01cb5ba9" style:font-size-asian="11pt" style:font-size-complex="11pt"/>
    </style:style>
    <style:style style:name="T209" style:family="text">
      <style:text-properties fo:color="#000000" style:font-name="Calibri" fo:font-size="11pt" officeooo:rsid="036d9062" style:font-size-asian="11pt" style:font-size-complex="11pt"/>
    </style:style>
    <style:style style:name="T210" style:family="text">
      <style:text-properties fo:color="#000000" style:font-name="Calibri" fo:font-size="11pt" officeooo:rsid="03701818" style:font-size-asian="11pt" style:font-size-complex="11pt"/>
    </style:style>
    <style:style style:name="T211" style:family="text">
      <style:text-properties fo:color="#000000" style:font-name="Calibri" fo:font-size="11pt" officeooo:rsid="03730b17" style:font-size-asian="11pt" style:font-size-complex="11pt"/>
    </style:style>
    <style:style style:name="T212" style:family="text">
      <style:text-properties fo:color="#000000" style:font-name="Calibri" fo:font-size="11pt" officeooo:rsid="0378937f" style:font-size-asian="11pt" style:font-size-complex="11pt"/>
    </style:style>
    <style:style style:name="T213" style:family="text">
      <style:text-properties fo:color="#000000" style:font-name="Calibri" fo:font-size="11pt" officeooo:rsid="037fed26" style:font-size-asian="11pt" style:font-size-complex="11pt"/>
    </style:style>
    <style:style style:name="T214" style:family="text">
      <style:text-properties fo:color="#000000" style:font-name="Calibri" fo:font-size="11pt" officeooo:rsid="038312f5" style:font-size-asian="11pt" style:font-size-complex="11pt"/>
    </style:style>
    <style:style style:name="T215" style:family="text">
      <style:text-properties fo:color="#000000" style:font-name="Calibri" fo:font-size="11pt" fo:language="en" fo:country="US" style:text-underline-style="none" officeooo:rsid="01cb5ba9" style:font-size-asian="11pt" style:language-asian="en" style:country-asian="US" style:font-name-complex="Times New Roman" style:font-size-complex="11pt" style:font-weight-complex="bold"/>
    </style:style>
    <style:style style:name="T216" style:family="text">
      <style:text-properties fo:color="#000000" style:font-name="Calibri" fo:font-size="11pt" fo:language="en" fo:country="US" fo:font-weight="bold" officeooo:rsid="00128e3b" style:font-size-asian="11pt" style:language-asian="en" style:country-asian="US" style:font-weight-asian="bold" style:font-size-complex="11pt" style:font-weight-complex="bold"/>
    </style:style>
    <style:style style:name="T217" style:family="text">
      <style:text-properties fo:color="#000000" style:font-name="Calibri" fo:font-size="11pt" fo:font-weight="normal" style:font-size-asian="11pt" style:font-weight-asian="normal" style:font-size-complex="11pt" style:font-weight-complex="normal"/>
    </style:style>
    <style:style style:name="T218" style:family="text">
      <style:text-properties fo:color="#000000" style:font-name="Calibri" fo:font-size="10pt" fo:language="en" fo:country="US" fo:font-style="normal" fo:font-weight="normal" officeooo:rsid="03224fab" style:font-size-asian="10pt" style:language-asian="en" style:country-asian="US" style:font-style-asian="normal" style:font-weight-asian="normal" style:font-size-complex="10pt" style:font-style-complex="normal" style:font-weight-complex="normal"/>
    </style:style>
    <style:style style:name="T219" style:family="text">
      <style:text-properties fo:color="#000000" style:font-name="Calibri" fo:font-size="10pt" fo:language="en" fo:country="US" fo:font-style="normal" fo:font-weight="normal" officeooo:rsid="035064f5" style:font-size-asian="10pt" style:language-asian="en" style:country-asian="US" style:font-style-asian="normal" style:font-weight-asian="normal" style:font-size-complex="10pt" style:font-style-complex="normal" style:font-weight-complex="normal"/>
    </style:style>
    <style:style style:name="T220" style:family="text">
      <style:text-properties fo:color="#000000" style:font-name="Calibri" fo:font-size="10pt" fo:language="en" fo:country="US" fo:font-style="normal" fo:font-weight="bold" officeooo:rsid="035064f5" style:font-size-asian="10pt" style:language-asian="en" style:country-asian="US" style:font-style-asian="normal" style:font-weight-asian="bold" style:font-size-complex="10pt" style:font-style-complex="normal" style:font-weight-complex="bold"/>
    </style:style>
    <style:style style:name="T221" style:family="text">
      <style:text-properties fo:color="#000000" style:font-name="Calibri" fo:font-size="10pt" fo:language="en" fo:country="US" fo:font-style="normal" fo:font-weight="bold" officeooo:rsid="0350bbc5" style:font-size-asian="10pt" style:language-asian="en" style:country-asian="US" style:font-style-asian="normal" style:font-weight-asian="bold" style:font-size-complex="10pt" style:font-style-complex="normal" style:font-weight-complex="bold"/>
    </style:style>
    <style:style style:name="T222" style:family="text">
      <style:text-properties fo:color="#000000" style:text-position="super 58%" fo:font-weight="bold" style:font-weight-asian="bold" style:font-name-complex="Times New Roman" style:font-weight-complex="bold"/>
    </style:style>
    <style:style style:name="T223" style:family="text">
      <style:text-properties fo:color="#000000" style:text-position="super 58%" fo:font-weight="bold" officeooo:rsid="000f751b" style:font-weight-asian="bold" style:font-weight-complex="bold"/>
    </style:style>
    <style:style style:name="T224" style:family="text">
      <style:text-properties fo:color="#000000" style:text-position="super 58%" style:font-name="Calibri" fo:font-size="11pt" fo:font-weight="bold" officeooo:rsid="000f751b" style:font-size-asian="11pt" style:font-weight-asian="bold" style:font-size-complex="11pt" style:font-weight-complex="bold"/>
    </style:style>
    <style:style style:name="T225" style:family="text">
      <style:text-properties fo:color="#000000" style:text-position="0% 100%" fo:font-weight="bold" officeooo:rsid="00298a46" style:font-weight-asian="bold" style:font-name-complex="Times New Roman" style:font-weight-complex="bold"/>
    </style:style>
    <style:style style:name="T226" style:family="text">
      <style:text-properties fo:color="#000000" style:text-position="0% 100%" fo:font-weight="bold" officeooo:rsid="0011bce6" style:font-weight-asian="bold" style:font-weight-complex="bold"/>
    </style:style>
    <style:style style:name="T227" style:family="text">
      <style:text-properties fo:color="#000000" style:text-position="0% 100%" fo:font-weight="bold" officeooo:rsid="000f751b" style:font-weight-asian="bold" style:font-weight-complex="bold"/>
    </style:style>
    <style:style style:name="T228" style:family="text">
      <style:text-properties fo:color="#000000" style:text-position="0% 100%" fo:font-weight="bold" officeooo:rsid="00a5f56e" style:font-weight-asian="bold" style:font-weight-complex="bold"/>
    </style:style>
    <style:style style:name="T229" style:family="text">
      <style:text-properties fo:color="#000000" style:text-position="0% 100%" style:font-name="Calibri" fo:font-size="11pt" fo:font-weight="bold" officeooo:rsid="00102d10" style:font-size-asian="11pt" style:font-weight-asian="bold" style:font-size-complex="11pt" style:font-weight-complex="bold"/>
    </style:style>
    <style:style style:name="T230" style:family="text">
      <style:text-properties fo:color="#000000" style:font-name-complex="Times New Roman"/>
    </style:style>
    <style:style style:name="T231" style:family="text">
      <style:text-properties fo:color="#000000" style:font-name-complex="Times New Roman" style:font-weight-complex="bold"/>
    </style:style>
    <style:style style:name="T232" style:family="text">
      <style:text-properties fo:color="#000000" fo:font-weight="bold" style:font-weight-asian="bold" style:font-name-complex="Times New Roman"/>
    </style:style>
    <style:style style:name="T233" style:family="text">
      <style:text-properties fo:color="#000000" fo:font-weight="bold" style:font-weight-asian="bold" style:font-name-complex="Times New Roman" style:font-weight-complex="bold"/>
    </style:style>
    <style:style style:name="T234" style:family="text">
      <style:text-properties fo:color="#000000" fo:font-weight="bold" officeooo:rsid="00298a46" style:font-weight-asian="bold" style:font-name-complex="Times New Roman" style:font-weight-complex="bold"/>
    </style:style>
    <style:style style:name="T235" style:family="text">
      <style:text-properties fo:color="#000000" fo:font-weight="bold" officeooo:rsid="00025f2c" style:font-weight-asian="bold" style:font-name-complex="Times New Roman" style:font-weight-complex="bold"/>
    </style:style>
    <style:style style:name="T236" style:family="text">
      <style:text-properties fo:color="#000000" fo:font-weight="bold" fo:background-color="transparent" loext:char-shading-value="0" style:font-weight-asian="bold" style:font-weight-complex="bold"/>
    </style:style>
    <style:style style:name="T237" style:family="text">
      <style:text-properties fo:color="#000000" fo:font-weight="bold" officeooo:rsid="00cb834e" fo:background-color="transparent" loext:char-shading-value="0" style:font-weight-asian="bold" style:font-weight-complex="bold"/>
    </style:style>
    <style:style style:name="T238" style:family="text">
      <style:text-properties fo:color="#000000" fo:font-weight="bold" officeooo:rsid="00bed3c8" fo:background-color="transparent" loext:char-shading-value="0" style:font-weight-asian="bold" style:font-weight-complex="bold"/>
    </style:style>
    <style:style style:name="T239" style:family="text">
      <style:text-properties fo:color="#000000" fo:font-weight="bold" officeooo:rsid="0090a947" fo:background-color="transparent" loext:char-shading-value="0" style:font-weight-asian="bold" style:font-weight-complex="bold"/>
    </style:style>
    <style:style style:name="T240" style:family="text">
      <style:text-properties fo:color="#000000" fo:font-weight="bold" officeooo:rsid="00c4713d" fo:background-color="transparent" loext:char-shading-value="0" style:font-weight-asian="bold" style:font-weight-complex="bold"/>
    </style:style>
    <style:style style:name="T241" style:family="text">
      <style:text-properties fo:color="#000000" fo:font-weight="bold" officeooo:rsid="00c5392e" fo:background-color="transparent" loext:char-shading-value="0" style:font-weight-asian="bold" style:font-weight-complex="bold"/>
    </style:style>
    <style:style style:name="T242" style:family="text">
      <style:text-properties fo:color="#000000" fo:font-weight="bold" officeooo:rsid="00c4bf73" fo:background-color="transparent" loext:char-shading-value="0" style:font-weight-asian="bold" style:font-weight-complex="bold"/>
    </style:style>
    <style:style style:name="T243" style:family="text">
      <style:text-properties fo:color="#000000" fo:font-weight="bold" officeooo:rsid="00c2411b" fo:background-color="transparent" loext:char-shading-value="0" style:font-weight-asian="bold" style:font-weight-complex="bold"/>
    </style:style>
    <style:style style:name="T244" style:family="text">
      <style:text-properties fo:color="#000000" fo:font-weight="bold" officeooo:rsid="00c2c211" fo:background-color="transparent" loext:char-shading-value="0" style:font-weight-asian="bold" style:font-weight-complex="bold"/>
    </style:style>
    <style:style style:name="T245" style:family="text">
      <style:text-properties fo:color="#000000" fo:font-weight="bold" officeooo:rsid="00128e3b" fo:background-color="transparent" loext:char-shading-value="0" style:font-weight-asian="bold" style:font-weight-complex="bold"/>
    </style:style>
    <style:style style:name="T246" style:family="text">
      <style:text-properties fo:color="#000000" fo:font-weight="bold" officeooo:rsid="00c63ecf" fo:background-color="transparent" loext:char-shading-value="0" style:font-weight-asian="bold" style:font-weight-complex="bold"/>
    </style:style>
    <style:style style:name="T247" style:family="text">
      <style:text-properties fo:color="#000000" fo:font-weight="bold" officeooo:rsid="00c64e7d" fo:background-color="transparent" loext:char-shading-value="0" style:font-weight-asian="bold" style:font-weight-complex="bold"/>
    </style:style>
    <style:style style:name="T248" style:family="text">
      <style:text-properties fo:color="#000000" fo:font-weight="bold" officeooo:rsid="006cf47d" fo:background-color="transparent" loext:char-shading-value="0" style:font-weight-asian="bold" style:font-weight-complex="bold"/>
    </style:style>
    <style:style style:name="T249" style:family="text">
      <style:text-properties fo:color="#000000" fo:font-weight="normal" style:font-weight-asian="normal" style:font-name-complex="Times New Roman" style:font-weight-complex="normal"/>
    </style:style>
    <style:style style:name="T250" style:family="text">
      <style:text-properties fo:color="#000000" fo:font-weight="normal" officeooo:rsid="000f751b" style:font-weight-asian="normal" style:font-weight-complex="normal"/>
    </style:style>
    <style:style style:name="T251" style:family="text">
      <style:text-properties fo:color="#000000" fo:font-weight="normal" officeooo:rsid="034c1df9" style:font-weight-asian="normal" style:font-weight-complex="normal"/>
    </style:style>
    <style:style style:name="T252" style:family="text">
      <style:text-properties fo:color="#000000" fo:font-weight="normal" officeooo:rsid="034c26ed" style:font-weight-asian="normal" style:font-weight-complex="normal"/>
    </style:style>
    <style:style style:name="T253" style:family="text">
      <style:text-properties fo:color="#000000" fo:font-weight="normal" officeooo:rsid="034de2ea" style:font-weight-asian="normal" style:font-weight-complex="normal"/>
    </style:style>
    <style:style style:name="T254" style:family="text">
      <style:text-properties fo:color="#000000" fo:font-weight="normal" fo:background-color="transparent" loext:char-shading-value="0" style:font-weight-asian="normal" style:font-weight-complex="normal"/>
    </style:style>
    <style:style style:name="T255" style:family="text">
      <style:text-properties fo:color="#000000" fo:font-weight="normal" officeooo:rsid="006cf47d" fo:background-color="transparent" loext:char-shading-value="0" style:font-weight-asian="normal" style:font-weight-complex="normal"/>
    </style:style>
    <style:style style:name="T256" style:family="text">
      <style:text-properties fo:color="#000000" fo:font-weight="normal" officeooo:rsid="0090a947" fo:background-color="transparent" loext:char-shading-value="0" style:font-weight-asian="normal" style:font-weight-complex="normal"/>
    </style:style>
    <style:style style:name="T257" style:family="text">
      <style:text-properties fo:color="#000000" fo:font-weight="normal" officeooo:rsid="007151d2" fo:background-color="transparent" loext:char-shading-value="0" style:font-weight-asian="normal" style:font-weight-complex="normal"/>
    </style:style>
    <style:style style:name="T258" style:family="text">
      <style:text-properties fo:color="#000000" fo:font-weight="normal" officeooo:rsid="00bed3c8" fo:background-color="transparent" loext:char-shading-value="0" style:font-weight-asian="normal" style:font-weight-complex="normal"/>
    </style:style>
    <style:style style:name="T259" style:family="text">
      <style:text-properties fo:color="#000000" fo:font-weight="normal" officeooo:rsid="00128e3b" fo:background-color="transparent" loext:char-shading-value="0" style:font-weight-asian="normal" style:font-name-complex="Times New Roman" style:font-weight-complex="normal"/>
    </style:style>
    <style:style style:name="T260" style:family="text">
      <style:text-properties fo:color="#000000" officeooo:rsid="006cf47d" fo:background-color="transparent" loext:char-shading-value="0"/>
    </style:style>
    <style:style style:name="T261" style:family="text">
      <style:text-properties fo:color="#000000" officeooo:rsid="006e664b" fo:background-color="transparent" loext:char-shading-value="0"/>
    </style:style>
    <style:style style:name="T262" style:family="text">
      <style:text-properties fo:color="#000000" officeooo:rsid="00128e3b" fo:background-color="transparent" loext:char-shading-value="0"/>
    </style:style>
    <style:style style:name="T263" style:family="text">
      <style:text-properties fo:color="#000000" officeooo:rsid="00128e3b" fo:background-color="transparent" loext:char-shading-value="0" style:font-name-complex="Times New Roman"/>
    </style:style>
    <style:style style:name="T264" style:family="text">
      <style:text-properties fo:color="#000000" officeooo:rsid="024c4d27" fo:background-color="transparent" loext:char-shading-value="0"/>
    </style:style>
    <style:style style:name="T265" style:family="text">
      <style:text-properties fo:color="#000000" officeooo:rsid="024ea10d" fo:background-color="transparent" loext:char-shading-value="0"/>
    </style:style>
    <style:style style:name="T266" style:family="text">
      <style:text-properties fo:color="#000000" officeooo:rsid="02d066c4" fo:background-color="transparent" loext:char-shading-value="0"/>
    </style:style>
    <style:style style:name="T267" style:family="text">
      <style:text-properties fo:color="#000000" fo:font-size="10.5pt" fo:font-weight="normal" officeooo:rsid="00128e3b" fo:background-color="transparent" loext:char-shading-value="0" style:font-size-asian="10.5pt" style:font-weight-asian="normal" style:font-name-complex="Times New Roman" style:font-size-complex="10.5pt" style:font-weight-complex="normal"/>
    </style:style>
    <style:style style:name="T268" style:family="text">
      <style:text-properties fo:color="#000000" fo:font-size="10.5pt" fo:font-weight="normal" officeooo:rsid="006cf47d" fo:background-color="transparent" loext:char-shading-value="0" style:font-size-asian="10.5pt" style:font-weight-asian="normal" style:font-name-complex="Times New Roman" style:font-size-complex="10.5pt" style:font-weight-complex="normal"/>
    </style:style>
    <style:style style:name="T269" style:family="text">
      <style:text-properties fo:color="#000000" fo:font-size="10.5pt" fo:font-weight="normal" officeooo:rsid="00145f76" fo:background-color="transparent" loext:char-shading-value="0" style:font-size-asian="10.5pt" style:font-weight-asian="normal" style:font-name-complex="Times New Roman" style:font-size-complex="10.5pt" style:font-weight-complex="normal"/>
    </style:style>
    <style:style style:name="T270" style:family="text">
      <style:text-properties fo:color="#000000" fo:font-size="10.5pt" fo:font-weight="normal" officeooo:rsid="01ac4182" fo:background-color="transparent" loext:char-shading-value="0" style:font-size-asian="10.5pt" style:font-weight-asian="normal" style:font-name-complex="Times New Roman" style:font-size-complex="10.5pt" style:font-weight-complex="normal"/>
    </style:style>
    <style:style style:name="T271" style:family="text">
      <style:text-properties fo:color="#000000" fo:font-size="10.5pt" fo:font-weight="normal" officeooo:rsid="01d82b1e" fo:background-color="transparent" loext:char-shading-value="0" style:font-size-asian="10.5pt" style:font-weight-asian="normal" style:font-name-complex="Times New Roman" style:font-size-complex="10.5pt" style:font-weight-complex="normal"/>
    </style:style>
    <style:style style:name="T272" style:family="text">
      <style:text-properties fo:color="#000000" fo:font-size="10.5pt" fo:font-weight="bold" officeooo:rsid="006cf47d" fo:background-color="transparent" loext:char-shading-value="0" style:font-size-asian="10.5pt" style:font-weight-asian="bold" style:font-size-complex="10.5pt" style:font-weight-complex="bold"/>
    </style:style>
    <style:style style:name="T273" style:family="text">
      <style:text-properties fo:color="#000000" fo:font-size="10.5pt" fo:font-weight="bold" officeooo:rsid="00128e3b" fo:background-color="transparent" loext:char-shading-value="0" style:font-size-asian="10.5pt" style:font-weight-asian="bold" style:font-size-complex="10.5pt" style:font-weight-complex="bold"/>
    </style:style>
    <style:style style:name="T274" style:family="text">
      <style:text-properties fo:color="#000000" fo:language="en" fo:country="US" style:text-underline-style="none" fo:font-weight="bold" officeooo:rsid="00128e3b" style:language-asian="en" style:country-asian="US" style:font-weight-asian="bold" style:font-name-complex="Times New Roman" style:font-weight-complex="bold"/>
    </style:style>
    <style:style style:name="T275" style:family="text">
      <style:text-properties fo:color="#000000" fo:language="en" fo:country="US" style:text-underline-style="none" fo:font-weight="bold" officeooo:rsid="01e037b3" style:language-asian="en" style:country-asian="US" style:font-weight-asian="bold" style:font-name-complex="Times New Roman" style:font-weight-complex="bold"/>
    </style:style>
    <style:style style:name="T276" style:family="text">
      <style:text-properties fo:color="#000000" fo:language="en" fo:country="US" fo:font-weight="bold" officeooo:rsid="00161bef" style:language-asian="en" style:country-asian="US" style:font-weight-asian="bold" style:font-weight-complex="bold"/>
    </style:style>
    <style:style style:name="T277" style:family="text">
      <style:text-properties fo:color="#000000" fo:language="en" fo:country="US" fo:font-weight="normal" officeooo:rsid="00161bef" style:language-asian="en" style:country-asian="US" style:font-weight-asian="normal" style:font-weight-complex="normal"/>
    </style:style>
    <style:style style:name="T278" style:family="text">
      <style:text-properties fo:color="#000000" fo:language="en" fo:country="US" fo:font-weight="normal" officeooo:rsid="01f0616e" style:language-asian="en" style:country-asian="US" style:font-weight-asian="normal" style:font-weight-complex="normal"/>
    </style:style>
    <style:style style:name="T279" style:family="text">
      <style:text-properties fo:color="#000000" fo:language="en" fo:country="US" fo:font-weight="normal" officeooo:rsid="01bc32b2" style:language-asian="en" style:country-asian="US" style:font-weight-asian="normal" style:font-weight-complex="normal"/>
    </style:style>
    <style:style style:name="T280" style:family="text">
      <style:text-properties fo:color="#000000" fo:language="en" fo:country="US" fo:font-weight="normal" officeooo:rsid="01ef6668" style:language-asian="en" style:country-asian="US" style:font-weight-asian="normal" style:font-weight-complex="normal"/>
    </style:style>
    <style:style style:name="T281" style:family="text">
      <style:text-properties fo:color="#000000" fo:language="en" fo:country="US" fo:font-weight="normal" officeooo:rsid="01ed7cac" style:language-asian="en" style:country-asian="US" style:font-weight-asian="normal" style:font-weight-complex="normal"/>
    </style:style>
    <style:style style:name="T282" style:family="text">
      <style:text-properties fo:color="#000000" fo:language="en" fo:country="US" fo:font-weight="normal" officeooo:rsid="01f3540c" style:language-asian="en" style:country-asian="US" style:font-weight-asian="normal" style:font-weight-complex="normal"/>
    </style:style>
    <style:style style:name="T283" style:family="text">
      <style:text-properties fo:color="#000000" style:text-underline-style="none" fo:font-weight="bold" officeooo:rsid="00128e3b" style:font-weight-asian="bold" style:font-weight-complex="bold"/>
    </style:style>
    <style:style style:name="T284" style:family="text">
      <style:text-properties fo:color="#000000" style:text-underline-style="none" fo:font-weight="bold" officeooo:rsid="00fb5c59" style:font-weight-asian="bold" style:font-weight-complex="bold"/>
    </style:style>
    <style:style style:name="T285" style:family="text">
      <style:text-properties fo:color="#000000" style:text-underline-style="none" fo:font-weight="bold" officeooo:rsid="024168fd" style:font-weight-asian="bold" style:font-weight-complex="bold"/>
    </style:style>
    <style:style style:name="T286" style:family="text">
      <style:text-properties fo:color="#000000" style:text-underline-style="none" fo:font-weight="bold" officeooo:rsid="02376ac4" style:font-weight-asian="bold" style:font-weight-complex="bold"/>
    </style:style>
    <style:style style:name="T287" style:family="text">
      <style:text-properties fo:color="#000000" style:text-underline-style="none" fo:font-weight="normal" officeooo:rsid="024168fd" style:font-weight-asian="normal" style:font-weight-complex="normal"/>
    </style:style>
    <style:style style:name="T288" style:family="text">
      <style:text-properties fo:color="#000000" fo:font-size="11pt" fo:font-weight="normal" fo:background-color="transparent" loext:char-shading-value="0" style:font-size-asian="11pt" style:font-weight-asian="normal" style:font-size-complex="11pt" style:font-weight-complex="normal"/>
    </style:style>
    <style:style style:name="T289" style:family="text">
      <style:text-properties fo:color="#000000" fo:font-size="11pt" fo:font-weight="normal" officeooo:rsid="0090a947" fo:background-color="transparent" loext:char-shading-value="0" style:font-size-asian="11pt" style:font-weight-asian="normal" style:font-size-complex="11pt" style:font-weight-complex="normal"/>
    </style:style>
    <style:style style:name="T290" style:family="text">
      <style:text-properties fo:color="#000000" fo:font-size="11pt" fo:font-weight="bold" fo:background-color="transparent" loext:char-shading-value="0" style:font-size-asian="11pt" style:font-weight-asian="bold" style:font-size-complex="11pt" style:font-weight-complex="bold"/>
    </style:style>
    <style:style style:name="T291" style:family="text">
      <style:text-properties fo:color="#000000" fo:font-size="11pt" fo:language="en" fo:country="US" style:text-underline-style="none" officeooo:rsid="01cb5ba9" style:font-size-asian="11pt" style:language-asian="en" style:country-asian="US" style:font-name-complex="Times New Roman" style:font-size-complex="11pt" style:font-weight-complex="bold"/>
    </style:style>
    <style:style style:name="T292" style:family="text">
      <style:text-properties fo:color="#000000" fo:font-size="11pt" style:text-underline-style="none" officeooo:rsid="01cb5ba9" style:font-size-asian="11pt" style:font-size-complex="11pt"/>
    </style:style>
    <style:style style:name="T293" style:family="text">
      <style:text-properties fo:color="#000000" fo:font-size="11pt" officeooo:rsid="01cb5ba9" style:font-size-asian="11pt" style:font-size-complex="11pt"/>
    </style:style>
    <style:style style:name="T294" style:family="text">
      <style:text-properties fo:color="#000000" officeooo:rsid="000f751b" style:font-size-asian="11pt" style:font-weight-asian="bold" style:font-size-complex="11pt" style:font-weight-complex="bold"/>
    </style:style>
    <style:style style:name="T295" style:family="text">
      <style:text-properties officeooo:rsid="0037a8db"/>
    </style:style>
    <style:style style:name="T296" style:family="text">
      <style:text-properties officeooo:rsid="00583005"/>
    </style:style>
    <style:style style:name="T297" style:family="text">
      <style:text-properties officeooo:rsid="006cf47d" fo:background-color="transparent" loext:char-shading-value="0"/>
    </style:style>
    <style:style style:name="T298" style:family="text">
      <style:text-properties officeooo:rsid="0090a947" fo:background-color="transparent" loext:char-shading-value="0"/>
    </style:style>
    <style:style style:name="T299" style:family="text">
      <style:text-properties officeooo:rsid="00c63ecf" fo:background-color="transparent" loext:char-shading-value="0"/>
    </style:style>
    <style:style style:name="T300" style:family="text">
      <style:text-properties officeooo:rsid="00c64e7d" fo:background-color="transparent" loext:char-shading-value="0"/>
    </style:style>
    <style:style style:name="T301" style:family="text">
      <style:text-properties style:font-name-complex="Times New Roman"/>
    </style:style>
    <style:style style:name="T302" style:family="text">
      <style:text-properties fo:font-size="12pt" fo:language="en" fo:country="US" fo:font-weight="bold" officeooo:rsid="00161bef" style:font-size-asian="12pt" style:language-asian="en" style:country-asian="US" style:font-weight-asian="bold" style:font-size-complex="12pt" style:font-weight-complex="bold"/>
    </style:style>
    <style:style style:name="T303" style:family="text">
      <style:text-properties fo:font-size="12pt" fo:language="en" fo:country="US" fo:font-weight="normal" officeooo:rsid="00161bef" style:font-size-asian="12pt" style:language-asian="en" style:country-asian="US" style:font-weight-asian="normal" style:font-size-complex="12pt" style:font-weight-complex="normal"/>
    </style:style>
    <style:style style:name="T304" style:family="text">
      <style:text-properties fo:font-weight="normal" officeooo:rsid="0090a947" fo:background-color="transparent" loext:char-shading-value="0" style:font-weight-asian="normal" style:font-weight-complex="normal"/>
    </style:style>
    <style:style style:name="T305" style:family="text">
      <style:text-properties fo:font-weight="normal" officeooo:rsid="00102d10" fo:background-color="transparent" loext:char-shading-value="0" style:font-weight-asian="normal" style:font-weight-complex="normal"/>
    </style:style>
    <style:style style:name="T306" style:family="text">
      <style:text-properties fo:font-weight="normal" officeooo:rsid="00102d10" style:font-weight-asian="normal" style:font-weight-complex="normal"/>
    </style:style>
    <style:style style:name="T307" style:family="text">
      <style:text-properties fo:font-weight="normal" officeooo:rsid="01cb5ba9" style:font-weight-asian="normal" style:font-weight-complex="normal"/>
    </style:style>
    <style:style style:name="T308" style:family="text">
      <style:text-properties fo:font-weight="normal" officeooo:rsid="00128e3b" style:font-weight-asian="normal" style:font-weight-complex="normal"/>
    </style:style>
    <style:style style:name="T309" style:family="text">
      <style:text-properties fo:font-weight="normal" officeooo:rsid="0247c44c" style:font-weight-asian="normal" style:font-weight-complex="normal"/>
    </style:style>
    <style:style style:name="T310" style:family="text">
      <style:text-properties fo:font-weight="normal" style:font-weight-asian="normal" style:font-name-complex="Times New Roman" style:font-weight-complex="normal"/>
    </style:style>
    <style:style style:name="T311" style:family="text">
      <style:text-properties fo:font-weight="normal" officeooo:rsid="00128e3b" style:font-weight-asian="normal" style:font-name-complex="Times New Roman" style:font-weight-complex="normal"/>
    </style:style>
    <style:style style:name="T312" style:family="text">
      <style:text-properties fo:font-weight="normal" officeooo:rsid="00161bef" style:font-weight-asian="normal" style:font-name-complex="Times New Roman" style:font-weight-complex="normal"/>
    </style:style>
    <style:style style:name="T313" style:family="text">
      <style:text-properties fo:font-weight="normal" officeooo:rsid="00145f76" style:font-weight-asian="normal" style:font-name-complex="Times New Roman" style:font-weight-complex="normal"/>
    </style:style>
    <style:style style:name="T314" style:family="text">
      <style:text-properties fo:font-weight="normal" officeooo:rsid="01160f8e" style:font-weight-asian="normal" style:font-name-complex="Times New Roman" style:font-weight-complex="normal"/>
    </style:style>
    <style:style style:name="T315" style:family="text">
      <style:text-properties fo:font-weight="normal" officeooo:rsid="01208c89" style:font-weight-asian="normal" style:font-name-complex="Times New Roman" style:font-weight-complex="normal"/>
    </style:style>
    <style:style style:name="T316" style:family="text">
      <style:text-properties officeooo:rsid="00128e3b"/>
    </style:style>
    <style:style style:name="T317" style:family="text">
      <style:text-properties fo:font-size="11pt" fo:font-weight="bold" style:font-size-asian="11pt" style:font-weight-asian="bold" style:font-size-complex="11pt" style:font-weight-complex="bold"/>
    </style:style>
    <style:style style:name="T318" style:family="text">
      <style:text-properties fo:font-size="11pt" fo:font-weight="bold" officeooo:rsid="00fb5c59" style:font-size-asian="11pt" style:font-weight-asian="bold" style:font-size-complex="11pt" style:font-weight-complex="bold"/>
    </style:style>
    <style:style style:name="T319" style:family="text">
      <style:text-properties fo:font-size="11pt" fo:font-weight="bold" officeooo:rsid="00fed088" style:font-size-asian="11pt" style:font-weight-asian="bold" style:font-size-complex="11pt" style:font-weight-complex="bold"/>
    </style:style>
    <style:style style:name="T320" style:family="text">
      <style:text-properties fo:font-size="11pt" fo:font-weight="bold" officeooo:rsid="0163235b" style:font-size-asian="11pt" style:font-weight-asian="bold" style:font-size-complex="11pt" style:font-weight-complex="bold"/>
    </style:style>
    <style:style style:name="T321" style:family="text">
      <style:text-properties fo:font-size="11pt" style:font-size-asian="11pt" style:font-size-complex="11pt"/>
    </style:style>
    <style:style style:name="T322" style:family="text">
      <style:text-properties fo:font-size="11pt" officeooo:rsid="00fed088" style:font-size-asian="11pt" style:font-size-complex="11pt"/>
    </style:style>
    <style:style style:name="T323" style:family="text">
      <style:text-properties fo:font-size="11pt" officeooo:rsid="010c3b17" style:font-size-asian="11pt" style:font-size-complex="11pt"/>
    </style:style>
    <style:style style:name="T324" style:family="text">
      <style:text-properties fo:font-size="11pt" officeooo:rsid="0257a7df" style:font-size-asian="11pt" style:font-size-complex="11pt"/>
    </style:style>
    <style:style style:name="T325" style:family="text">
      <style:text-properties fo:font-size="11pt" officeooo:rsid="025d9a6f" style:font-size-asian="11pt" style:font-size-complex="11pt"/>
    </style:style>
    <style:style style:name="T326" style:family="text">
      <style:text-properties fo:font-size="11pt" officeooo:rsid="025f4132" style:font-size-asian="11pt" style:font-size-complex="11pt"/>
    </style:style>
    <style:style style:name="T327" style:family="text">
      <style:text-properties fo:font-size="11pt" officeooo:rsid="025f6edc" style:font-size-asian="11pt" style:font-size-complex="11pt"/>
    </style:style>
    <style:style style:name="T328" style:family="text">
      <style:text-properties fo:font-size="11pt" officeooo:rsid="0163235b" style:font-size-asian="11pt" style:font-size-complex="11pt"/>
    </style:style>
    <style:style style:name="T329" style:family="text">
      <style:text-properties fo:font-size="11pt" officeooo:rsid="0315d2f7" style:font-size-asian="11pt" style:font-size-complex="11pt"/>
    </style:style>
    <style:style style:name="T330" style:family="text">
      <style:text-properties fo:font-size="11pt" officeooo:rsid="031aaa55" style:font-size-asian="11pt" style:font-size-complex="11pt"/>
    </style:style>
    <style:style style:name="T331" style:family="text">
      <style:text-properties fo:font-size="11pt" officeooo:rsid="0320bba1" style:font-size-asian="11pt" style:font-size-complex="11pt"/>
    </style:style>
    <style:style style:name="T332" style:family="text">
      <style:text-properties fo:font-size="11pt" officeooo:rsid="00128e3b" style:font-size-asian="11pt" style:font-size-complex="11pt"/>
    </style:style>
    <style:style style:name="T333" style:family="text">
      <style:text-properties fo:font-size="11pt" officeooo:rsid="03884da2" style:font-size-asian="11pt" style:font-size-complex="11pt"/>
    </style:style>
    <style:style style:name="T334" style:family="text">
      <style:text-properties fo:font-size="11pt" fo:font-weight="normal" officeooo:rsid="01cb5ba9" style:font-size-asian="11pt" style:font-weight-asian="normal" style:font-size-complex="11pt" style:font-weight-complex="normal"/>
    </style:style>
    <style:style style:name="T335" style:family="text">
      <style:text-properties fo:language="en" fo:country="US" fo:font-weight="normal" style:language-asian="en" style:country-asian="US" style:font-weight-asian="normal" style:font-weight-complex="normal"/>
    </style:style>
    <style:style style:name="T336" style:family="text">
      <style:text-properties fo:language="en" fo:country="US" fo:font-weight="normal" officeooo:rsid="00161bef" style:language-asian="en" style:country-asian="US" style:font-weight-asian="normal" style:font-weight-complex="normal"/>
    </style:style>
    <style:style style:name="T337" style:family="text">
      <style:text-properties fo:language="en" fo:country="US" fo:font-weight="normal" officeooo:rsid="0132118b" style:language-asian="en" style:country-asian="US" style:font-weight-asian="normal" style:font-weight-complex="normal"/>
    </style:style>
    <style:style style:name="T338" style:family="text">
      <style:text-properties fo:language="en" fo:country="US" fo:font-weight="normal" officeooo:rsid="01a9da20" style:language-asian="en" style:country-asian="US" style:font-weight-asian="normal" style:font-weight-complex="normal"/>
    </style:style>
    <style:style style:name="T339" style:family="text">
      <style:text-properties fo:language="en" fo:country="US" fo:font-weight="normal" officeooo:rsid="01b97523" style:language-asian="en" style:country-asian="US" style:font-weight-asian="normal" style:font-weight-complex="normal"/>
    </style:style>
    <style:style style:name="T340" style:family="text">
      <style:text-properties fo:language="en" fo:country="US" fo:font-weight="normal" officeooo:rsid="01bc32b2" style:language-asian="en" style:country-asian="US" style:font-weight-asian="normal" style:font-weight-complex="normal"/>
    </style:style>
    <style:style style:name="T341" style:family="text">
      <style:text-properties fo:language="en" fo:country="US" fo:font-weight="normal" officeooo:rsid="01ed7cac" style:language-asian="en" style:country-asian="US" style:font-weight-asian="normal" style:font-weight-complex="normal"/>
    </style:style>
    <style:style style:name="T342" style:family="text">
      <style:text-properties fo:language="en" fo:country="US" fo:font-weight="normal" officeooo:rsid="01ef6668" style:language-asian="en" style:country-asian="US" style:font-weight-asian="normal" style:font-weight-complex="normal"/>
    </style:style>
    <style:style style:name="T343" style:family="text">
      <style:text-properties fo:language="en" fo:country="US" fo:font-weight="normal" officeooo:rsid="01f0616e" style:language-asian="en" style:country-asian="US" style:font-weight-asian="normal" style:font-weight-complex="normal"/>
    </style:style>
    <style:style style:name="T344" style:family="text">
      <style:text-properties fo:language="en" fo:country="US" fo:font-weight="normal" officeooo:rsid="01f1b85a" style:language-asian="en" style:country-asian="US" style:font-weight-asian="normal" style:font-weight-complex="normal"/>
    </style:style>
    <style:style style:name="T345" style:family="text">
      <style:text-properties fo:language="en" fo:country="US" fo:font-weight="normal" officeooo:rsid="01f3540c" style:language-asian="en" style:country-asian="US" style:font-weight-asian="normal" style:font-weight-complex="normal"/>
    </style:style>
    <style:style style:name="T346" style:family="text">
      <style:text-properties fo:language="en" fo:country="US" fo:font-weight="normal" officeooo:rsid="01f3a6f2" style:language-asian="en" style:country-asian="US" style:font-weight-asian="normal" style:font-weight-complex="normal"/>
    </style:style>
    <style:style style:name="T347" style:family="text">
      <style:text-properties fo:language="en" fo:country="US" fo:font-weight="bold" style:language-asian="en" style:country-asian="US" style:font-weight-asian="bold" style:font-weight-complex="bold"/>
    </style:style>
    <style:style style:name="T348" style:family="text">
      <style:text-properties fo:language="en" fo:country="US" fo:font-weight="bold" officeooo:rsid="00161bef" style:language-asian="en" style:country-asian="US" style:font-weight-asian="bold" style:font-weight-complex="bold"/>
    </style:style>
    <style:style style:name="T349" style:family="text">
      <style:text-properties fo:language="en" fo:country="US" fo:font-weight="bold" officeooo:rsid="01bc32b2" style:language-asian="en" style:country-asian="US" style:font-weight-asian="bold" style:font-weight-complex="bold"/>
    </style:style>
    <style:style style:name="T350" style:family="text">
      <style:text-properties fo:language="en" fo:country="US" style:language-asian="en" style:country-asian="US"/>
    </style:style>
    <style:style style:name="T351" style:family="text">
      <style:text-properties officeooo:rsid="01304bcd"/>
    </style:style>
    <style:style style:name="T352" style:family="text">
      <style:text-properties officeooo:rsid="01310fec"/>
    </style:style>
    <style:style style:name="T353" style:family="text">
      <style:text-properties officeooo:rsid="0195a307"/>
    </style:style>
    <style:style style:name="T354" style:family="text">
      <style:text-properties officeooo:rsid="01aa3d45"/>
    </style:style>
    <style:style style:name="T355" style:family="text">
      <style:text-properties officeooo:rsid="01b4a71c"/>
    </style:style>
    <style:style style:name="T356" style:family="text">
      <style:text-properties style:text-underline-style="none" fo:font-weight="bold" officeooo:rsid="00128e3b" style:font-weight-asian="bold" style:font-weight-complex="bold"/>
    </style:style>
    <style:style style:name="T357" style:family="text">
      <style:text-properties style:text-underline-style="none" fo:font-weight="normal" officeooo:rsid="00128e3b" style:font-weight-asian="normal" style:font-weight-complex="normal"/>
    </style:style>
    <style:style style:name="T358" style:family="text">
      <style:text-properties fo:font-size="10.5pt" style:font-size-asian="10.5pt" style:font-size-complex="10.5pt"/>
    </style:style>
    <style:style style:name="T359" style:family="text">
      <style:text-properties fo:font-size="10.5pt" officeooo:rsid="023ccc6d" style:font-size-asian="10.5pt" style:font-size-complex="10.5pt"/>
    </style:style>
    <style:style style:name="T360" style:family="text">
      <style:text-properties fo:font-size="10.5pt" officeooo:rsid="01304bcd" style:font-size-asian="10.5pt" style:font-size-complex="10.5pt"/>
    </style:style>
    <style:style style:name="T361" style:family="text">
      <style:text-properties fo:font-size="10.5pt" fo:font-weight="normal" officeooo:rsid="00128e3b" fo:background-color="transparent" loext:char-shading-value="0" style:font-size-asian="10.5pt" style:font-weight-asian="normal" style:font-name-complex="Times New Roman" style:font-size-complex="10.5pt" style:font-weight-complex="normal"/>
    </style:style>
    <style:style style:name="T362" style:family="text">
      <style:text-properties fo:font-size="10.5pt" fo:font-weight="normal" officeooo:rsid="023c2a4c" fo:background-color="transparent" loext:char-shading-value="0" style:font-size-asian="10.5pt" style:font-weight-asian="normal" style:font-name-complex="Times New Roman" style:font-size-complex="10.5pt" style:font-weight-complex="normal"/>
    </style:style>
    <style:style style:name="T363" style:family="text">
      <style:text-properties fo:color="#0000cc" style:font-name="Calibri" fo:font-size="11pt" style:font-size-asian="11pt" style:font-size-complex="11pt"/>
    </style:style>
    <style:style style:name="T364" style:family="text">
      <style:text-properties fo:color="#0000cc" fo:language="en" fo:country="US" style:text-underline-style="solid" style:text-underline-width="auto" style:text-underline-color="font-color" fo:font-weight="normal" officeooo:rsid="0242a88e" style:language-asian="en" style:country-asian="US" style:font-weight-asian="normal" style:font-name-complex="Times New Roman" style:font-weight-complex="bold"/>
    </style:style>
    <style:style style:name="T365" style:family="text">
      <style:text-properties fo:color="#0000cc" fo:language="en" fo:country="US" style:text-underline-style="solid" style:text-underline-width="auto" style:text-underline-color="font-color" fo:font-weight="normal" officeooo:rsid="02d2884c" style:language-asian="en" style:country-asian="US" style:font-weight-asian="normal" style:font-name-complex="Times New Roman" style:font-weight-complex="bold"/>
    </style:style>
    <style:style style:name="T366" style:family="text">
      <style:text-properties fo:color="#0000cc" style:text-underline-style="none" fo:font-weight="normal" officeooo:rsid="024168fd" style:font-weight-asian="normal" style:font-weight-complex="normal"/>
    </style:style>
    <style:style style:name="T367" style:family="text">
      <style:text-properties fo:color="#0000cc" officeooo:rsid="0242a88e"/>
    </style:style>
    <style:style style:name="T368" style:family="text">
      <style:text-properties fo:color="#0000cc" officeooo:rsid="0244e5bd"/>
    </style:style>
    <style:style style:name="T369" style:family="text">
      <style:text-properties fo:color="#0000cc" officeooo:rsid="02d2884c"/>
    </style:style>
    <style:style style:name="T370" style:family="text">
      <style:text-properties fo:color="#000066" style:font-name="Calibri" fo:font-size="10.5pt" fo:font-weight="normal" officeooo:rsid="00128e3b" fo:background-color="transparent" loext:char-shading-value="0" style:font-size-asian="10.5pt" style:font-weight-asian="normal" style:font-name-complex="Times New Roman" style:font-size-complex="10.5pt" style:font-weight-complex="normal"/>
    </style:style>
    <style:style style:name="T371" style:family="text">
      <style:text-properties fo:color="#000066" style:font-name="Calibri" fo:font-size="10.5pt" officeooo:rsid="00128e3b" fo:background-color="transparent" loext:char-shading-value="0" style:font-size-asian="10.5pt" style:font-size-complex="10.5pt"/>
    </style:style>
    <style:style style:name="T372" style:family="text">
      <style:text-properties fo:color="#000066" fo:font-size="11pt" fo:language="en" fo:country="US" style:text-underline-style="solid" style:text-underline-width="auto" style:text-underline-color="font-color" officeooo:rsid="010c3b17" style:font-size-asian="11pt" style:language-asian="en" style:country-asian="US" style:font-name-complex="Times New Roman" style:font-size-complex="11pt" style:font-weight-complex="bold"/>
    </style:style>
    <style:style style:name="T373" style:family="text">
      <style:text-properties fo:color="#000066" fo:font-size="11pt" officeooo:rsid="0163235b" style:font-size-asian="11pt" style:font-size-complex="11pt"/>
    </style:style>
    <style:style style:name="T374" style:family="text">
      <style:text-properties officeooo:rsid="01e5ac11"/>
    </style:style>
    <style:style style:name="T375" style:family="text">
      <style:text-properties officeooo:rsid="00fed088"/>
    </style:style>
    <style:style style:name="T376" style:family="text">
      <style:text-properties officeooo:rsid="022c604e"/>
    </style:style>
    <style:style style:name="T377" style:family="text">
      <style:text-properties officeooo:rsid="0249213d"/>
    </style:style>
    <style:style style:name="T378" style:family="text">
      <style:text-properties fo:color="#000080" style:font-name="Calibri" fo:font-size="11pt" style:text-underline-style="solid" style:text-underline-width="auto" style:text-underline-color="font-color" style:font-size-asian="11pt" style:font-size-complex="11pt"/>
    </style:style>
    <style:style style:name="T379" style:family="text">
      <style:text-properties fo:color="#000080" style:font-name="Calibri" fo:font-size="11pt" style:text-underline-style="solid" style:text-underline-width="auto" style:text-underline-color="font-color" officeooo:rsid="026d05d6" style:font-size-asian="11pt" style:font-size-complex="11pt"/>
    </style:style>
    <style:style style:name="T380" style:family="text">
      <style:text-properties officeooo:rsid="02dbeff2"/>
    </style:style>
    <style:style style:name="T381" style:family="text">
      <style:text-properties officeooo:rsid="01b97523"/>
    </style:style>
    <style:style style:name="T382" style:family="text">
      <style:text-properties officeooo:rsid="01bc32b2"/>
    </style:style>
    <style:style style:name="T383" style:family="text">
      <style:text-properties officeooo:rsid="032667c6"/>
    </style:style>
    <style:style style:name="T384" style:family="text">
      <style:text-properties officeooo:rsid="03271123"/>
    </style:style>
    <style:style style:name="T385" style:family="text">
      <style:text-properties officeooo:rsid="032f7a2c"/>
    </style:style>
    <style:style style:name="T386" style:family="text">
      <style:text-properties officeooo:rsid="03373682"/>
    </style:style>
    <style:style style:name="T387" style:family="text">
      <style:text-properties fo:color="#000099" fo:font-size="11pt" style:font-size-asian="11pt" style:font-size-complex="11pt"/>
    </style:style>
    <style:style style:name="T388" style:family="text">
      <style:text-properties fo:color="#000099" fo:font-size="11pt" officeooo:rsid="0317a013" style:font-size-asian="11pt" style:font-size-complex="11pt"/>
    </style:style>
    <style:style style:name="T389" style:family="text">
      <style:text-properties officeooo:rsid="0341482a"/>
    </style:style>
    <style:style style:name="T390" style:family="text">
      <style:text-properties officeooo:rsid="0341c107"/>
    </style:style>
    <style:style style:name="T391" style:family="text">
      <style:text-properties officeooo:rsid="034a308c"/>
    </style:style>
    <style:style style:name="T392" style:family="text">
      <style:text-properties officeooo:rsid="0368c0d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width="0.0299in" svg:stroke-color="#006699" draw:fill-color="#006699" draw:textarea-horizontal-align="center" draw:textarea-vertical-align="middle"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99in" draw:textarea-horizontal-align="center" draw:textarea-vertical-align="middle"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Vinod Parmar</text:p>
      <text:p text:style-name="P28">Contact<text:span text:style-name="T295">:</text:span> 9926086380</text:p>
      <text:p text:style-name="P51"><text:span text:style-name="T6">Email</text:span><text:span text:style-name="T7">:</text:span><text:span text:style-name="T6"> </text:span><text:a xlink:type="simple" xlink:href="mailto:vinodparmar1986@gmail.com" text:style-name="Internet_20_link" text:visited-style-name="Visited_20_Internet_20_Link"><text:span text:style-name="T6">vinodparmar1986@gmail.com</text:span></text:a></text:p>
      <text:p text:style-name="P72"><draw:line text:anchor-type="paragraph" draw:z-index="2" draw:name="Shape3" draw:style-name="gr1" draw:text-style-name="P136" svg:x1="-0.0051in" svg:y1="0.1831in" svg:x2="6.9429in" svg:y2="0.1933in"><text:p/></draw:line></text:p>
      <text:p text:style-name="P60">Professional Profile </text:p>
      <text:list xml:id="list6776917559981153598" text:style-name="L1">
        <text:list-item>
          <text:p text:style-name="P101"><text:span text:style-name="T217">Total </text:span><text:span text:style-name="T201">6</text:span><text:span text:style-name="T203">.</text:span><text:span text:style-name="T204">5</text:span><text:span text:style-name="T199"> </text:span><text:span text:style-name="T202">Year</text:span><text:span text:style-name="T217"> experience on Microsoft technologies including </text:span><text:span text:style-name="Strong_20_Emphasis"><text:span text:style-name="T115">ASP.Net with MVC and web forms, HTML, CSS, JavaScript, JQuery, WCF, Entity Framework, Echo Sign, Crystal Report, RDLC Report, SQL Server-2005/2008/2012</text:span></text:span><text:span text:style-name="Strong_20_Emphasis"><text:span text:style-name="T112"> </text:span></text:span><text:span text:style-name="T109">based development.</text:span></text:p>
        </text:list-item>
        <text:list-item>
          <text:p text:style-name="P105"><text:span text:style-name="T141">Currently working on </text:span><text:span text:style-name="T143">MVC with Angular JS/</text:span><text:span text:style-name="T144">REST WebAPI</text:span><text:span text:style-name="T143"> </text:span><text:span text:style-name="T141">Technology on Banking </text:span><text:span text:style-name="T142">d</text:span><text:span text:style-name="T141">omain </text:span><text:span text:style-name="T142">application</text:span><text:span text:style-name="T141">.</text:span> </text:p>
        </text:list-item>
        <text:list-item>
          <text:p text:style-name="P106">Including 1.<text:span text:style-name="T390">8</text:span> Years experience on <text:span text:style-name="T145">Microsoft Dynamic CRM </text:span><text:span text:style-name="T156">technology.</text:span></text:p>
        </text:list-item>
        <text:list-item>
          <text:p text:style-name="P102">Cleared <text:span text:style-name="T145">Microsoft Dynamic CRM Application</text:span> Certification <text:span text:style-name="T147">2016</text:span>.</text:p>
        </text:list-item>
        <text:list-item>
          <text:p text:style-name="P102"><text:span text:style-name="T48">Hands-on experience in Project Planning Coordination/Client Interaction.</text:span> </text:p>
        </text:list-item>
        <text:list-item>
          <text:p text:style-name="P103">Quick learner with curiosity to grasp New Technologies. Energetic, <text:span text:style-name="T391">s</text:span><text:span text:style-name="T48">elf-starter </text:span>and self-motivated team player. Proven strengths in Research &amp; Development, troubleshooting, creativity.</text:p>
        </text:list-item>
        <text:list-item>
          <text:p text:style-name="P102">Good knowledge of Object Oriented Design and 3-Tier Architecture.</text:p>
        </text:list-item>
        <text:list-item>
          <text:p text:style-name="P104">Good expertise on maintenance/enhancement and production support projects for monitoring and troubleshooting.</text:p>
        </text:list-item>
      </text:list>
      <text:p text:style-name="P100"><draw:line text:anchor-type="paragraph" draw:z-index="3" draw:name="Shape1" draw:style-name="gr1" draw:text-style-name="P137" svg:x1="0.0047in" svg:y1="0.198in" svg:x2="6.9882in" svg:y2="0.1772in"><text:p/></draw:line></text:p>
      <text:p text:style-name="P59"><text:span text:style-name="T148">Employment History</text:span><text:span text:style-name="T147"> </text:span></text:p>
      <text:p text:style-name="P62"><text:span text:style-name="T163">11</text:span><text:span text:style-name="T157">th</text:span> <text:span text:style-name="T296">Sept</text:span> 201<text:span text:style-name="T296">6</text:span> – <text:span text:style-name="T296">Present</text:span> </text:p>
      <text:p text:style-name="P71"><text:span text:style-name="T294">Sr. Software Engineer </text:span><text:span text:style-name="T46">at </text:span><text:span text:style-name="T49">ISC Software Pvt Ltd (CoreCARD </text:span><text:span text:style-name="T50">S</text:span><text:span text:style-name="T49">oftware Inc. USA)</text:span><text:span text:style-name="T294">, Bhopal (MP)</text:span></text:p>
      <text:p text:style-name="P62"><text:span text:style-name="T306">Responsibilities</text:span>:</text:p>
      <text:list xml:id="list6258096335027017608" text:style-name="L2">
        <text:list-item>
          <text:p text:style-name="P107">Restructure of existing <text:span text:style-name="T385">in-house banking</text:span> application in <text:span text:style-name="T384">a</text:span>dvanced <text:span text:style-name="T389">t</text:span>echnologies (Angular JS with MVC <text:span text:style-name="T385">WebAPI</text:span> flavor)</text:p>
        </text:list-item>
        <text:list-item>
          <text:p text:style-name="P108"><text:span text:style-name="T251">Work as </text:span><text:span text:style-name="T252">a</text:span><text:span text:style-name="T251"> lead for out source team and </text:span><text:span text:style-name="T253">p</text:span><text:span text:style-name="T250">rovided estimates, daily weekly status report to the client on progress of the tasks.</text:span><text:span text:style-name="T251"> </text:span></text:p>
        </text:list-item>
      </text:list>
      <text:list xml:id="list4058221724246611776" text:style-name="L3">
        <text:list-item>
          <text:p text:style-name="P112"><text:span text:style-name="T304">Written complex SQL queries, </text:span><text:span text:style-name="T298">with Joins on multiple tables, </text:span><text:span text:style-name="T299">s</text:span><text:span text:style-name="T298">tored </text:span><text:span text:style-name="T299">p</text:span><text:span text:style-name="T298">rocedures using PL/SQL, </text:span><text:span text:style-name="T300">t</text:span><text:span text:style-name="T298">riggers, </text:span><text:span text:style-name="T300">cursors, views, function, synonyms, indexes</text:span><text:span text:style-name="T298">, Backup and Restore Database</text:span><text:span text:style-name="T304">.</text:span></text:p>
        </text:list-item>
        <text:list-item>
          <text:p text:style-name="P113">As part of Application support handled Defect Management, Incidents, Service Requests.</text:p>
        </text:list-item>
        <text:list-item>
          <text:p text:style-name="P114">Involved in developing <text:span text:style-name="T383">Bootstrap </text:span>UI’<text:span text:style-name="T383">s</text:span>, Business Layer and Data Access Layer using C# .NET.</text:p>
        </text:list-item>
        <text:list-item>
          <text:p text:style-name="P118">Implemented WCF/<text:span text:style-name="T384">REST</text:span> Service<text:span text:style-name="T384">s</text:span> to get the data from source systems</text:p>
        </text:list-item>
      </text:list>
      <text:p text:style-name="P22"/>
      <text:p text:style-name="P3"><text:span text:style-name="T229">4</text:span><text:span text:style-name="T224">th</text:span><text:span text:style-name="T200"> Jan 2015 – 10</text:span><text:span text:style-name="T224">th</text:span><text:span text:style-name="T200"> Sept 2016 <text:s/>(1 year 8 month)</text:span></text:p>
      <text:p text:style-name="P63">Sr. Software Engineer, Soluzione IT Services Pvt. <text:span text:style-name="T380">L</text:span>td, Bhopal (MP)</text:p>
      <text:p text:style-name="P69"><text:span text:style-name="T168">Responsibilities</text:span><text:span text:style-name="T169">:</text:span></text:p>
      <text:list xml:id="list80717504105442" text:continue-list="list6258096335027017608" text:style-name="L2">
        <text:list-item>
          <text:p text:style-name="P109">Communicating with customer during the project progress till delivery.</text:p>
        </text:list-item>
        <text:list-item>
          <text:p text:style-name="P109">Responsible for deployment of the Application in production and resolving any post-deployment issues.</text:p>
        </text:list-item>
        <text:list-item>
          <text:p text:style-name="P109">Provided estimates, daily weekly status report to the client on progress of the tasks.</text:p>
        </text:list-item>
        <text:list-item>
          <text:p text:style-name="P109"><text:span text:style-name="T256">Developed core functionality with the </text:span><text:span text:style-name="T239">ASP.NET MVC</text:span><text:span text:style-name="T256"> Framework.</text:span></text:p>
        </text:list-item>
        <text:list-item>
          <text:p text:style-name="P111"><text:span text:style-name="T289">Learn </text:span><text:span text:style-name="T288">n</text:span><text:span text:style-name="T289">ew technology </text:span><text:span text:style-name="T290">MS CRM</text:span><text:span text:style-name="T289"> feature and implement in current system and delivered better solution to client requirement</text:span><text:span text:style-name="T256">. </text:span></text:p>
        </text:list-item>
        <text:list-item>
          <text:p text:style-name="P110"><text:span text:style-name="T256">C</text:span><text:span text:style-name="T254">reate complex </text:span><text:span text:style-name="T240">Entity </text:span><text:span text:style-name="T241">c</text:span><text:span text:style-name="T240">reation/</text:span><text:span text:style-name="T236">SSRS reports/</text:span><text:span text:style-name="T242">c</text:span><text:span text:style-name="T243">ustom </text:span><text:span text:style-name="T242">P</text:span><text:span text:style-name="T243">lugin </text:span><text:span text:style-name="T242">and </text:span><text:span text:style-name="T243">Workflow</text:span><text:span text:style-name="T242">s</text:span><text:span text:style-name="T243">/Web resources/business </text:span><text:span text:style-name="T244">r</text:span><text:span text:style-name="T243">ule </text:span><text:span text:style-name="T244">s</text:span><text:span text:style-name="T243">chedulers </text:span><text:span text:style-name="T236">/</text:span><text:span text:style-name="T244">c</text:span><text:span text:style-name="T238">ustomization</text:span><text:span text:style-name="T258"> in </text:span><text:span text:style-name="T237">MS </text:span><text:span text:style-name="T238">CRM </text:span><text:span text:style-name="T258">system</text:span><text:span text:style-name="T254"> for client requirement.</text:span></text:p>
        </text:list-item>
        <text:list-item>
          <text:p text:style-name="P110"><text:span text:style-name="T256">Written complex SQL queries, </text:span><text:span text:style-name="T239">with Joins on multiple tables, </text:span><text:span text:style-name="T246">s</text:span><text:span text:style-name="T239">tored </text:span><text:span text:style-name="T246">p</text:span><text:span text:style-name="T239">rocedures using PL/SQL, </text:span><text:span text:style-name="T247">t</text:span><text:span text:style-name="T239">riggers, </text:span><text:span text:style-name="T247">cursors, views, function, synonyms, indexes</text:span><text:span text:style-name="T239">, Backup and Restore Database</text:span><text:span text:style-name="T256">.</text:span></text:p>
        </text:list-item>
      </text:list>
      <text:p text:style-name="P91"/>
      <text:p text:style-name="P64"><text:span text:style-name="T164">10</text:span><text:span text:style-name="T157">th </text:span><text:span text:style-name="T164">April</text:span><text:span text:style-name="T157"> </text:span><text:span text:style-name="T160"><text:s/>2014</text:span><text:span text:style-name="T162"> – </text:span><text:span text:style-name="T161">3</text:span><text:span text:style-name="T159">rd</text:span><text:span text:style-name="T160"> </text:span><text:span text:style-name="T165">Feb</text:span><text:span text:style-name="T160"> 2015</text:span><text:span text:style-name="T157"> <text:s/></text:span><text:span text:style-name="T160">(1</text:span><text:span text:style-name="T161">1</text:span><text:span text:style-name="T160"> Months)</text:span></text:p>
      <text:p text:style-name="P66"><text:soft-page-break/><text:span text:style-name="T1">Sr. Software Developer, National </text:span><text:span text:style-name="T2">I</text:span><text:span text:style-name="T45">nformatics</text:span><text:span text:style-name="T1"> Center, Bhopal (MP)</text:span></text:p>
      <text:p text:style-name="P64"><text:span text:style-name="T306">Responsibilities</text:span>:</text:p>
      <text:list xml:id="list80718848381972" text:continue-numbering="true" text:style-name="L2">
        <text:list-item>
          <text:p text:style-name="P115">Communicating with customer during the project progress till delivery.</text:p>
        </text:list-item>
        <text:list-item>
          <text:p text:style-name="P115">Performing routine team administration tasks and attending planning meetings.</text:p>
        </text:list-item>
        <text:list-item>
          <text:p text:style-name="P115"><text:span text:style-name="T260">Responsible in leading all phases of development life Cycle. Analysis, design and implement</text:span><text:span text:style-name="T261">ation.</text:span></text:p>
        </text:list-item>
        <text:list-item>
          <text:p text:style-name="P115">As part of Application support handled Defect Management, Incidents, Service Requests.</text:p>
        </text:list-item>
        <text:list-item>
          <text:p text:style-name="P115">Involved in writing test cases and test plans for product workflows.</text:p>
        </text:list-item>
        <text:list-item>
          <text:p text:style-name="P115">Involved in developing UI, Business Layer and Data Access Layer using C# .NET</text:p>
        </text:list-item>
        <text:list-item>
          <text:p text:style-name="P115">Implemented WCF Service to get the data from source systems</text:p>
        </text:list-item>
        <text:list-item>
          <text:p text:style-name="P116"><text:span text:style-name="T255">Written complex SQL queries, with Joins on multiple tables, Stored Procedures using PL/SQL, </text:span><text:span text:style-name="T257">Triggers, Cursors, Synonyms</text:span><text:span text:style-name="T255">, </text:span><text:span text:style-name="T257">Index</text:span><text:span text:style-name="T255">, Backup and Restore Database.</text:span></text:p>
        </text:list-item>
      </text:list>
      <text:p text:style-name="P68"/>
      <text:p text:style-name="P70"><text:span text:style-name="T226">6</text:span><text:span text:style-name="T223">th </text:span><text:span text:style-name="T226">Sept</text:span><text:span text:style-name="T227"> 201</text:span><text:span text:style-name="T226">1</text:span><text:span text:style-name="T228"> – </text:span><text:span text:style-name="T226">31</text:span><text:span text:style-name="T223">th</text:span><text:span text:style-name="T227"> </text:span><text:span text:style-name="T226">Sept</text:span><text:span text:style-name="T227"> 201</text:span><text:span text:style-name="T226">3</text:span><text:span text:style-name="T223"> <text:s/></text:span><text:span text:style-name="T227">(</text:span><text:span text:style-name="T226">2 year 1</text:span><text:span text:style-name="T227"> Month)</text:span></text:p>
      <text:p text:style-name="P67"><text:span text:style-name="T3">Software Developer,</text:span><text:span text:style-name="T5"> </text:span><text:a xlink:type="simple" xlink:href="http://www.mapsofindia.com/whitepages/it-services/web-site-design-development-and-hosting/rrgsoftware" text:style-name="Internet_20_link" text:visited-style-name="Visited_20_Internet_20_Link"><text:span text:style-name="T130">RRG S</text:span></text:a><text:a xlink:type="simple" xlink:href="http://www.mapsofindia.com/whitepages/it-services/web-site-design-development-and-hosting/rrgsoftware" text:style-name="Internet_20_link" text:visited-style-name="Visited_20_Internet_20_Link"><text:span text:style-name="T131">oftware</text:span></text:a><text:a xlink:type="simple" xlink:href="http://www.mapsofindia.com/whitepages/it-services/web-site-design-development-and-hosting/rrgsoftware" text:style-name="Internet_20_link" text:visited-style-name="Visited_20_Internet_20_Link"><text:span text:style-name="T130"> &amp; C</text:span></text:a><text:a xlink:type="simple" xlink:href="http://www.mapsofindia.com/whitepages/it-services/web-site-design-development-and-hosting/rrgsoftware" text:style-name="Internet_20_link" text:visited-style-name="Visited_20_Internet_20_Link"><text:span text:style-name="T131">onsultancy </text:span></text:a><text:a xlink:type="simple" xlink:href="http://www.mapsofindia.com/whitepages/it-services/web-site-design-development-and-hosting/rrgsoftware" text:style-name="Internet_20_link" text:visited-style-name="Visited_20_Internet_20_Link"><text:span text:style-name="T130">P</text:span></text:a><text:a xlink:type="simple" xlink:href="http://www.mapsofindia.com/whitepages/it-services/web-site-design-development-and-hosting/rrgsoftware" text:style-name="Internet_20_link" text:visited-style-name="Visited_20_Internet_20_Link"><text:span text:style-name="T131">vt</text:span></text:a><text:a xlink:type="simple" xlink:href="http://www.mapsofindia.com/whitepages/it-services/web-site-design-development-and-hosting/rrgsoftware" text:style-name="Internet_20_link" text:visited-style-name="Visited_20_Internet_20_Link"><text:span text:style-name="T130">. L</text:span></text:a><text:span text:style-name="T131">td</text:span><text:span text:style-name="T3">, </text:span><text:span text:style-name="T4">Indore</text:span><text:span text:style-name="T3"> (MP)</text:span></text:p>
      <text:p text:style-name="P65"><text:span text:style-name="T305">Responsibilities</text:span><text:span text:style-name="T297">:</text:span></text:p>
      <text:list xml:id="list3031374139668146910" text:style-name="L4">
        <text:list-item>
          <text:p text:style-name="P131"><text:span text:style-name="T166">Software design, Coding and </text:span><text:span text:style-name="T167">Performed unit testing</text:span><text:span text:style-name="T166">.</text:span></text:p>
        </text:list-item>
        <text:list-item>
          <text:p text:style-name="P132">Reading and understanding project document and implementing in project.</text:p>
        </text:list-item>
        <text:list-item>
          <text:p text:style-name="P132">Troubleshoot programs/projects error and resolve its with team.</text:p>
          <text:p text:style-name="P132"/>
        </text:list-item>
      </text:list>
      <text:p text:style-name="P26"><draw:line text:anchor-type="paragraph" draw:z-index="1" draw:name="Shape4" draw:style-name="gr1" draw:text-style-name="P137" svg:x1="-0.0051in" svg:y1="0.1669in" svg:x2="6.9339in" svg:y2="0.1669in"><text:p/></draw:line></text:p>
      <text:h text:style-name="P98" text:outline-level="3"><text:a xlink:type="simple" xlink:href="https://www.thebalance.com/technical-skills-list-2063775" text:style-name="Internet_20_link" text:visited-style-name="Visited_20_Internet_20_Link"><text:span text:style-name="T47">Technical Skills</text:span></text:a></text:h>
      <text:p text:style-name="P99"/>
      <text:list xml:id="list233498567853802592" text:style-name="L5">
        <text:list-item>
          <text:p text:style-name="P119"><text:span text:style-name="T52">Advanced</text:span><text:span text:style-name="T56">:</text:span><text:span text:style-name="T51"> <text:s text:c="14"/></text:span></text:p>
        </text:list-item>
      </text:list>
      <text:list xml:id="list7027334252942116417" text:style-name="L6">
        <text:list-item>
          <text:p text:style-name="P127"><text:span text:style-name="T70">Angular JS:</text:span><text:span text:style-name="T71"> AngularJS1 with Ng-Controller/Directives/Bootstrap UI/JSON/Filter/JQuery /XML.</text:span></text:p>
        </text:list-item>
        <text:list-item>
          <text:p text:style-name="P123"><text:span text:style-name="T55">MVC </text:span><text:span text:style-name="T57">with Web API</text:span><text:span text:style-name="T56">:</text:span><text:span text:style-name="T70"> </text:span><text:span text:style-name="T75">MVC, </text:span><text:span text:style-name="T70">Web Services, WCF, REST WebAPI, TOKEN Implementation.</text:span></text:p>
        </text:list-item>
        <text:list-item>
          <text:p text:style-name="P125"><text:span text:style-name="T52">WebAPI Testing </text:span><text:span text:style-name="T54">IDE</text:span><text:span text:style-name="T51">: Swagger, Postman</text:span></text:p>
        </text:list-item>
        <text:list-item>
          <text:p text:style-name="P124"><text:span text:style-name="T55">MS </text:span><text:span text:style-name="T52">CRM 2013</text:span><text:span text:style-name="T51"> </text:span><text:span text:style-name="T61">- </text:span><text:span text:style-name="T67">Custom-Plugin</text:span><text:span text:style-name="T61">/Workflow/</text:span><text:span text:style-name="T66">Scheduler</text:span><text:span text:style-name="T61">, Customization, Web Resources, Business Rule, Security Role, </text:span><text:span text:style-name="T65">Site Map </text:span><text:span text:style-name="T68">Setting, SSRS</text:span><text:span text:style-name="T66"> Reports, </text:span><text:span text:style-name="T69">SSIS</text:span><text:span text:style-name="T66"> </text:span><text:span text:style-name="T65">also work on customer facing </text:span><text:span text:style-name="T73">p</text:span><text:span text:style-name="T65">ortals- </text:span><text:span text:style-name="T70">MVC</text:span><text:span text:style-name="T65"> Applications</text:span></text:p>
        </text:list-item>
      </text:list>
      <text:list xml:id="list80718239661464" text:continue-list="list233498567853802592" text:style-name="L5">
        <text:list-item>
          <text:p text:style-name="P120"><text:span text:style-name="T52">Languages</text:span><text:span text:style-name="T56">:</text:span><text:span text:style-name="T51"> C#, ASP.Net, C, C++, HTML, CSS, XML, </text:span><text:span text:style-name="T60">LINQ, JSON, </text:span><text:span text:style-name="T51">Bootstrap Responsive CSS</text:span></text:p>
        </text:list-item>
        <text:list-item>
          <text:p text:style-name="P121"><text:span text:style-name="T54">Database</text:span><text:span text:style-name="T56">:</text:span><text:span text:style-name="T51"> SQL Server (Stored Procedure, Function, Views, Cursor, Trigger), Entity Framework</text:span></text:p>
        </text:list-item>
        <text:list-item>
          <text:p text:style-name="P126"><text:span text:style-name="T52">Application/Web Server</text:span><text:span text:style-name="T51">: IIS 6.0/</text:span><text:span text:style-name="T62">7.5</text:span><text:span text:style-name="T51">,windows server 2003</text:span></text:p>
        </text:list-item>
        <text:list-item>
          <text:p text:style-name="P121"><text:span text:style-name="T52">Framework</text:span><text:span text:style-name="T56">:</text:span><text:span text:style-name="T51"> </text:span><text:span text:style-name="T63">.</text:span><text:span text:style-name="T51">Net framework 3.</text:span><text:span text:style-name="T72">0 to</text:span><text:span text:style-name="T51"> 4.5.</text:span><text:span text:style-name="T72">2</text:span><text:span text:style-name="T51"> <text:s/>(Also work</text:span><text:span text:style-name="T64">ed</text:span><text:span text:style-name="T51"> on Membership Administration tool)</text:span></text:p>
        </text:list-item>
        <text:list-item>
          <text:p text:style-name="P121"><text:span text:style-name="T52">Reporting Tool</text:span><text:span text:style-name="T56">:</text:span><text:span text:style-name="T51"> SSRS, RDLC, Crystal Report, HTML Reporting</text:span></text:p>
        </text:list-item>
        <text:list-item>
          <text:p text:style-name="P122"><text:span text:style-name="T54">IDE</text:span><text:span text:style-name="T56">:</text:span><text:span text:style-name="T51"> Visual Studio 2012 </text:span><text:span text:style-name="T73">to</text:span><text:span text:style-name="T51"> 201</text:span><text:span text:style-name="T73">5</text:span><text:span text:style-name="T51">, SQL Server 201</text:span><text:span text:style-name="T73">6</text:span><text:span text:style-name="T51">,Plugin registration tool, Fiddler</text:span></text:p>
        </text:list-item>
        <text:list-item>
          <text:p text:style-name="P122"><text:span text:style-name="T52">Source </text:span><text:span text:style-name="T53">Version </text:span><text:span text:style-name="T52">Control</text:span><text:span text:style-name="T56">:</text:span><text:span text:style-name="T51"> Visual SVN, Team foundation Server, </text:span><text:span text:style-name="T74">GITHUB</text:span></text:p>
          <text:p text:style-name="P128"/>
          <text:p text:style-name="P129"/>
        </text:list-item>
      </text:list>
      <text:p text:style-name="P25"/>
      <text:p text:style-name="P24"><draw:line text:anchor-type="paragraph" draw:z-index="5" draw:name="Shape6" draw:style-name="gr1" draw:text-style-name="P137" svg:x1="-0.0126in" svg:y1="-0.0098in" svg:x2="6.8528in" svg:y2="-0.0098in"><text:p/></draw:line><text:span text:style-name="T140">Educational Qualification</text:span><text:span text:style-name="T51"> </text:span></text:p>
      <text:list xml:id="list2284451530825103862" text:style-name="WW8Num2">
        <text:list-item>
          <text:p text:style-name="P117"><text:span text:style-name="T120">Master in Computer Application (M.C.A.)</text:span><text:span text:style-name="T233"> </text:span><text:span text:style-name="T231">from</text:span><text:span text:style-name="T230"> </text:span><text:span text:style-name="T233">Rajiv Gandhi University</text:span><text:span text:style-name="T230"> with </text:span><text:span text:style-name="T233">65%</text:span><text:span text:style-name="T230"> in </text:span><text:span text:style-name="T233">2011</text:span><text:span text:style-name="T230">.</text:span></text:p>
        </text:list-item>
        <text:list-item>
          <text:p text:style-name="P117"><text:span text:style-name="T235">Bachelor of Science </text:span><text:span text:style-name="T234">(B.Sc. -Electronics)</text:span><text:span text:style-name="T230"> from </text:span><text:span text:style-name="T233">Devi Ahilya</text:span><text:span text:style-name="T231"> University with </text:span><text:span text:style-name="T232">59.2%</text:span><text:span text:style-name="T231"> <text:s/>in </text:span><text:span text:style-name="T232">2007</text:span><text:span text:style-name="T230">.</text:span></text:p>
        </text:list-item>
        <text:list-item>
          <text:p text:style-name="P117"><text:span text:style-name="T234">Higher Secondary (</text:span><text:span text:style-name="T233">12</text:span><text:span text:style-name="T222">th</text:span><text:span text:style-name="T225"> -</text:span><text:span text:style-name="T233">Mathematics)</text:span><text:span text:style-name="T249"> </text:span><text:span text:style-name="T233"><text:s/></text:span><text:span text:style-name="T230">from </text:span><text:span text:style-name="T233">MP Board</text:span><text:span text:style-name="T230"> Bhopal with </text:span><text:span text:style-name="T233">65%</text:span><text:span text:style-name="T230"> in </text:span><text:span text:style-name="T233">2004</text:span><text:span text:style-name="T230">.</text:span></text:p>
        </text:list-item>
        <text:list-item>
          <text:p text:style-name="P117"><text:span text:style-name="T147">High School (10</text:span><text:span text:style-name="T158">th</text:span><text:span text:style-name="T147">) </text:span>from <text:span text:style-name="T147">MP Board</text:span> Bhopal with <text:span text:style-name="T147">72%</text:span> in <text:span text:style-name="T147">2002</text:span>.</text:p>
        </text:list-item>
      </text:list>
      <text:p text:style-name="P2"/>
      <text:p text:style-name="P2"/>
      <text:p text:style-name="P21"><draw:line text:anchor-type="paragraph" draw:z-index="0" draw:name="Shape5" draw:style-name="gr1" draw:text-style-name="P136" svg:x1="0.0063in" svg:y1="0.1598in" svg:x2="6.9201in" svg:y2="0.1618in"><text:p/></draw:line></text:p>
      <text:h text:style-name="P27" text:outline-level="3"><text:soft-page-break/>Projects Undertaken </text:h>
      <text:h text:style-name="P133" text:outline-level="2">All applications are developed in ti<text:span text:style-name="T386">red</text:span> architecture <text:span text:style-name="T354">with software development standards</text:span>.</text:h>
      <text:h text:style-name="P134" text:outline-level="2"><text:span text:style-name="T350">Front-end Language</text:span><text:span text:style-name="T335">: C# &amp; A</text:span><text:span text:style-name="T338">SP</text:span><text:span text:style-name="T335">.</text:span><text:span text:style-name="T338">N</text:span><text:span text:style-name="T335">et and Entity Framework, HTML, JavaScript’s, Jquery, User controls, Ajax Controls</text:span></text:h>
      <text:h text:style-name="P135" text:outline-level="2"><text:span text:style-name="T147">Back-end</text:span>: RDBMS <text:span text:style-name="T353">SQL</text:span> Server 2008, 2012 (Stored procedure, Views, Function, Trigger for Audit Trial, Cursors).</text:h>
      <text:p text:style-name="P49"/>
      <text:p text:style-name="P55"><text:span text:style-name="T17">P</text:span><text:span text:style-name="T13">roject Name <text:s/></text:span><text:span text:style-name="T14">:</text:span><text:span text:style-name="T19"> <text:s/></text:span><text:span text:style-name="T34">ANZ </text:span><text:span text:style-name="T33">Self Service</text:span><text:span text:style-name="T210"> </text:span><text:span text:style-name="T209">(</text:span><text:span text:style-name="Strong_20_Emphasis"><text:span text:style-name="T89">Australia</text:span></text:span><text:span text:style-name="Strong_20_Emphasis"><text:span text:style-name="T113"> </text:span></text:span><text:span text:style-name="Strong_20_Emphasis"><text:span text:style-name="T114">NewZeland </text:span></text:span><text:span text:style-name="T213">Bank/</text:span><text:span text:style-name="T214">CoreCard</text:span><text:span text:style-name="T209">)</text:span><text:span text:style-name="T19"> <text:s text:c="11"/></text:span><text:span text:style-name="T13">Duration </text:span><text:span text:style-name="T15">:</text:span><text:span text:style-name="T19"> </text:span><text:span text:style-name="T32">Jan</text:span><text:span text:style-name="T19">201</text:span><text:span text:style-name="T31">7</text:span><text:span text:style-name="T19"> -</text:span><text:span text:style-name="T20"> </text:span><text:span text:style-name="T29">Current</text:span></text:p>
      <text:p text:style-name="P34"><text:span text:style-name="T318">Online </text:span><text:span text:style-name="T317">URL <text:s text:c="6"/></text:span><text:span text:style-name="T321">: </text:span><text:span text:style-name="T388">Confidential </text:span><text:span text:style-name="T332"><text:s/></text:span><text:span text:style-name="T387"><text:s text:c="3"/></text:span><text:span text:style-name="T321"><text:s text:c="83"/></text:span><text:span text:style-name="T325">P</text:span><text:span text:style-name="T319">roduct <text:s text:c="2"/></text:span><text:span text:style-name="T322">: <text:s/></text:span><text:span text:style-name="T331">ISC Software Pvt Ltd</text:span><text:span text:style-name="T322"> </text:span></text:p>
      <text:p text:style-name="P48"><text:span text:style-name="T322">Team Size <text:s text:c="9"/>: </text:span><text:span text:style-name="T330">10</text:span><text:span text:style-name="T322">-</text:span><text:span text:style-name="T330">20</text:span><text:span text:style-name="T322"> Member <text:s text:c="82"/></text:span><text:span text:style-name="T324">Company: </text:span><text:span text:style-name="T329">CoreCard Software Inc.</text:span></text:p>
      <text:p text:style-name="P16"><text:span text:style-name="T181">D</text:span><text:span text:style-name="T182">escription <text:s text:c="7"/></text:span><text:span text:style-name="T185">:</text:span><text:span text:style-name="Strong_20_Emphasis"><text:span text:style-name="T83"> </text:span></text:span><text:span text:style-name="Strong_20_Emphasis"><text:span text:style-name="T88">(Please see next project </text:span></text:span><text:span text:style-name="Strong_20_Emphasis"><text:span text:style-name="T97">D</text:span></text:span><text:span text:style-name="Strong_20_Emphasis"><text:span text:style-name="T98">escription</text:span></text:span><text:span text:style-name="Strong_20_Emphasis"><text:span text:style-name="T88">.) </text:span></text:span></text:p>
      <text:p text:style-name="P16"><text:span text:style-name="Strong_20_Emphasis"><text:span text:style-name="T90">The</text:span></text:span><text:span text:style-name="Strong_20_Emphasis"><text:span text:style-name="T78"> </text:span></text:span><text:span text:style-name="Strong_20_Emphasis"><text:span text:style-name="T77">ANZ</text:span></text:span><text:span text:style-name="Strong_20_Emphasis"><text:span text:style-name="T89"> is largest bank of </text:span></text:span><text:span text:style-name="Strong_20_Emphasis"><text:span text:style-name="T90">Australia. Its</text:span></text:span><text:span text:style-name="Strong_20_Emphasis"><text:span text:style-name="T88"> a portal </text:span></text:span><text:span text:style-name="Strong_20_Emphasis"><text:span text:style-name="T96">just like SBI internet banking </text:span></text:span><text:span text:style-name="Strong_20_Emphasis"><text:span text:style-name="T100">for </text:span></text:span><text:span text:style-name="Strong_20_Emphasis"><text:span text:style-name="T81">ANZ</text:span></text:span><text:span text:style-name="Strong_20_Emphasis"><text:span text:style-name="T100"> client</text:span></text:span><text:span text:style-name="Strong_20_Emphasis"><text:span text:style-name="T96"> and Its also provide the facility of internet banking for end user of </text:span></text:span><text:span text:style-name="Strong_20_Emphasis"><text:span text:style-name="T100">ANZ</text:span></text:span><text:span text:style-name="Strong_20_Emphasis"><text:span text:style-name="T96"> client</text:span></text:span><text:span text:style-name="Strong_20_Emphasis"><text:span text:style-name="T101">s</text:span></text:span><text:span text:style-name="Strong_20_Emphasis"><text:span text:style-name="T96"> for View/Update</text:span></text:span><text:span text:style-name="Strong_20_Emphasis"><text:span text:style-name="T102">Car</text:span></text:span><text:span text:style-name="Strong_20_Emphasis"><text:span text:style-name="T103">d</text:span></text:span><text:span text:style-name="Strong_20_Emphasis"><text:span text:style-name="T102">holder</text:span></text:span><text:span text:style-name="Strong_20_Emphasis"><text:span text:style-name="T96">Info/Various</text:span></text:span><text:span text:style-name="Strong_20_Emphasis"><text:span text:style-name="T102">-</text:span></text:span><text:span text:style-name="Strong_20_Emphasis"><text:span text:style-name="T96">Reports / Card</text:span></text:span><text:span text:style-name="Strong_20_Emphasis"><text:span text:style-name="T99">T</text:span></text:span><text:span text:style-name="Strong_20_Emphasis"><text:span text:style-name="T96">oCard / Wallet</text:span></text:span><text:span text:style-name="Strong_20_Emphasis"><text:span text:style-name="T99">T</text:span></text:span><text:span text:style-name="Strong_20_Emphasis"><text:span text:style-name="T96">oWallet Transfer </text:span></text:span><text:span text:style-name="Strong_20_Emphasis"><text:span text:style-name="T99">etc</text:span></text:span><text:span text:style-name="Strong_20_Emphasis"><text:span text:style-name="T96">.</text:span></text:span></text:p>
      <text:p text:style-name="P15"><text:span text:style-name="Strong_20_Emphasis"><text:span text:style-name="T96">Earlier this was build in old version of dot net technology </text:span></text:span><text:span text:style-name="Strong_20_Emphasis"><text:span text:style-name="T99">so some performance and look n feel concerns. As</text:span></text:span><text:span text:style-name="Strong_20_Emphasis"><text:span text:style-name="T96"> per client </text:span></text:span><text:span text:style-name="Strong_20_Emphasis"><text:span text:style-name="T99">requirement</text:span></text:span><text:span text:style-name="Strong_20_Emphasis"><text:span text:style-name="T96">, Complete application are being design and develop in latest MVC/Wed API and AngularJs1.</text:span></text:span></text:p>
      <text:p text:style-name="P14"><text:span text:style-name="Strong_20_Emphasis"><text:span text:style-name="T96">Participate for Architecture design and also implement</text:span></text:span><text:span text:style-name="Strong_20_Emphasis"><text:span text:style-name="T104">ed</text:span></text:span><text:span text:style-name="Strong_20_Emphasis"><text:span text:style-name="T96"> highly secure</text:span></text:span><text:span text:style-name="Strong_20_Emphasis"><text:span text:style-name="T105">d feature</text:span></text:span><text:span text:style-name="Strong_20_Emphasis"><text:span text:style-name="T96"> </text:span></text:span><text:span text:style-name="Strong_20_Emphasis"><text:span text:style-name="T80">Token </text:span></text:span><text:span text:style-name="Strong_20_Emphasis"><text:span text:style-name="T82">Encryption</text:span></text:span><text:span text:style-name="Strong_20_Emphasis"><text:span text:style-name="T96"> </text:span></text:span><text:span text:style-name="Strong_20_Emphasis"><text:span text:style-name="T105">in projects</text:span></text:span><text:span text:style-name="Strong_20_Emphasis"><text:span text:style-name="T96">.</text:span></text:span></text:p>
      <text:p text:style-name="P15"><text:span text:style-name="Strong_20_Emphasis"><text:span text:style-name="T99">Apart from development of this application, Leading of one small team for new a</text:span></text:span><text:span text:style-name="Strong_20_Emphasis"><text:span text:style-name="T96">rchitecture</text:span></text:span><text:span text:style-name="Strong_20_Emphasis"><text:span text:style-name="T99"> of another same domain application.</text:span></text:span></text:p>
      <text:p text:style-name="P97"><text:span text:style-name="T183">Advanced Technologies</text:span><text:span text:style-name="T184">:</text:span><text:span text:style-name="T183"> </text:span><text:span text:style-name="T179">MVC Web API with </text:span><text:span text:style-name="T180">Angular JS</text:span><text:span text:style-name="T179">, </text:span><text:span text:style-name="T218">HTML, JavaScript’s, Jquery. </text:span><text:span text:style-name="T220">Testing</text:span><text:span text:style-name="T221">:</text:span><text:span text:style-name="T219"> Swagger and POSTMAN</text:span></text:p>
      <text:p text:style-name="P97"><text:span text:style-name="T216">Role and Responsibilities: </text:span><text:span text:style-name="T198">Le</text:span><text:span text:style-name="T193">ading a team for this development, </text:span><text:span text:style-name="T194">Responsive Design, Coding (Front end and back end), Requirement Analysis, Code review of other team member </text:span><text:span text:style-name="T195">and </text:span><text:span text:style-name="T196">Unit Testing</text:span><text:span text:style-name="T195"> </text:span><text:span text:style-name="T197">(all phase of SDLC).</text:span></text:p>
      <text:p text:style-name="P130"/>
      <text:p text:style-name="P54"><text:span text:style-name="T13">Project Name <text:s/></text:span><text:span text:style-name="T14">:</text:span><text:span text:style-name="T19"> </text:span><text:span text:style-name="T211">Banking Applications</text:span><text:span text:style-name="T19"> <text:s text:c="62"/></text:span><text:span text:style-name="T13">Duration </text:span><text:span text:style-name="T15">:</text:span><text:span text:style-name="T19"> </text:span><text:span text:style-name="T30">Sept</text:span><text:span text:style-name="T19">201</text:span><text:span text:style-name="T29">6</text:span><text:span text:style-name="T19"> -</text:span><text:span text:style-name="T20"> </text:span><text:span text:style-name="T29">Current</text:span></text:p>
      <text:p text:style-name="P33"><text:span text:style-name="T318">Online </text:span><text:span text:style-name="T317">URL <text:s text:c="6"/></text:span><text:span text:style-name="T321">: </text:span><text:span text:style-name="T388">Confidential</text:span><text:span text:style-name="T387"> <text:s text:c="4"/></text:span><text:span text:style-name="T321"><text:s text:c="73"/></text:span><text:span text:style-name="T325">P</text:span><text:span text:style-name="T319">roduct <text:s text:c="2"/></text:span><text:span text:style-name="T322">: <text:s/></text:span><text:span text:style-name="T331">ISC Software Pvt Ltd</text:span><text:span text:style-name="T322"> </text:span></text:p>
      <text:p text:style-name="P47"><text:span text:style-name="T322">Team Size <text:s text:c="9"/>: </text:span><text:span text:style-name="T333">35</text:span><text:span text:style-name="T322">-</text:span><text:span text:style-name="T333">4</text:span><text:span text:style-name="T330">0</text:span><text:span text:style-name="T322"> Member <text:s text:c="72"/></text:span><text:span text:style-name="T324">Company: </text:span><text:span text:style-name="T329">CoreCard Software Inc.</text:span></text:p>
      <text:p text:style-name="P12"><text:span text:style-name="T181">D</text:span><text:span text:style-name="T182">escription <text:s text:c="7"/></text:span><text:span text:style-name="T185">:</text:span><text:span text:style-name="Strong_20_Emphasis"><text:span text:style-name="T83"> </text:span></text:span><text:span text:style-name="Strong_20_Emphasis"><text:span text:style-name="T91">This Product is used for one of the </text:span></text:span><text:span text:style-name="Strong_20_Emphasis"><text:span text:style-name="T92">largest b</text:span></text:span><text:span text:style-name="Strong_20_Emphasis"><text:span text:style-name="T91">ank of USA named is </text:span></text:span><text:span text:style-name="Strong_20_Emphasis"><text:span text:style-name="T79">CoreCard</text:span></text:span><text:span text:style-name="Strong_20_Emphasis"><text:span text:style-name="T91"> which is provide all the facilities of their national/international customer like a bank </text:span></text:span><text:span text:style-name="Strong_20_Emphasis"><text:span text:style-name="T92">with the help of 4 application (Self Service/Core Money/Core Admin/Core Service). Each application have used for different-2 </text:span></text:span><text:span text:style-name="Strong_20_Emphasis"><text:span text:style-name="T93">purpose.</text:span></text:span></text:p>
      <text:p text:style-name="P12"><text:span text:style-name="Strong_20_Emphasis"><text:span text:style-name="T93">Current organization manages all the development related work and handle very efficient manner with customer satisfaction.</text:span></text:span></text:p>
      <text:p text:style-name="P13"><text:span text:style-name="Strong_20_Emphasis"><text:span text:style-name="T94">Lots of new requirements implemented in existing project as per client requirement, Bug fixing, Client </text:span></text:span><text:span text:style-name="Strong_20_Emphasis"><text:span text:style-name="T95">support. This is <text:s/>typically based on ASP web Application.</text:span></text:span></text:p>
      <text:p text:style-name="P87"><text:span text:style-name="T147">Role and Responsibilities</text:span>: <text:span text:style-name="T392">Maintenance and implementation new requirement as per client , Coding (Front end and back end), Requirement Analysis, Code review of other team member </text:span>and <text:span text:style-name="T381">Unit Testing</text:span> <text:span text:style-name="T382">(all phase of SDLC).</text:span></text:p>
      <text:p text:style-name="P49"/>
      <text:p text:style-name="P50"><text:span text:style-name="T13">Project Name <text:s/></text:span><text:span text:style-name="T14">:</text:span><text:span text:style-name="T19"> </text:span><text:a xlink:type="simple" xlink:href="https://www.linkedin.com/company/distribution-desk/comments?topic=6107865569791397889&amp;type=U&amp;scope=10336017&amp;stype=C&amp;a=t2xe&amp;showModal=true" text:style-name="Internet_20_link" text:visited-style-name="Visited_20_Internet_20_Link"><text:span text:style-name="T108">Distribution Desk</text:span></text:a><text:span text:style-name="T205"> <text:s/></text:span><text:span text:style-name="T207"><text:s/></text:span><text:span text:style-name="T19"><text:s text:c="63"/></text:span><text:span text:style-name="T13">Duration </text:span><text:span text:style-name="T15">:</text:span><text:span text:style-name="T19"> Jan2015 -</text:span><text:span text:style-name="T20">Sept</text:span><text:span text:style-name="T19">2016</text:span></text:p>
      <text:p text:style-name="P30"><text:span text:style-name="T318">Online </text:span><text:span text:style-name="T317">URL <text:s text:c="6"/></text:span><text:span text:style-name="T321">: </text:span><text:a xlink:type="simple" xlink:href="http://ddtrial.cloudapp.net/" text:style-name="Internet_20_link" text:visited-style-name="Visited_20_Internet_20_Link"><text:span text:style-name="T323">http://ddtrial.cloudapp.net</text:span></text:a><text:span text:style-name="T321"> <text:s text:c="48"/></text:span><text:span text:style-name="T325">P</text:span><text:span text:style-name="T319">roduct <text:s/></text:span><text:span text:style-name="T322">: <text:s/>Soluzione Product </text:span></text:p>
      <text:p text:style-name="P45"><text:span text:style-name="T322">Team Size <text:s text:c="9"/>: </text:span><text:span text:style-name="T327">6</text:span><text:span text:style-name="T322">-</text:span><text:span text:style-name="T327">7</text:span><text:span text:style-name="T322"> Member <text:s text:c="74"/></text:span><text:span text:style-name="T324">Company: Soluzione IT </text:span><text:span text:style-name="T325">Services</text:span></text:p>
      <text:p text:style-name="P8"><text:span text:style-name="T181">D</text:span><text:span text:style-name="T182">escription <text:s text:c="7"/></text:span><text:span text:style-name="T185">:</text:span><text:span text:style-name="Strong_20_Emphasis"><text:span text:style-name="T83"> Distribution Desk is cloud platform specifically designed for Leaflet Distribution Businesses has been launched by Soluzione, a leading business solutions developer in the space. </text:span></text:span><text:span text:style-name="Strong_20_Emphasis"><text:span text:style-name="T84">It</text:span></text:span><text:span text:style-name="Strong_20_Emphasis"><text:span text:style-name="T85">s</text:span></text:span><text:span text:style-name="Strong_20_Emphasis"><text:span text:style-name="T76"> </text:span></text:span><text:span text:style-name="Strong_20_Emphasis"><text:span text:style-name="T83">enable business managers to book Orders, Jobs, Invoices &amp; manage payrolls without performing repetitive tasks and working with multiple spreadsheets, mails and scribbles. </text:span></text:span><text:span text:style-name="T170">A</text:span><text:span text:style-name="T171">lso added functionality </text:span><text:span text:style-name="T172">of </text:span><text:span text:style-name="T171">GPS tracking system by application.</text:span></text:p>
      <text:p text:style-name="P77">Its also maintains <text:span text:style-name="T351">modules like </text:span>Shift <text:span text:style-name="T355">Management, Sales</text:span> <text:span text:style-name="T355">Automation, Dashboard</text:span> &amp; <text:span text:style-name="T355">Reports, HR</text:span> and <text:span text:style-name="T355">Payroll, Integration, User Administration etc.</text:span></text:p>
      <text:p text:style-name="P79"><text:span text:style-name="T347">Role and Responsibilities</text:span><text:span text:style-name="T335">: </text:span><text:span text:style-name="T346">Responsive</text:span><text:span text:style-name="T339"> Design, Coding </text:span><text:span text:style-name="T345">(Front end and back end)</text:span><text:span text:style-name="T337">, </text:span><text:span text:style-name="T340">Requirement </text:span><text:span text:style-name="T339">Analysis </text:span><text:span text:style-name="T336">and </text:span><text:span text:style-name="T339">Unit Testing</text:span><text:span text:style-name="T336"> </text:span><text:span text:style-name="T340">(all phase of SDLC).</text:span></text:p>
      <text:p text:style-name="P89"/>
      <text:p text:style-name="P89"/>
      <text:p text:style-name="P89"><text:s text:c="2"/></text:p>
      <text:p text:style-name="P89"/>
      <text:p text:style-name="P89"/>
      <text:p text:style-name="P35"><text:span text:style-name="T149">Project Name <text:s/></text:span><text:span text:style-name="T150">:</text:span><text:span text:style-name="T316"> </text:span><text:span text:style-name="T147">Australian Institute </text:span><text:span text:style-name="T152">of </text:span><text:span text:style-name="T147">Professional Education </text:span><text:span text:style-name="T149">(AIPE) </text:span><text:span text:style-name="T316"><text:s text:c="4"/></text:span><text:span text:style-name="T149">Duration</text:span><text:span text:style-name="T151">:</text:span><text:span text:style-name="T316"> Jan2015 -Sept2016</text:span></text:p>
      <text:p text:style-name="P29"><text:soft-page-break/><text:span text:style-name="T318">Online </text:span><text:span text:style-name="T317">URL <text:s text:c="6"/></text:span><text:span text:style-name="T321">: </text:span><text:a xlink:type="simple" xlink:href="https://connect.aipe.edu.au/" text:style-name="Internet_20_link" text:visited-style-name="Visited_20_Internet_20_Link"><text:span text:style-name="T321">https://connect.aipe.edu.au/</text:span></text:a><text:span text:style-name="T321"> <text:s text:c="46"/></text:span><text:span text:style-name="T319">Client <text:s text:c="5"/></text:span><text:span text:style-name="T322">: AIPE (Australia)</text:span></text:p>
      <text:p text:style-name="P44"><text:span text:style-name="T322">Team Size <text:s text:c="9"/>: 4-5 Member <text:s text:c="76"/></text:span><text:span text:style-name="T324">Company: Soluzione IT Serv</text:span><text:span text:style-name="T326">i</text:span><text:span text:style-name="T324">ces</text:span></text:p>
      <text:p text:style-name="P96"><text:span text:style-name="T272">D</text:span><text:span text:style-name="T273">escription</text:span><text:span text:style-name="T245"> <text:s text:c="6"/></text:span><text:span text:style-name="T262">: </text:span><text:span text:style-name="T267">AIPE is the Australian university to provide professional studies for Domestic/International students. </text:span><text:span text:style-name="T268">CRM Maintains all business logic with help of </text:span><text:span text:style-name="T267">plugin, workflow</text:span><text:span text:style-name="T269">, </text:span><text:span text:style-name="T268">SSRS </text:span><text:span text:style-name="T269">reports, busniess </text:span><text:span text:style-name="T271">rule, field</text:span><text:span text:style-name="T269"> level </text:span><text:span text:style-name="T270">security, web</text:span><text:span text:style-name="T268"> resources</text:span><text:span text:style-name="T269">, </text:span><text:span text:style-name="T268">customization etc.</text:span></text:p>
      <text:p text:style-name="P94"><text:span text:style-name="T263">Soluzione</text:span><text:span text:style-name="T259"> </text:span><text:span text:style-name="T310">maintain</text:span><text:span text:style-name="T311">s</text:span><text:span text:style-name="T310"> </text:span><text:span text:style-name="T312">all operations successfully</text:span><text:span text:style-name="T310"> by </text:span><text:span text:style-name="T301">MS CRM</text:span><text:span text:style-name="T310"> </text:span><text:span text:style-name="T311">Project</text:span><text:span text:style-name="T310">. It’s also maintains student portal for student </text:span><text:span text:style-name="T313">and their services </text:span><text:span text:style-name="T314">which is made up on MVC </text:span><text:span text:style-name="T315">architecture</text:span><text:span text:style-name="T310">.</text:span></text:p>
      <text:p text:style-name="P82"><text:span text:style-name="T349">Role and Responsibilities</text:span><text:span text:style-name="T340">: </text:span><text:span text:style-name="T336">Requirement gathering </text:span><text:span text:style-name="T343">of </text:span><text:span text:style-name="T340">new enhancement</text:span><text:span text:style-name="T342">s</text:span><text:span text:style-name="T340"> </text:span><text:span text:style-name="T343">from</text:span><text:span text:style-name="T340"> client </text:span><text:span text:style-name="T341">and also analysis requirement</text:span><text:span text:style-name="T344">s</text:span><text:span text:style-name="T341">, coding </text:span><text:span text:style-name="T345">(Front end and back end)</text:span><text:span text:style-name="T341">, Unit Testing ,</text:span><text:span text:style-name="T336">Maintenance </text:span><text:span text:style-name="T342">and </text:span><text:span text:style-name="T336">Online Support with CRM solution.</text:span></text:p>
      <text:p text:style-name="P84"/>
      <text:p text:style-name="P37"><text:span text:style-name="T149">Project Name <text:s/></text:span><text:span text:style-name="T150">:</text:span><text:span text:style-name="T316"> </text:span><text:span text:style-name="T274">C</text:span><text:span text:style-name="T275">ube Care</text:span><text:span text:style-name="T283"> </text:span><text:span text:style-name="T356"><text:s/></text:span><text:span text:style-name="T357"><text:s text:c="3"/></text:span><text:span text:style-name="T316"><text:s text:c="66"/></text:span><text:span text:style-name="T149">Duration</text:span><text:span text:style-name="T151">:</text:span><text:span text:style-name="T316"> Sept2014 -Mar2015</text:span></text:p>
      <text:p text:style-name="P32"><text:span text:style-name="T318">Online </text:span><text:span text:style-name="T320">URL <text:s text:c="6"/></text:span><text:span text:style-name="T328">: </text:span><text:a xlink:type="simple" xlink:href="http://www.thinkcubecare.com/" text:style-name="Internet_20_link" text:visited-style-name="Visited_20_Internet_20_Link"><text:span text:style-name="T372">http://www.thinkcubecare.com</text:span></text:a><text:span text:style-name="T373"> </text:span><text:span text:style-name="T328"><text:s text:c="31"/></text:span><text:span text:style-name="T319">Client</text:span><text:span text:style-name="T322">: </text:span><text:span text:style-name="T291">USA</text:span><text:span text:style-name="T292"> Client</text:span><text:span text:style-name="T293">- </text:span><text:span text:style-name="Strong_20_Emphasis"><text:span text:style-name="T129">Cube Care </text:span></text:span><text:span text:style-name="T128">Company</text:span><text:span text:style-name="T334"> </text:span></text:p>
      <text:p text:style-name="P43">Team Size <text:s text:c="9"/>: 4-5 Member <text:s text:c="65"/></text:p>
      <text:p text:style-name="P6"><text:span text:style-name="T181">D</text:span><text:span text:style-name="T182">escription <text:s text:c="7"/></text:span><text:span text:style-name="T185">: </text:span><text:span text:style-name="T187">The </text:span><text:span text:style-name="T186">Cube Care Company provides services like </text:span><text:span text:style-name="Strong_20_Emphasis"><text:span text:style-name="T86">Maintenance of Cubicle Curtains, Dry cleaning of window treatments, Professional Installations, Re mesh &amp; Alterations</text:span></text:span><text:span text:style-name="T170"> </text:span><text:span text:style-name="T186">of their clients with the help of this application.</text:span></text:p>
      <text:p text:style-name="P7"><text:span text:style-name="T188">Generally, this</text:span><text:span text:style-name="T186"> </text:span><text:span text:style-name="T187">c</text:span><text:span text:style-name="T186">ompany </text:span><text:span text:style-name="T187">play important role for their</text:span><text:span text:style-name="T186"> </text:span><text:span text:style-name="T188">clients </text:span><text:span text:style-name="T187">like</text:span><text:span text:style-name="T188"> hospitals, government offices, hotels</text:span><text:span text:style-name="T187"> in terms of cleaning and services.</text:span></text:p>
      <text:p text:style-name="P78">Its also maintains <text:span text:style-name="T351">modules like </text:span>Shift Management <text:span text:style-name="T376">of employees, Sales</text:span> Automation, Dashboard &amp; Reports, User<text:span text:style-name="T352"> Administration.</text:span></text:p>
      <text:p text:style-name="P80"><text:span text:style-name="T348">Role and Responsibilities</text:span><text:span text:style-name="T336">: Requirement gathering </text:span><text:span text:style-name="T343">of </text:span><text:span text:style-name="T340">new enhancement</text:span><text:span text:style-name="T342">s</text:span><text:span text:style-name="T340"> </text:span><text:span text:style-name="T343">from</text:span><text:span text:style-name="T340"> client </text:span><text:span text:style-name="T341">and also analysis requirements, coding </text:span><text:span text:style-name="T345">(Front end and back end)</text:span><text:span text:style-name="T341">, Unit Testing ,</text:span><text:span text:style-name="T336">Maintenance. </text:span></text:p>
      <text:p text:style-name="P88"/>
      <text:p text:style-name="P53"><text:span text:style-name="T13">Project Name <text:s/></text:span><text:span text:style-name="T14">:</text:span><text:span text:style-name="T19"> </text:span><text:span text:style-name="T116">Recruiters Candidate</text:span><text:span text:style-name="T117">s</text:span><text:span text:style-name="T116"> and </text:span><text:span text:style-name="T118">R</text:span><text:span text:style-name="Strong_20_Emphasis"><text:span text:style-name="T119">equirement</text:span></text:span><text:span text:style-name="T116"> Management System</text:span><text:span text:style-name="T205"> <text:s/></text:span><text:span text:style-name="T13">Duration</text:span><text:span text:style-name="T15">:</text:span><text:span text:style-name="T19"> </text:span><text:span text:style-name="T26">Sept</text:span><text:span text:style-name="T19">201</text:span><text:span text:style-name="T26">1</text:span><text:span text:style-name="T19"> -</text:span><text:span text:style-name="T25">Sept</text:span><text:span text:style-name="T19">201</text:span><text:span text:style-name="T25">3</text:span></text:p>
      <text:p text:style-name="P31"><text:span text:style-name="T14">Online </text:span><text:span text:style-name="T12">URL <text:s text:c="6"/></text:span><text:span text:style-name="T18">: </text:span><text:span text:style-name="T379">https://rcrms.rcrtom.com.au</text:span><text:span text:style-name="T378"> </text:span><text:span text:style-name="T18"><text:s text:c="59"/></text:span><text:span text:style-name="T16">Client</text:span><text:span text:style-name="T21">: <text:s/></text:span><text:span text:style-name="T22">USA </text:span><text:span text:style-name="T23">(</text:span><text:span text:style-name="T24">Florida</text:span><text:span text:style-name="T22"> Client</text:span><text:span text:style-name="T23">)</text:span></text:p>
      <text:p text:style-name="P41">Team Size <text:s text:c="9"/>: 4-5 Member <text:s text:c="88"/>Company: RRG Software Pvt Ltd</text:p>
      <text:p text:style-name="P4"><text:span text:style-name="T181">D</text:span><text:span text:style-name="T182">escription <text:s text:c="7"/></text:span><text:span text:style-name="T185">: </text:span><text:span text:style-name="Strong_20_Emphasis"><text:span text:style-name="T83">The Recruiters Candidate and requirement Management System helps in managing the recruitment process from initial client proposal to final offer acceptance. Our R</text:span></text:span><text:span text:style-name="Strong_20_Emphasis"><text:span text:style-name="T87">CR</text:span></text:span><text:span text:style-name="Strong_20_Emphasis"><text:span text:style-name="T83">MS is a web based application that has a database of candidates, requirements and companies. The R</text:span></text:span><text:span text:style-name="Strong_20_Emphasis"><text:span text:style-name="T87">CR</text:span></text:span><text:span text:style-name="Strong_20_Emphasis"><text:span text:style-name="T83">MS enables a recruiter to quickly locate and survey information about requirements, candidates and clients</text:span></text:span><text:span text:style-name="Strong_20_Emphasis"><text:span text:style-name="T127">.</text:span></text:span><text:span text:style-name="Strong_20_Emphasis"><text:span text:style-name="T83"> </text:span></text:span><text:span text:style-name="T170"><text:s/></text:span></text:p>
      <text:p text:style-name="P81"><text:span text:style-name="T302">Role and Responsibilities</text:span><text:span text:style-name="T303">: </text:span><text:span text:style-name="T336">Requirement gathering </text:span><text:span text:style-name="T343">of </text:span><text:span text:style-name="T340">new enhancement</text:span><text:span text:style-name="T342">s</text:span><text:span text:style-name="T340"> </text:span><text:span text:style-name="T343">from</text:span><text:span text:style-name="T340"> client </text:span><text:span text:style-name="T341">and also analysis requirements, coding </text:span><text:span text:style-name="T345">(Front end and back end)</text:span><text:span text:style-name="T341">, Unit Testing, </text:span><text:span text:style-name="T336">Maintenance</text:span></text:p>
      <text:p text:style-name="P92"/>
      <text:p text:style-name="P57"><text:span text:style-name="T8">Project Name <text:s/></text:span><text:span text:style-name="T9">:</text:span><text:span text:style-name="T11"> </text:span><text:span text:style-name="T106">Payroll </text:span><text:span text:style-name="T107">and Time/Vacation </text:span><text:span text:style-name="T106">Management system</text:span><text:span text:style-name="T133"> <text:s/></text:span><text:span text:style-name="T11"><text:s text:c="9"/></text:span><text:span text:style-name="T8">Duration </text:span><text:span text:style-name="T10">:</text:span><text:span text:style-name="T11"> </text:span><text:span text:style-name="T44">Oct</text:span><text:span text:style-name="T11">201</text:span><text:span text:style-name="T44">2</text:span><text:span text:style-name="T11"> -</text:span><text:span text:style-name="T44">Sept</text:span><text:span text:style-name="T11">201</text:span><text:span text:style-name="T44">3</text:span></text:p>
      <text:p text:style-name="P36"><text:span text:style-name="T150">Online </text:span><text:span text:style-name="T147">URL <text:s text:c="5"/></text:span>: <text:span text:style-name="T374">Confidential (For Internal purpose)</text:span> <text:s text:c="36"/><text:span text:style-name="T153">Client <text:s text:c="6"/></text:span><text:span text:style-name="T375">: <text:s/>Confidential</text:span></text:p>
      <text:p text:style-name="P42">Team Size <text:s text:c="8"/>: 4-5 Member <text:s text:c="76"/>Company: RRG Software Pvt Ltd</text:p>
      <text:p text:style-name="P5"><text:span text:style-name="T181">D</text:span><text:span text:style-name="T182">escription <text:s text:c="6"/></text:span><text:span text:style-name="T185">:</text:span><text:span text:style-name="T371"> </text:span><text:span text:style-name="Strong_20_Emphasis"><text:span text:style-name="T83">The Payroll Management System covers all government-mandated forms for companies to maintain and provides these forms in an easy-to-use format for both employees and employer, saving time over manually processing. The software assigns the employee a salary structure then starts generating and managing payroll processes for the particular employee. The payroll management system is capable of generating all reports related to company, employee, attendance, government forms etc. in an efficient, accurate manner.</text:span></text:span><text:span text:style-name="Strong_20_Emphasis"><text:span text:style-name="T132"> </text:span></text:span><text:span text:style-name="T370"><text:s/></text:span></text:p>
      <text:p text:style-name="P23"/>
      <text:p text:style-name="P17"><text:span text:style-name="T134">The Time Management System, assists in assigning employees to different shifts and also stores information like shift name, shift number, start time / end time, weekly offs, vacations etc. The system provides the employee with leave forms, information on balance leaves and information on en cash able leaves/non-en cash able leaves. During leave application the system captures the data-like leave type, leave application date , reason for leave , address and contact number during leave in case of an emergency. The leave request is then sent to HR Department for approval and simultaneously links to the payroll system for the salary generation.</text:span><text:span text:style-name="T361"> </text:span></text:p>
      <text:p text:style-name="P83"><text:span text:style-name="T348">Role and Responsibilities</text:span><text:span text:style-name="T336">: <text:s/>Requirement gathering </text:span><text:span text:style-name="T343">of </text:span><text:span text:style-name="T340">new enhancement</text:span><text:span text:style-name="T342">s</text:span><text:span text:style-name="T340"> </text:span><text:span text:style-name="T343">from</text:span><text:span text:style-name="T340"> client </text:span><text:span text:style-name="T341">and also analysis requirements, coding </text:span><text:span text:style-name="T345">(Front end and back end)</text:span><text:span text:style-name="T341">, Unit Testing ,</text:span><text:span text:style-name="T336">Maintenance</text:span></text:p>
      <text:p text:style-name="P39"><text:span text:style-name="T149">Project Name</text:span><text:span text:style-name="T150">:</text:span><text:span text:style-name="T316"> </text:span><text:span text:style-name="T155">Association</text:span><text:span text:style-name="T121"> Management</text:span><text:span text:style-name="T283"> <text:s/></text:span><text:span text:style-name="T286">Software</text:span><text:span text:style-name="T149"> </text:span><text:span text:style-name="T316"><text:s text:c="24"/></text:span><text:span text:style-name="T149">Duration <text:s/></text:span><text:span text:style-name="T151">:</text:span><text:span text:style-name="T316"> Jan2015 -Sept2016</text:span></text:p>
      <text:p text:style-name="P52"><text:soft-page-break/><text:span text:style-name="T14">Online </text:span><text:span text:style-name="T12">URL <text:s text:c="4"/></text:span><text:span text:style-name="T18">: </text:span><text:span text:style-name="T28">Confidential</text:span><text:span text:style-name="T363"> </text:span><text:span text:style-name="T18"><text:s/></text:span><text:span text:style-name="T27">(Private)</text:span><text:span text:style-name="T18"> <text:s text:c="50"/></text:span><text:span text:style-name="T16">Client <text:s text:c="6"/></text:span><text:span text:style-name="T21">: </text:span><text:span text:style-name="T215">USA</text:span><text:span text:style-name="T206"> Client</text:span><text:span text:style-name="T208">-</text:span><text:span text:style-name="Strong_20_Emphasis"><text:span text:style-name="T111"> </text:span></text:span><text:span text:style-name="T110">Company</text:span><text:span text:style-name="T35"> </text:span></text:p>
      <text:p text:style-name="P46"><text:span text:style-name="T36">Team Size <text:s text:c="7"/>: </text:span><text:span text:style-name="T39">3</text:span><text:span text:style-name="T36">-</text:span><text:span text:style-name="T39">4</text:span><text:span text:style-name="T36"> Member <text:s text:c="66"/></text:span><text:span text:style-name="T37">Company : Soluzione IT Serv</text:span><text:span text:style-name="T38">i</text:span><text:span text:style-name="T37">ces</text:span></text:p>
      <text:p text:style-name="P1"><text:span text:style-name="T248">D</text:span><text:span text:style-name="T245">escription <text:s text:c="3"/></text:span><text:span text:style-name="T262">: </text:span><text:span text:style-name="T265">The </text:span><text:span text:style-name="T266">Company</text:span><text:span text:style-name="T124"> is </text:span><text:span text:style-name="T125">offering</text:span><text:span text:style-name="T124"> the bar in community association management with next-generation ideas and services.</text:span><text:span text:style-name="T262"> </text:span><text:span text:style-name="T264">Its</text:span><text:span text:style-name="T124"> offer</text:span><text:span text:style-name="T126">s</text:span><text:span text:style-name="T124"> more than mere community association management services. Along with a comprehensive service portfolio, ranging from accounting to administration </text:span><text:span text:style-name="T126">for their</text:span><text:span text:style-name="T124"> stakeholders.</text:span><text:span text:style-name="T262"> </text:span></text:p>
      <text:p text:style-name="P18"><text:span text:style-name="T137">It </text:span><text:span text:style-name="T138">offers</text:span><text:span text:style-name="T137"> to their clients</text:span><text:span text:style-name="T139"> </text:span><text:span text:style-name="T137">like c</text:span><text:span text:style-name="T135">ommitted service quality levels ,Customized property inspection report available online for Board members inputs and feed backs, Real time alerts to Board members on issues and requests, Customized violations management to meet your association </text:span><text:span text:style-name="T136">needs, All</text:span><text:span text:style-name="T135"> association related information available online like financial reporting, vendor contract, meeting minutes, newsletter, social features to collaborate with your neighbors etc.,Preparation, coordinate, plan the regular board meetings.</text:span><text:span text:style-name="T362"> </text:span></text:p>
      <text:p text:style-name="P90"><text:span text:style-name="T358">Its maintains </text:span><text:span text:style-name="T359">all</text:span><text:span text:style-name="T358"> </text:span><text:span text:style-name="T360">modules by MS CRM Project which is managing Soluzione organization.</text:span></text:p>
      <text:p text:style-name="P93"><text:span text:style-name="T276">Role and Responsibilities</text:span><text:span text:style-name="T277">: <text:s/>Requirement gathering </text:span><text:span text:style-name="T278">of </text:span><text:span text:style-name="T279">new enhancement</text:span><text:span text:style-name="T280">s</text:span><text:span text:style-name="T279"> </text:span><text:span text:style-name="T278">from</text:span><text:span text:style-name="T279"> client </text:span><text:span text:style-name="T281">and also analysis requirements, coding </text:span><text:span text:style-name="T282">(Front end and back end)</text:span><text:span text:style-name="T281">, Unit </text:span><text:span text:style-name="T277">Testing, Maintenance</text:span></text:p>
      <text:p text:style-name="P85"/>
      <text:p text:style-name="P38"><text:span text:style-name="T149">Project Name </text:span><text:span text:style-name="T150">:</text:span><text:span text:style-name="T316"> </text:span><text:span text:style-name="T287">Works Management System <text:s text:c="19"/></text:span><text:span text:style-name="T284">Online </text:span><text:span text:style-name="T285">URL </text:span><text:span text:style-name="T287">: </text:span><text:span text:style-name="T364">http://mpsdc.gov.in/</text:span><text:span text:style-name="T365">w</text:span><text:span text:style-name="T364">ms/</text:span><text:span text:style-name="T366"> <text:s/></text:span><text:span text:style-name="T287"><text:s text:c="12"/></text:span><text:span text:style-name="T316"><text:s text:c="6"/></text:span></text:p>
      <text:p text:style-name="P38"><text:span text:style-name="T149">Project Name </text:span><text:span text:style-name="T150">:</text:span><text:span text:style-name="T316"> </text:span><text:span text:style-name="T287">Assets Management System <text:s text:c="19"/></text:span><text:span text:style-name="T150">Online </text:span><text:span text:style-name="T147">URL :</text:span> <text:span text:style-name="T367">http://mpsdc.gov.in/</text:span><text:span text:style-name="T369">a</text:span><text:span text:style-name="T368">ms</text:span><text:span text:style-name="T367">/</text:span> <text:s text:c="36"/><text:span text:style-name="T153">Client <text:s text:c="14"/></text:span><text:span text:style-name="T375">: </text:span><text:span text:style-name="T154">MP-PWD </text:span><text:span text:style-name="T377">(MP Government )</text:span><text:span text:style-name="T307"> <text:s text:c="18"/></text:span><text:span text:style-name="T149">Duration <text:s text:c="5"/></text:span><text:span text:style-name="T151">:</text:span><text:span text:style-name="T308"> </text:span><text:span text:style-name="T309">April</text:span><text:span text:style-name="T308">201</text:span><text:span text:style-name="T309">4</text:span><text:span text:style-name="T308"> -</text:span><text:span text:style-name="T309">Jan</text:span><text:span text:style-name="T308">201</text:span><text:span text:style-name="T309">5</text:span></text:p>
      <text:p text:style-name="P40"><text:span text:style-name="T40">Team Size <text:s text:c="7"/>: </text:span><text:span text:style-name="T41">3</text:span><text:span text:style-name="T40">-</text:span><text:span text:style-name="T41">4</text:span><text:span text:style-name="T40"> Member <text:s text:c="47"/></text:span><text:span text:style-name="T42">Company <text:s text:c="4"/>: </text:span><text:span text:style-name="T43">National Informatics Center (NIC- Bhopal)</text:span></text:p>
      <text:p text:style-name="P10"><text:span text:style-name="T181">D</text:span><text:span text:style-name="T182">escription <text:s text:c="5"/></text:span><text:span text:style-name="T185">: </text:span><text:span text:style-name="T189">Earlier, </text:span><text:span text:style-name="T190">In a</text:span><text:span text:style-name="T189">ll government offices maintains </text:span><text:span text:style-name="T190">official/non official </text:span><text:span text:style-name="T189">records in physicals files by clerks and also maintains </text:span><text:span text:style-name="T191">its</text:span><text:span text:style-name="T189"> manually. </text:span></text:p>
      <text:p text:style-name="P11"><text:span text:style-name="T189">Now a days, As our government is going forward to digital India </text:span><text:span text:style-name="T192">and showing interests towards online solution.</text:span></text:p>
      <text:p text:style-name="P11"><text:span text:style-name="T175">The </text:span><text:span text:style-name="T170">Work Monitoring System is development for MP PWD Dept to </text:span><text:span text:style-name="T174">m</text:span><text:span text:style-name="T170">onitoring/</text:span><text:span text:style-name="T174">tracking</text:span><text:span text:style-name="T170"> </text:span><text:span text:style-name="T174">p</text:span><text:span text:style-name="T170">rogress </text:span><text:span text:style-name="T174">online </text:span><text:span text:style-name="T170">of their assets </text:span><text:span text:style-name="T173">(Roads/Building/Bridges)</text:span><text:span text:style-name="T170"> with the help of modules </text:span><text:span text:style-name="T176">like</text:span><text:span text:style-name="T170"> Administration, Tender m</text:span><text:span text:style-name="T173">ana</text:span><text:span text:style-name="T170">g</text:span><text:span text:style-name="T173">ement</text:span><text:span text:style-name="T170">, Contractor m</text:span><text:span text:style-name="T173">ana</text:span><text:span text:style-name="T170">g</text:span><text:span text:style-name="T173">ement</text:span><text:span text:style-name="T170"> ,Employee m</text:span><text:span text:style-name="T173">ana</text:span><text:span text:style-name="T170">g</text:span><text:span text:style-name="T173">ement</text:span><text:span text:style-name="T170"> ,Work Plan and Progress management, Time/Cost Extension Process, Reports </text:span></text:p>
      <text:p text:style-name="P9"><text:span text:style-name="T177">The </text:span><text:span text:style-name="T173">Assets Management System is developed to maintain records of their assets (Road, Building, Bridges etc) system in significant way. Clerks feed this information of their account time to time and processed to approval by hig</text:span><text:span text:style-name="T174">h</text:span><text:span text:style-name="T173">er authorities and also generates various </text:span><text:span text:style-name="T178">impotent</text:span><text:span text:style-name="T173"> reports as per their needs.</text:span></text:p>
      <text:p text:style-name="P19">Engineer in Chief can check current status of the work.</text:p>
      <text:p text:style-name="P20">This application significantly reduces the manual work of the organization by utilizing these functionalities.</text:p>
      <text:p text:style-name="P95"><text:span text:style-name="T276">Role and Responsibilities</text:span><text:span text:style-name="T277">: <text:s/>Requirement gathering </text:span><text:span text:style-name="T278">of </text:span><text:span text:style-name="T279">new enhancement</text:span><text:span text:style-name="T280">s</text:span><text:span text:style-name="T279"> </text:span><text:span text:style-name="T278">from</text:span><text:span text:style-name="T279"> client </text:span><text:span text:style-name="T281">and also analysis requirements, coding </text:span><text:span text:style-name="T282">(Front end and back end)</text:span><text:span text:style-name="T281">, Unit Testing, Maintenance</text:span><text:span text:style-name="T277">.</text:span></text:p>
      <text:p text:style-name="P86"/>
      <text:p text:style-name="P86"/>
      <text:p text:style-name="P86"/>
      <text:p text:style-name="P76"><draw:line text:anchor-type="paragraph" draw:z-index="4" draw:name="Shape7" draw:style-name="gr2" draw:text-style-name="P138" svg:x1="0.0039in" svg:y1="0.0024in" svg:x2="6.9008in" svg:y2="0.0024in"><text:p/></draw:line><text:span text:style-name="T58">D</text:span><text:span text:style-name="T59">eclaration</text:span></text:p>
      <text:p text:style-name="P74"/>
      <text:p text:style-name="P74"/>
      <text:p text:style-name="P56">I here by declare that above information is true and correct to best of my knowledge.<text:span text:style-name="T146"> <text:s text:c="95"/></text:span></text:p>
      <text:p text:style-name="P73"/>
      <text:p text:style-name="P73"><text:s text:c="115"/></text:p>
      <text:p text:style-name="P75"><text:span text:style-name="T123">Place: Bhopal <text:s text:c="96"/></text:span><text:span text:style-name="T122"><text:s text:c="12"/>Vinod Parmar</text:span></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helvetica" svg:font-family="helvetica"/>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paragraph-properties fo:margin-top="0in" fo:margin-bottom="0in" loext:contextual-spacing="false" fo:line-height="100%"/>
      <style:text-properties style:font-name="Courier New" fo:font-family="'Courier New'" style:font-family-generic="modern" fo:font-size="10pt" fo:language="none" fo:country="none" style:font-size-asian="10pt" style:font-name-complex="Courier New" style:font-family-complex="'Courier New'" style:font-family-generic-complex="modern" style:font-size-complex="10pt"/>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language="none" fo:country="none" fo:font-style="italic" fo:font-weight="bold" style:font-size-asian="14pt" style:font-style-asian="italic" style:font-weight-asian="bold" style:font-name-complex="Mangal2" style:font-family-complex="Mangal" style:font-family-generic-complex="roman" style:font-pitch-complex="variable" style:font-size-complex="14pt" style:font-style-complex="italic"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Cog-H3a" style:family="paragraph" style:parent-style-name="Heading_20_3" style:default-outline-level="" style:list-style-name="">
      <style:paragraph-properties fo:margin-left="0in" fo:margin-right="0in" fo:margin-top="0.0835in" fo:margin-bottom="0.0835in" loext:contextual-spacing="false" style:line-height-at-least="0.1665in" fo:text-indent="0in" style:auto-text-indent="false"/>
      <style:text-properties fo:color="#000080" style:font-name="Arial" fo:font-family="Arial"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WW8Num2z0" style:family="text">
      <style:text-properties fo:color="#000000"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Numbering_20_Symbols" style:display-name="Numbering Symbols" style:family="text"/>
    <style:style style:name="Character_5f_20_5f_style" style:display-name="Character_20_style"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3655603535663848951" style:display-name="23655603535663848951"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21:45:24.443000000</meta:creation-date>
    <dc:date>2018-03-20T08:06:55.627000000</dc:date>
    <meta:editing-duration>PT9H47M2S</meta:editing-duration>
    <meta:editing-cycles>586</meta:editing-cycles>
    <meta:generator>LibreOffice/5.2.5.1$Windows_x86 LibreOffice_project/0312e1a284a7d50ca85a365c316c7abbf20a4d22</meta:generator>
    <meta:document-statistic meta:table-count="0" meta:image-count="0" meta:object-count="0" meta:page-count="5" meta:paragraph-count="143" meta:word-count="2242" meta:character-count="17596" meta:non-whitespace-character-count="13490"/>
  </office:meta>
</office:document-meta>
</file>